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4.2413in" svg:y="0.5205in">
            <draw:object draw:notify-on-update-of-ranges="Sheet1.H1:Sheet1.H1 Sheet1.H2:Sheet1.H201 Sheet1.A2:Sheet1.A201 Sheet1.I1:Sheet1.I1 Sheet1.I2:Sheet1.I201 Sheet1.A2:Sheet1.A2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4.2224in" svg:y="4.5835in">
            <draw:object draw:notify-on-update-of-ranges="Sheet1.A2:Sheet1.A201 Sheet1.F1:Sheet1.F1 Sheet1.F2:Sheet1.F201 Sheet1.A2:Sheet1.A201 Sheet1.G1:Sheet1.G1 Sheet1.G2:Sheet1.G2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SrNo.</text:p>
          </table:table-cell>
          <table:table-cell office:value-type="string" calcext:value-type="string">
            <text:p>NComms(s)</text:p>
          </table:table-cell>
          <table:table-cell office:value-type="string" calcext:value-type="string">
            <text:p>NComms(d)</text:p>
          </table:table-cell>
          <table:table-cell office:value-type="string" calcext:value-type="string">
            <text:p>MaxSize(s)</text:p>
          </table:table-cell>
          <table:table-cell office:value-type="string" calcext:value-type="string">
            <text:p>MaxSize(d)</text:p>
          </table:table-cell>
          <table:table-cell office:value-type="string" calcext:value-type="string">
            <text:p>SOC(s)</text:p>
          </table:table-cell>
          <table:table-cell office:value-type="string" calcext:value-type="string">
            <text:p>SOC(d)</text:p>
          </table:table-cell>
          <table:table-cell office:value-type="string" calcext:value-type="string">
            <text:p>Mod(s)</text:p>
          </table:table-cell>
          <table:table-cell office:value-type="string" calcext:value-type="string">
            <text:p>Mod(d)</text:p>
          </table:table-cell>
          <table:table-cell office:value-type="string" calcext:value-type="string">
            <text:p>Mean(s)</text:p>
          </table:table-cell>
          <table:table-cell office:value-type="string" calcext:value-type="string">
            <text:p>Mean(d)</text:p>
          </table:table-cell>
          <table:table-cell office:value-type="string" calcext:value-type="string">
            <text:p>Spread(s)</text:p>
          </table:table-cell>
          <table:table-cell office:value-type="string" calcext:value-type="string">
            <text:p>Spread(d)</text:p>
          </table:table-cell>
          <table:table-cell office:value-type="string" calcext:value-type="string">
            <text:p>Sing(s)</text:p>
          </table:table-cell>
          <table:table-cell office:value-type="string" calcext:value-type="string">
            <text:p>Sing(d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429" calcext:value-type="float">
            <text:p>429</text:p>
          </table:table-cell>
          <table:table-cell office:value-type="float" office:value="249" calcext:value-type="float">
            <text:p>249</text:p>
          </table:table-cell>
          <table:table-cell office:value-type="float" office:value="480" calcext:value-type="float">
            <text:p>480</text:p>
          </table:table-cell>
          <table:table-cell office:value-type="float" office:value="1364" calcext:value-type="float">
            <text:p>1364</text:p>
          </table:table-cell>
          <table:table-cell office:value-type="float" office:value="1465" calcext:value-type="float">
            <text:p>1465</text:p>
          </table:table-cell>
          <table:table-cell office:value-type="float" office:value="0.667366" calcext:value-type="float">
            <text:p>0.667366</text:p>
          </table:table-cell>
          <table:table-cell office:value-type="float" office:value="0.628958" calcext:value-type="float">
            <text:p>0.628958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1119" calcext:value-type="float">
            <text:p>1119</text:p>
          </table:table-cell>
          <table:table-cell office:value-type="float" office:value="249" calcext:value-type="float">
            <text:p>249</text:p>
          </table:table-cell>
          <table:table-cell office:value-type="float" office:value="700" calcext:value-type="float">
            <text:p>700</text:p>
          </table:table-cell>
          <table:table-cell office:value-type="float" office:value="1633" calcext:value-type="float">
            <text:p>1633</text:p>
          </table:table-cell>
          <table:table-cell office:value-type="float" office:value="2374" calcext:value-type="float">
            <text:p>2374</text:p>
          </table:table-cell>
          <table:table-cell office:value-type="float" office:value="0.659646" calcext:value-type="float">
            <text:p>0.659646</text:p>
          </table:table-cell>
          <table:table-cell office:value-type="float" office:value="0.0835911" calcext:value-type="float">
            <text:p>0.08359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479" calcext:value-type="float">
            <text:p>479</text:p>
          </table:table-cell>
          <table:table-cell office:value-type="float" office:value="252" calcext:value-type="float">
            <text:p>252</text:p>
          </table:table-cell>
          <table:table-cell office:value-type="float" office:value="746" calcext:value-type="float">
            <text:p>746</text:p>
          </table:table-cell>
          <table:table-cell office:value-type="float" office:value="2215" calcext:value-type="float">
            <text:p>2215</text:p>
          </table:table-cell>
          <table:table-cell office:value-type="float" office:value="1985" calcext:value-type="float">
            <text:p>1985</text:p>
          </table:table-cell>
          <table:table-cell office:value-type="float" office:value="0.674666" calcext:value-type="float">
            <text:p>0.674666</text:p>
          </table:table-cell>
          <table:table-cell office:value-type="float" office:value="0.273776" calcext:value-type="float">
            <text:p>0.273776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598" calcext:value-type="float">
            <text:p>598</text:p>
          </table:table-cell>
          <table:table-cell office:value-type="float" office:value="250" calcext:value-type="float">
            <text:p>250</text:p>
          </table:table-cell>
          <table:table-cell office:value-type="float" office:value="750" calcext:value-type="float">
            <text:p>750</text:p>
          </table:table-cell>
          <table:table-cell office:value-type="float" office:value="2208" calcext:value-type="float">
            <text:p>2208</text:p>
          </table:table-cell>
          <table:table-cell office:value-type="float" office:value="1474" calcext:value-type="float">
            <text:p>1474</text:p>
          </table:table-cell>
          <table:table-cell office:value-type="float" office:value="0.68077" calcext:value-type="float">
            <text:p>0.68077</text:p>
          </table:table-cell>
          <table:table-cell office:value-type="float" office:value="0.310413" calcext:value-type="float">
            <text:p>0.310413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773" calcext:value-type="float">
            <text:p>773</text:p>
          </table:table-cell>
          <table:table-cell office:value-type="float" office:value="2243" calcext:value-type="float">
            <text:p>2243</text:p>
          </table:table-cell>
          <table:table-cell office:value-type="float" office:value="1857" calcext:value-type="float">
            <text:p>1857</text:p>
          </table:table-cell>
          <table:table-cell office:value-type="float" office:value="0.678016" calcext:value-type="float">
            <text:p>0.678016</text:p>
          </table:table-cell>
          <table:table-cell office:value-type="float" office:value="0.627478" calcext:value-type="float">
            <text:p>0.62747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office:value-type="float" office:value="775" calcext:value-type="float">
            <text:p>775</text:p>
          </table:table-cell>
          <table:table-cell office:value-type="float" office:value="1705" calcext:value-type="float">
            <text:p>1705</text:p>
          </table:table-cell>
          <table:table-cell office:value-type="float" office:value="1425" calcext:value-type="float">
            <text:p>1425</text:p>
          </table:table-cell>
          <table:table-cell office:value-type="float" office:value="0.679493" calcext:value-type="float">
            <text:p>0.679493</text:p>
          </table:table-cell>
          <table:table-cell office:value-type="float" office:value="0.661477" calcext:value-type="float">
            <text:p>0.66147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office:value-type="float" office:value="521" calcext:value-type="float">
            <text:p>521</text:p>
          </table:table-cell>
          <table:table-cell office:value-type="float" office:value="254" calcext:value-type="float">
            <text:p>254</text:p>
          </table:table-cell>
          <table:table-cell office:value-type="float" office:value="776" calcext:value-type="float">
            <text:p>776</text:p>
          </table:table-cell>
          <table:table-cell office:value-type="float" office:value="1738" calcext:value-type="float">
            <text:p>1738</text:p>
          </table:table-cell>
          <table:table-cell office:value-type="float" office:value="1309" calcext:value-type="float">
            <text:p>1309</text:p>
          </table:table-cell>
          <table:table-cell office:value-type="float" office:value="0.689953" calcext:value-type="float">
            <text:p>0.689953</text:p>
          </table:table-cell>
          <table:table-cell office:value-type="float" office:value="0.594599" calcext:value-type="float">
            <text:p>0.59459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float" office:value="288" calcext:value-type="float">
            <text:p>288</text:p>
          </table:table-cell>
          <table:table-cell office:value-type="float" office:value="255" calcext:value-type="float">
            <text:p>255</text:p>
          </table:table-cell>
          <table:table-cell office:value-type="float" office:value="1093" calcext:value-type="float">
            <text:p>1093</text:p>
          </table:table-cell>
          <table:table-cell office:value-type="float" office:value="1828" calcext:value-type="float">
            <text:p>1828</text:p>
          </table:table-cell>
          <table:table-cell office:value-type="float" office:value="1295" calcext:value-type="float">
            <text:p>1295</text:p>
          </table:table-cell>
          <table:table-cell office:value-type="float" office:value="0.631082" calcext:value-type="float">
            <text:p>0.631082</text:p>
          </table:table-cell>
          <table:table-cell office:value-type="float" office:value="0.618124" calcext:value-type="float">
            <text:p>0.618124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9" calcext:value-type="float">
            <text:p>139</text:p>
          </table:table-cell>
          <table:table-cell office:value-type="float" office:value="128" calcext:value-type="float">
            <text:p>128</text:p>
          </table:table-cell>
          <table:table-cell office:value-type="float" office:value="251" calcext:value-type="float">
            <text:p>251</text:p>
          </table:table-cell>
          <table:table-cell office:value-type="float" office:value="857" calcext:value-type="float">
            <text:p>857</text:p>
          </table:table-cell>
          <table:table-cell office:value-type="float" office:value="1780" calcext:value-type="float">
            <text:p>1780</text:p>
          </table:table-cell>
          <table:table-cell office:value-type="float" office:value="1547" calcext:value-type="float">
            <text:p>1547</text:p>
          </table:table-cell>
          <table:table-cell office:value-type="float" office:value="0.668609" calcext:value-type="float">
            <text:p>0.668609</text:p>
          </table:table-cell>
          <table:table-cell office:value-type="float" office:value="0.699991" calcext:value-type="float">
            <text:p>0.69999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115" calcext:value-type="float">
            <text:p>115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float" office:value="107" calcext:value-type="float">
            <text:p>107</text:p>
          </table:table-cell>
          <table:table-cell office:value-type="float" office:value="252" calcext:value-type="float">
            <text:p>252</text:p>
          </table:table-cell>
          <table:table-cell office:value-type="float" office:value="853" calcext:value-type="float">
            <text:p>853</text:p>
          </table:table-cell>
          <table:table-cell office:value-type="float" office:value="1781" calcext:value-type="float">
            <text:p>1781</text:p>
          </table:table-cell>
          <table:table-cell office:value-type="float" office:value="1319" calcext:value-type="float">
            <text:p>1319</text:p>
          </table:table-cell>
          <table:table-cell office:value-type="float" office:value="0.679755" calcext:value-type="float">
            <text:p>0.679755</text:p>
          </table:table-cell>
          <table:table-cell office:value-type="float" office:value="0.743489" calcext:value-type="float">
            <text:p>0.743489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136" calcext:value-type="float">
            <text:p>136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857" calcext:value-type="float">
            <text:p>857</text:p>
          </table:table-cell>
          <table:table-cell office:value-type="float" office:value="1626" calcext:value-type="float">
            <text:p>1626</text:p>
          </table:table-cell>
          <table:table-cell office:value-type="float" office:value="1068" calcext:value-type="float">
            <text:p>1068</text:p>
          </table:table-cell>
          <table:table-cell office:value-type="float" office:value="0.669497" calcext:value-type="float">
            <text:p>0.669497</text:p>
          </table:table-cell>
          <table:table-cell office:value-type="float" office:value="0.730445" calcext:value-type="float">
            <text:p>0.73044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126" calcext:value-type="float">
            <text:p>126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office:value-type="float" office:value="1732" calcext:value-type="float">
            <text:p>1732</text:p>
          </table:table-cell>
          <table:table-cell office:value-type="float" office:value="256" calcext:value-type="float">
            <text:p>256</text:p>
          </table:table-cell>
          <table:table-cell office:value-type="float" office:value="304" calcext:value-type="float">
            <text:p>304</text:p>
          </table:table-cell>
          <table:table-cell office:value-type="float" office:value="1602" calcext:value-type="float">
            <text:p>1602</text:p>
          </table:table-cell>
          <table:table-cell office:value-type="float" office:value="474" calcext:value-type="float">
            <text:p>474</text:p>
          </table:table-cell>
          <table:table-cell office:value-type="float" office:value="0.684183" calcext:value-type="float">
            <text:p>0.684183</text:p>
          </table:table-cell>
          <table:table-cell office:value-type="float" office:value="0.0648844" calcext:value-type="float">
            <text:p>0.064884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4" calcext:value-type="float">
            <text:p>164</text:p>
          </table:table-cell>
          <table:table-cell office:value-type="float" office:value="1175" calcext:value-type="float">
            <text:p>1175</text:p>
          </table:table-cell>
          <table:table-cell office:value-type="float" office:value="256" calcext:value-type="float">
            <text:p>256</text:p>
          </table:table-cell>
          <table:table-cell office:value-type="float" office:value="306" calcext:value-type="float">
            <text:p>306</text:p>
          </table:table-cell>
          <table:table-cell office:value-type="float" office:value="616" calcext:value-type="float">
            <text:p>616</text:p>
          </table:table-cell>
          <table:table-cell office:value-type="float" office:value="1445" calcext:value-type="float">
            <text:p>1445</text:p>
          </table:table-cell>
          <table:table-cell office:value-type="float" office:value="0.676482" calcext:value-type="float">
            <text:p>0.676482</text:p>
          </table:table-cell>
          <table:table-cell office:value-type="float" office:value="0.146398" calcext:value-type="float">
            <text:p>0.14639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1" calcext:value-type="float">
            <text:p>181</text:p>
          </table:table-cell>
          <table:table-cell office:value-type="float" office:value="876" calcext:value-type="float">
            <text:p>876</text:p>
          </table:table-cell>
          <table:table-cell office:value-type="float" office:value="256" calcext:value-type="float">
            <text:p>256</text:p>
          </table:table-cell>
          <table:table-cell office:value-type="float" office:value="354" calcext:value-type="float">
            <text:p>354</text:p>
          </table:table-cell>
          <table:table-cell office:value-type="float" office:value="1381" calcext:value-type="float">
            <text:p>1381</text:p>
          </table:table-cell>
          <table:table-cell office:value-type="float" office:value="1344" calcext:value-type="float">
            <text:p>1344</text:p>
          </table:table-cell>
          <table:table-cell office:value-type="float" office:value="0.670799" calcext:value-type="float">
            <text:p>0.670799</text:p>
          </table:table-cell>
          <table:table-cell office:value-type="float" office:value="0.201621" calcext:value-type="float">
            <text:p>0.20162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3" calcext:value-type="float">
            <text:p>193</text:p>
          </table:table-cell>
          <table:table-cell office:value-type="float" office:value="770" calcext:value-type="float">
            <text:p>770</text:p>
          </table:table-cell>
          <table:table-cell office:value-type="float" office:value="256" calcext:value-type="float">
            <text:p>256</text:p>
          </table:table-cell>
          <table:table-cell office:value-type="float" office:value="373" calcext:value-type="float">
            <text:p>373</text:p>
          </table:table-cell>
          <table:table-cell office:value-type="float" office:value="2037" calcext:value-type="float">
            <text:p>2037</text:p>
          </table:table-cell>
          <table:table-cell office:value-type="float" office:value="1465" calcext:value-type="float">
            <text:p>1465</text:p>
          </table:table-cell>
          <table:table-cell office:value-type="float" office:value="0.671407" calcext:value-type="float">
            <text:p>0.671407</text:p>
          </table:table-cell>
          <table:table-cell office:value-type="float" office:value="0.22234" calcext:value-type="float">
            <text:p>0.22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8" calcext:value-type="float">
            <text:p>198</text:p>
          </table:table-cell>
          <table:table-cell office:value-type="float" office:value="207" calcext:value-type="float">
            <text:p>207</text:p>
          </table:table-cell>
          <table:table-cell office:value-type="float" office:value="250" calcext:value-type="float">
            <text:p>250</text:p>
          </table:table-cell>
          <table:table-cell office:value-type="float" office:value="577" calcext:value-type="float">
            <text:p>577</text:p>
          </table:table-cell>
          <table:table-cell office:value-type="float" office:value="2202" calcext:value-type="float">
            <text:p>2202</text:p>
          </table:table-cell>
          <table:table-cell office:value-type="float" office:value="1783" calcext:value-type="float">
            <text:p>1783</text:p>
          </table:table-cell>
          <table:table-cell office:value-type="float" office:value="0.686502" calcext:value-type="float">
            <text:p>0.686502</text:p>
          </table:table-cell>
          <table:table-cell office:value-type="float" office:value="0.50441" calcext:value-type="float">
            <text:p>0.5044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6" calcext:value-type="float">
            <text:p>206</text:p>
          </table:table-cell>
          <table:table-cell office:value-type="float" office:value="1457" calcext:value-type="float">
            <text:p>1457</text:p>
          </table:table-cell>
          <table:table-cell office:value-type="float" office:value="254" calcext:value-type="float">
            <text:p>254</text:p>
          </table:table-cell>
          <table:table-cell office:value-type="float" office:value="247" calcext:value-type="float">
            <text:p>247</text:p>
          </table:table-cell>
          <table:table-cell office:value-type="float" office:value="2005" calcext:value-type="float">
            <text:p>2005</text:p>
          </table:table-cell>
          <table:table-cell office:value-type="float" office:value="969" calcext:value-type="float">
            <text:p>969</text:p>
          </table:table-cell>
          <table:table-cell office:value-type="float" office:value="0.65518" calcext:value-type="float">
            <text:p>0.65518</text:p>
          </table:table-cell>
          <table:table-cell office:value-type="float" office:value="0.303772" calcext:value-type="float">
            <text:p>0.30377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8" calcext:value-type="float">
            <text:p>198</text:p>
          </table:table-cell>
          <table:table-cell office:value-type="float" office:value="759" calcext:value-type="float">
            <text:p>759</text:p>
          </table:table-cell>
          <table:table-cell office:value-type="float" office:value="256" calcext:value-type="float">
            <text:p>256</text:p>
          </table:table-cell>
          <table:table-cell office:value-type="float" office:value="631" calcext:value-type="float">
            <text:p>631</text:p>
          </table:table-cell>
          <table:table-cell office:value-type="float" office:value="1393" calcext:value-type="float">
            <text:p>1393</text:p>
          </table:table-cell>
          <table:table-cell office:value-type="float" office:value="3031" calcext:value-type="float">
            <text:p>3031</text:p>
          </table:table-cell>
          <table:table-cell office:value-type="float" office:value="0.672451" calcext:value-type="float">
            <text:p>0.672451</text:p>
          </table:table-cell>
          <table:table-cell office:value-type="float" office:value="0.382218" calcext:value-type="float">
            <text:p>0.3822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153" calcext:value-type="float">
            <text:p>15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4" calcext:value-type="float">
            <text:p>194</text:p>
          </table:table-cell>
          <table:table-cell office:value-type="float" office:value="668" calcext:value-type="float">
            <text:p>668</text:p>
          </table:table-cell>
          <table:table-cell office:value-type="float" office:value="254" calcext:value-type="float">
            <text:p>254</text:p>
          </table:table-cell>
          <table:table-cell office:value-type="float" office:value="750" calcext:value-type="float">
            <text:p>750</text:p>
          </table:table-cell>
          <table:table-cell office:value-type="float" office:value="2105" calcext:value-type="float">
            <text:p>2105</text:p>
          </table:table-cell>
          <table:table-cell office:value-type="float" office:value="2615" calcext:value-type="float">
            <text:p>2615</text:p>
          </table:table-cell>
          <table:table-cell office:value-type="float" office:value="0.666961" calcext:value-type="float">
            <text:p>0.666961</text:p>
          </table:table-cell>
          <table:table-cell office:value-type="float" office:value="0.408132" calcext:value-type="float">
            <text:p>0.40813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154" calcext:value-type="float">
            <text:p>15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office:value-type="float" office:value="1098" calcext:value-type="float">
            <text:p>1098</text:p>
          </table:table-cell>
          <table:table-cell office:value-type="float" office:value="254" calcext:value-type="float">
            <text:p>254</text:p>
          </table:table-cell>
          <table:table-cell office:value-type="float" office:value="751" calcext:value-type="float">
            <text:p>751</text:p>
          </table:table-cell>
          <table:table-cell office:value-type="float" office:value="2171" calcext:value-type="float">
            <text:p>2171</text:p>
          </table:table-cell>
          <table:table-cell office:value-type="float" office:value="2625" calcext:value-type="float">
            <text:p>2625</text:p>
          </table:table-cell>
          <table:table-cell office:value-type="float" office:value="0.640397" calcext:value-type="float">
            <text:p>0.640397</text:p>
          </table:table-cell>
          <table:table-cell office:value-type="float" office:value="0.388614" calcext:value-type="float">
            <text:p>0.38861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2" calcext:value-type="float">
            <text:p>202</text:p>
          </table:table-cell>
          <table:table-cell office:value-type="float" office:value="288" calcext:value-type="float">
            <text:p>288</text:p>
          </table:table-cell>
          <table:table-cell office:value-type="float" office:value="253" calcext:value-type="float">
            <text:p>253</text:p>
          </table:table-cell>
          <table:table-cell office:value-type="float" office:value="753" calcext:value-type="float">
            <text:p>753</text:p>
          </table:table-cell>
          <table:table-cell office:value-type="float" office:value="2150" calcext:value-type="float">
            <text:p>2150</text:p>
          </table:table-cell>
          <table:table-cell office:value-type="float" office:value="2724" calcext:value-type="float">
            <text:p>2724</text:p>
          </table:table-cell>
          <table:table-cell office:value-type="float" office:value="0.656761" calcext:value-type="float">
            <text:p>0.656761</text:p>
          </table:table-cell>
          <table:table-cell office:value-type="float" office:value="0.557369" calcext:value-type="float">
            <text:p>0.55736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3" calcext:value-type="float">
            <text:p>203</text:p>
          </table:table-cell>
          <table:table-cell office:value-type="float" office:value="1347" calcext:value-type="float">
            <text:p>1347</text:p>
          </table:table-cell>
          <table:table-cell office:value-type="float" office:value="256" calcext:value-type="float">
            <text:p>256</text:p>
          </table:table-cell>
          <table:table-cell office:value-type="float" office:value="343" calcext:value-type="float">
            <text:p>343</text:p>
          </table:table-cell>
          <table:table-cell office:value-type="float" office:value="2175" calcext:value-type="float">
            <text:p>2175</text:p>
          </table:table-cell>
          <table:table-cell office:value-type="float" office:value="1274" calcext:value-type="float">
            <text:p>1274</text:p>
          </table:table-cell>
          <table:table-cell office:value-type="float" office:value="0.666596" calcext:value-type="float">
            <text:p>0.666596</text:p>
          </table:table-cell>
          <table:table-cell office:value-type="float" office:value="0.454455" calcext:value-type="float">
            <text:p>0.45445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5" calcext:value-type="float">
            <text:p>205</text:p>
          </table:table-cell>
          <table:table-cell office:value-type="float" office:value="238" calcext:value-type="float">
            <text:p>238</text:p>
          </table:table-cell>
          <table:table-cell office:value-type="float" office:value="252" calcext:value-type="float">
            <text:p>252</text:p>
          </table:table-cell>
          <table:table-cell office:value-type="float" office:value="502" calcext:value-type="float">
            <text:p>502</text:p>
          </table:table-cell>
          <table:table-cell office:value-type="float" office:value="721" calcext:value-type="float">
            <text:p>721</text:p>
          </table:table-cell>
          <table:table-cell office:value-type="float" office:value="3470" calcext:value-type="float">
            <text:p>3470</text:p>
          </table:table-cell>
          <table:table-cell office:value-type="float" office:value="0.626286" calcext:value-type="float">
            <text:p>0.626286</text:p>
          </table:table-cell>
          <table:table-cell office:value-type="float" office:value="0.602343" calcext:value-type="float">
            <text:p>0.60234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float" office:value="301" calcext:value-type="float">
            <text:p>301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130" calcext:value-type="float">
            <text:p>2130</text:p>
          </table:table-cell>
          <table:table-cell office:value-type="float" office:value="2589" calcext:value-type="float">
            <text:p>2589</text:p>
          </table:table-cell>
          <table:table-cell office:value-type="float" office:value="0.662324" calcext:value-type="float">
            <text:p>0.662324</text:p>
          </table:table-cell>
          <table:table-cell office:value-type="float" office:value="0.687533" calcext:value-type="float">
            <text:p>0.6875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1396" calcext:value-type="float">
            <text:p>1396</text:p>
          </table:table-cell>
          <table:table-cell office:value-type="float" office:value="252" calcext:value-type="float">
            <text:p>252</text:p>
          </table:table-cell>
          <table:table-cell office:value-type="float" office:value="485" calcext:value-type="float">
            <text:p>485</text:p>
          </table:table-cell>
          <table:table-cell office:value-type="float" office:value="2204" calcext:value-type="float">
            <text:p>2204</text:p>
          </table:table-cell>
          <table:table-cell office:value-type="float" office:value="3379" calcext:value-type="float">
            <text:p>3379</text:p>
          </table:table-cell>
          <table:table-cell office:value-type="float" office:value="0.660098" calcext:value-type="float">
            <text:p>0.660098</text:p>
          </table:table-cell>
          <table:table-cell office:value-type="float" office:value="0.604135" calcext:value-type="float">
            <text:p>0.60413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154" calcext:value-type="float">
            <text:p>15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243" calcext:value-type="float">
            <text:p>243</text:p>
          </table:table-cell>
          <table:table-cell office:value-type="float" office:value="250" calcext:value-type="float">
            <text:p>250</text:p>
          </table:table-cell>
          <table:table-cell office:value-type="float" office:value="838" calcext:value-type="float">
            <text:p>838</text:p>
          </table:table-cell>
          <table:table-cell office:value-type="float" office:value="715" calcext:value-type="float">
            <text:p>715</text:p>
          </table:table-cell>
          <table:table-cell office:value-type="float" office:value="3402" calcext:value-type="float">
            <text:p>3402</text:p>
          </table:table-cell>
          <table:table-cell office:value-type="float" office:value="0.662711" calcext:value-type="float">
            <text:p>0.662711</text:p>
          </table:table-cell>
          <table:table-cell office:value-type="float" office:value="0.677033" calcext:value-type="float">
            <text:p>0.67703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4" calcext:value-type="float">
            <text:p>204</text:p>
          </table:table-cell>
          <table:table-cell office:value-type="float" office:value="306" calcext:value-type="float">
            <text:p>306</text:p>
          </table:table-cell>
          <table:table-cell office:value-type="float" office:value="256" calcext:value-type="float">
            <text:p>256</text:p>
          </table:table-cell>
          <table:table-cell office:value-type="float" office:value="821" calcext:value-type="float">
            <text:p>821</text:p>
          </table:table-cell>
          <table:table-cell office:value-type="float" office:value="2182" calcext:value-type="float">
            <text:p>2182</text:p>
          </table:table-cell>
          <table:table-cell office:value-type="float" office:value="2583" calcext:value-type="float">
            <text:p>2583</text:p>
          </table:table-cell>
          <table:table-cell office:value-type="float" office:value="0.664635" calcext:value-type="float">
            <text:p>0.664635</text:p>
          </table:table-cell>
          <table:table-cell office:value-type="float" office:value="0.726406" calcext:value-type="float">
            <text:p>0.72640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158" calcext:value-type="float">
            <text:p>15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5" calcext:value-type="float">
            <text:p>215</text:p>
          </table:table-cell>
          <table:table-cell office:value-type="float" office:value="364" calcext:value-type="float">
            <text:p>364</text:p>
          </table:table-cell>
          <table:table-cell office:value-type="float" office:value="256" calcext:value-type="float">
            <text:p>256</text:p>
          </table:table-cell>
          <table:table-cell office:value-type="float" office:value="711" calcext:value-type="float">
            <text:p>711</text:p>
          </table:table-cell>
          <table:table-cell office:value-type="float" office:value="2197" calcext:value-type="float">
            <text:p>2197</text:p>
          </table:table-cell>
          <table:table-cell office:value-type="float" office:value="1755" calcext:value-type="float">
            <text:p>1755</text:p>
          </table:table-cell>
          <table:table-cell office:value-type="float" office:value="0.662589" calcext:value-type="float">
            <text:p>0.662589</text:p>
          </table:table-cell>
          <table:table-cell office:value-type="float" office:value="0.733422" calcext:value-type="float">
            <text:p>0.73342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2" calcext:value-type="float">
            <text:p>212</text:p>
          </table:table-cell>
          <table:table-cell office:value-type="float" office:value="211" calcext:value-type="float">
            <text:p>211</text:p>
          </table:table-cell>
          <table:table-cell office:value-type="float" office:value="253" calcext:value-type="float">
            <text:p>253</text:p>
          </table:table-cell>
          <table:table-cell office:value-type="float" office:value="444" calcext:value-type="float">
            <text:p>444</text:p>
          </table:table-cell>
          <table:table-cell office:value-type="float" office:value="2167" calcext:value-type="float">
            <text:p>2167</text:p>
          </table:table-cell>
          <table:table-cell office:value-type="float" office:value="2089" calcext:value-type="float">
            <text:p>2089</text:p>
          </table:table-cell>
          <table:table-cell office:value-type="float" office:value="0.663797" calcext:value-type="float">
            <text:p>0.663797</text:p>
          </table:table-cell>
          <table:table-cell office:value-type="float" office:value="0.778069" calcext:value-type="float">
            <text:p>0.77806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171" calcext:value-type="float">
            <text:p>17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2" calcext:value-type="float">
            <text:p>232</text:p>
          </table:table-cell>
          <table:table-cell office:value-type="float" office:value="216" calcext:value-type="float">
            <text:p>216</text:p>
          </table:table-cell>
          <table:table-cell office:value-type="float" office:value="251" calcext:value-type="float">
            <text:p>251</text:p>
          </table:table-cell>
          <table:table-cell office:value-type="float" office:value="725" calcext:value-type="float">
            <text:p>725</text:p>
          </table:table-cell>
          <table:table-cell office:value-type="float" office:value="1926" calcext:value-type="float">
            <text:p>1926</text:p>
          </table:table-cell>
          <table:table-cell office:value-type="float" office:value="1443" calcext:value-type="float">
            <text:p>1443</text:p>
          </table:table-cell>
          <table:table-cell office:value-type="float" office:value="0.665825" calcext:value-type="float">
            <text:p>0.665825</text:p>
          </table:table-cell>
          <table:table-cell office:value-type="float" office:value="0.778495" calcext:value-type="float">
            <text:p>0.77849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187" calcext:value-type="float">
            <text:p>18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8" calcext:value-type="float">
            <text:p>238</text:p>
          </table:table-cell>
          <table:table-cell office:value-type="float" office:value="1116" calcext:value-type="float">
            <text:p>1116</text:p>
          </table:table-cell>
          <table:table-cell office:value-type="float" office:value="254" calcext:value-type="float">
            <text:p>254</text:p>
          </table:table-cell>
          <table:table-cell office:value-type="float" office:value="715" calcext:value-type="float">
            <text:p>715</text:p>
          </table:table-cell>
          <table:table-cell office:value-type="float" office:value="1755" calcext:value-type="float">
            <text:p>1755</text:p>
          </table:table-cell>
          <table:table-cell office:value-type="float" office:value="2161" calcext:value-type="float">
            <text:p>2161</text:p>
          </table:table-cell>
          <table:table-cell office:value-type="float" office:value="0.662387" calcext:value-type="float">
            <text:p>0.662387</text:p>
          </table:table-cell>
          <table:table-cell office:value-type="float" office:value="0.712868" calcext:value-type="float">
            <text:p>0.71286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188" calcext:value-type="float">
            <text:p>18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2" calcext:value-type="float">
            <text:p>242</text:p>
          </table:table-cell>
          <table:table-cell office:value-type="float" office:value="715" calcext:value-type="float">
            <text:p>715</text:p>
          </table:table-cell>
          <table:table-cell office:value-type="float" office:value="249" calcext:value-type="float">
            <text:p>249</text:p>
          </table:table-cell>
          <table:table-cell office:value-type="float" office:value="692" calcext:value-type="float">
            <text:p>692</text:p>
          </table:table-cell>
          <table:table-cell office:value-type="float" office:value="2163" calcext:value-type="float">
            <text:p>2163</text:p>
          </table:table-cell>
          <table:table-cell office:value-type="float" office:value="3122" calcext:value-type="float">
            <text:p>3122</text:p>
          </table:table-cell>
          <table:table-cell office:value-type="float" office:value="0.654243" calcext:value-type="float">
            <text:p>0.654243</text:p>
          </table:table-cell>
          <table:table-cell office:value-type="float" office:value="0.666239" calcext:value-type="float">
            <text:p>0.66623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196" calcext:value-type="float">
            <text:p>19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2" calcext:value-type="float">
            <text:p>272</text:p>
          </table:table-cell>
          <table:table-cell office:value-type="float" office:value="735" calcext:value-type="float">
            <text:p>735</text:p>
          </table:table-cell>
          <table:table-cell office:value-type="float" office:value="255" calcext:value-type="float">
            <text:p>255</text:p>
          </table:table-cell>
          <table:table-cell office:value-type="float" office:value="690" calcext:value-type="float">
            <text:p>690</text:p>
          </table:table-cell>
          <table:table-cell office:value-type="float" office:value="2072" calcext:value-type="float">
            <text:p>2072</text:p>
          </table:table-cell>
          <table:table-cell office:value-type="float" office:value="1516" calcext:value-type="float">
            <text:p>1516</text:p>
          </table:table-cell>
          <table:table-cell office:value-type="float" office:value="0.652844" calcext:value-type="float">
            <text:p>0.652844</text:p>
          </table:table-cell>
          <table:table-cell office:value-type="float" office:value="0.666596" calcext:value-type="float">
            <text:p>0.66659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226" calcext:value-type="float">
            <text:p>22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5" calcext:value-type="float">
            <text:p>285</text:p>
          </table:table-cell>
          <table:table-cell office:value-type="float" office:value="310" calcext:value-type="float">
            <text:p>310</text:p>
          </table:table-cell>
          <table:table-cell office:value-type="float" office:value="245" calcext:value-type="float">
            <text:p>245</text:p>
          </table:table-cell>
          <table:table-cell office:value-type="float" office:value="287" calcext:value-type="float">
            <text:p>287</text:p>
          </table:table-cell>
          <table:table-cell office:value-type="float" office:value="2138" calcext:value-type="float">
            <text:p>2138</text:p>
          </table:table-cell>
          <table:table-cell office:value-type="float" office:value="2655" calcext:value-type="float">
            <text:p>2655</text:p>
          </table:table-cell>
          <table:table-cell office:value-type="float" office:value="0.654948" calcext:value-type="float">
            <text:p>0.654948</text:p>
          </table:table-cell>
          <table:table-cell office:value-type="float" office:value="0.710308" calcext:value-type="float">
            <text:p>0.71030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1" calcext:value-type="float">
            <text:p>291</text:p>
          </table:table-cell>
          <table:table-cell office:value-type="float" office:value="550" calcext:value-type="float">
            <text:p>550</text:p>
          </table:table-cell>
          <table:table-cell office:value-type="float" office:value="249" calcext:value-type="float">
            <text:p>249</text:p>
          </table:table-cell>
          <table:table-cell office:value-type="float" office:value="484" calcext:value-type="float">
            <text:p>484</text:p>
          </table:table-cell>
          <table:table-cell office:value-type="float" office:value="2164" calcext:value-type="float">
            <text:p>2164</text:p>
          </table:table-cell>
          <table:table-cell office:value-type="float" office:value="1572" calcext:value-type="float">
            <text:p>1572</text:p>
          </table:table-cell>
          <table:table-cell office:value-type="float" office:value="0.651726" calcext:value-type="float">
            <text:p>0.651726</text:p>
          </table:table-cell>
          <table:table-cell office:value-type="float" office:value="0.727124" calcext:value-type="float">
            <text:p>0.72712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246" calcext:value-type="float">
            <text:p>24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8" calcext:value-type="float">
            <text:p>298</text:p>
          </table:table-cell>
          <table:table-cell office:value-type="float" office:value="458" calcext:value-type="float">
            <text:p>458</text:p>
          </table:table-cell>
          <table:table-cell office:value-type="float" office:value="250" calcext:value-type="float">
            <text:p>250</text:p>
          </table:table-cell>
          <table:table-cell office:value-type="float" office:value="489" calcext:value-type="float">
            <text:p>489</text:p>
          </table:table-cell>
          <table:table-cell office:value-type="float" office:value="1873" calcext:value-type="float">
            <text:p>1873</text:p>
          </table:table-cell>
          <table:table-cell office:value-type="float" office:value="1945" calcext:value-type="float">
            <text:p>1945</text:p>
          </table:table-cell>
          <table:table-cell office:value-type="float" office:value="0.657269" calcext:value-type="float">
            <text:p>0.657269</text:p>
          </table:table-cell>
          <table:table-cell office:value-type="float" office:value="0.752461" calcext:value-type="float">
            <text:p>0.75246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58" calcext:value-type="float">
            <text:p>258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3" calcext:value-type="float">
            <text:p>323</text:p>
          </table:table-cell>
          <table:table-cell office:value-type="float" office:value="593" calcext:value-type="float">
            <text:p>593</text:p>
          </table:table-cell>
          <table:table-cell office:value-type="float" office:value="243" calcext:value-type="float">
            <text:p>243</text:p>
          </table:table-cell>
          <table:table-cell office:value-type="float" office:value="701" calcext:value-type="float">
            <text:p>701</text:p>
          </table:table-cell>
          <table:table-cell office:value-type="float" office:value="1868" calcext:value-type="float">
            <text:p>1868</text:p>
          </table:table-cell>
          <table:table-cell office:value-type="float" office:value="1233" calcext:value-type="float">
            <text:p>1233</text:p>
          </table:table-cell>
          <table:table-cell office:value-type="float" office:value="0.652243" calcext:value-type="float">
            <text:p>0.652243</text:p>
          </table:table-cell>
          <table:table-cell office:value-type="float" office:value="0.757946" calcext:value-type="float">
            <text:p>0.75794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79" calcext:value-type="float">
            <text:p>27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0" calcext:value-type="float">
            <text:p>340</text:p>
          </table:table-cell>
          <table:table-cell office:value-type="float" office:value="586" calcext:value-type="float">
            <text:p>586</text:p>
          </table:table-cell>
          <table:table-cell office:value-type="float" office:value="255" calcext:value-type="float">
            <text:p>255</text:p>
          </table:table-cell>
          <table:table-cell office:value-type="float" office:value="736" calcext:value-type="float">
            <text:p>736</text:p>
          </table:table-cell>
          <table:table-cell office:value-type="float" office:value="1804" calcext:value-type="float">
            <text:p>1804</text:p>
          </table:table-cell>
          <table:table-cell office:value-type="float" office:value="1068" calcext:value-type="float">
            <text:p>1068</text:p>
          </table:table-cell>
          <table:table-cell office:value-type="float" office:value="0.640036" calcext:value-type="float">
            <text:p>0.640036</text:p>
          </table:table-cell>
          <table:table-cell office:value-type="float" office:value="0.761302" calcext:value-type="float">
            <text:p>0.76130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300" calcext:value-type="float">
            <text:p>30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4" calcext:value-type="float">
            <text:p>364</text:p>
          </table:table-cell>
          <table:table-cell office:value-type="float" office:value="359" calcext:value-type="float">
            <text:p>359</text:p>
          </table:table-cell>
          <table:table-cell office:value-type="float" office:value="249" calcext:value-type="float">
            <text:p>249</text:p>
          </table:table-cell>
          <table:table-cell office:value-type="float" office:value="1483" calcext:value-type="float">
            <text:p>1483</text:p>
          </table:table-cell>
          <table:table-cell office:value-type="float" office:value="1798" calcext:value-type="float">
            <text:p>1798</text:p>
          </table:table-cell>
          <table:table-cell office:value-type="float" office:value="1087" calcext:value-type="float">
            <text:p>1087</text:p>
          </table:table-cell>
          <table:table-cell office:value-type="float" office:value="0.63868" calcext:value-type="float">
            <text:p>0.63868</text:p>
          </table:table-cell>
          <table:table-cell office:value-type="float" office:value="0.767003" calcext:value-type="float">
            <text:p>0.76700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float" office:value="325" calcext:value-type="float">
            <text:p>32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8" calcext:value-type="float">
            <text:p>378</text:p>
          </table:table-cell>
          <table:table-cell office:value-type="float" office:value="427" calcext:value-type="float">
            <text:p>427</text:p>
          </table:table-cell>
          <table:table-cell office:value-type="float" office:value="249" calcext:value-type="float">
            <text:p>249</text:p>
          </table:table-cell>
          <table:table-cell office:value-type="float" office:value="1483" calcext:value-type="float">
            <text:p>1483</text:p>
          </table:table-cell>
          <table:table-cell office:value-type="float" office:value="1743" calcext:value-type="float">
            <text:p>1743</text:p>
          </table:table-cell>
          <table:table-cell office:value-type="float" office:value="1002" calcext:value-type="float">
            <text:p>1002</text:p>
          </table:table-cell>
          <table:table-cell office:value-type="float" office:value="0.609579" calcext:value-type="float">
            <text:p>0.609579</text:p>
          </table:table-cell>
          <table:table-cell office:value-type="float" office:value="0.767145" calcext:value-type="float">
            <text:p>0.76714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343" calcext:value-type="float">
            <text:p>343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8" calcext:value-type="float">
            <text:p>418</text:p>
          </table:table-cell>
          <table:table-cell office:value-type="float" office:value="345" calcext:value-type="float">
            <text:p>345</text:p>
          </table:table-cell>
          <table:table-cell office:value-type="float" office:value="252" calcext:value-type="float">
            <text:p>252</text:p>
          </table:table-cell>
          <table:table-cell office:value-type="float" office:value="1481" calcext:value-type="float">
            <text:p>1481</text:p>
          </table:table-cell>
          <table:table-cell office:value-type="float" office:value="1588" calcext:value-type="float">
            <text:p>1588</text:p>
          </table:table-cell>
          <table:table-cell office:value-type="float" office:value="1323" calcext:value-type="float">
            <text:p>1323</text:p>
          </table:table-cell>
          <table:table-cell office:value-type="float" office:value="0.627711" calcext:value-type="float">
            <text:p>0.627711</text:p>
          </table:table-cell>
          <table:table-cell office:value-type="float" office:value="0.778444" calcext:value-type="float">
            <text:p>0.77844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382" calcext:value-type="float">
            <text:p>382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8" calcext:value-type="float">
            <text:p>418</text:p>
          </table:table-cell>
          <table:table-cell office:value-type="float" office:value="579" calcext:value-type="float">
            <text:p>579</text:p>
          </table:table-cell>
          <table:table-cell office:value-type="float" office:value="243" calcext:value-type="float">
            <text:p>243</text:p>
          </table:table-cell>
          <table:table-cell office:value-type="float" office:value="1479" calcext:value-type="float">
            <text:p>1479</text:p>
          </table:table-cell>
          <table:table-cell office:value-type="float" office:value="1849" calcext:value-type="float">
            <text:p>1849</text:p>
          </table:table-cell>
          <table:table-cell office:value-type="float" office:value="1651" calcext:value-type="float">
            <text:p>1651</text:p>
          </table:table-cell>
          <table:table-cell office:value-type="float" office:value="0.618047" calcext:value-type="float">
            <text:p>0.618047</text:p>
          </table:table-cell>
          <table:table-cell office:value-type="float" office:value="0.765886" calcext:value-type="float">
            <text:p>0.76588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385" calcext:value-type="float">
            <text:p>38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9" calcext:value-type="float">
            <text:p>419</text:p>
          </table:table-cell>
          <table:table-cell office:value-type="float" office:value="445" calcext:value-type="float">
            <text:p>445</text:p>
          </table:table-cell>
          <table:table-cell office:value-type="float" office:value="249" calcext:value-type="float">
            <text:p>249</text:p>
          </table:table-cell>
          <table:table-cell office:value-type="float" office:value="1460" calcext:value-type="float">
            <text:p>1460</text:p>
          </table:table-cell>
          <table:table-cell office:value-type="float" office:value="2100" calcext:value-type="float">
            <text:p>2100</text:p>
          </table:table-cell>
          <table:table-cell office:value-type="float" office:value="1711" calcext:value-type="float">
            <text:p>1711</text:p>
          </table:table-cell>
          <table:table-cell office:value-type="float" office:value="0.624397" calcext:value-type="float">
            <text:p>0.624397</text:p>
          </table:table-cell>
          <table:table-cell office:value-type="float" office:value="0.764878" calcext:value-type="float">
            <text:p>0.76487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389" calcext:value-type="float">
            <text:p>38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3" calcext:value-type="float">
            <text:p>423</text:p>
          </table:table-cell>
          <table:table-cell office:value-type="float" office:value="698" calcext:value-type="float">
            <text:p>698</text:p>
          </table:table-cell>
          <table:table-cell office:value-type="float" office:value="245" calcext:value-type="float">
            <text:p>245</text:p>
          </table:table-cell>
          <table:table-cell office:value-type="float" office:value="1144" calcext:value-type="float">
            <text:p>1144</text:p>
          </table:table-cell>
          <table:table-cell office:value-type="float" office:value="1946" calcext:value-type="float">
            <text:p>1946</text:p>
          </table:table-cell>
          <table:table-cell office:value-type="float" office:value="2150" calcext:value-type="float">
            <text:p>2150</text:p>
          </table:table-cell>
          <table:table-cell office:value-type="float" office:value="0.645245" calcext:value-type="float">
            <text:p>0.645245</text:p>
          </table:table-cell>
          <table:table-cell office:value-type="float" office:value="0.742538" calcext:value-type="float">
            <text:p>0.74253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1" calcext:value-type="float">
            <text:p>391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1" calcext:value-type="float">
            <text:p>421</text:p>
          </table:table-cell>
          <table:table-cell office:value-type="float" office:value="1273" calcext:value-type="float">
            <text:p>1273</text:p>
          </table:table-cell>
          <table:table-cell office:value-type="float" office:value="255" calcext:value-type="float">
            <text:p>255</text:p>
          </table:table-cell>
          <table:table-cell office:value-type="float" office:value="519" calcext:value-type="float">
            <text:p>519</text:p>
          </table:table-cell>
          <table:table-cell office:value-type="float" office:value="2302" calcext:value-type="float">
            <text:p>2302</text:p>
          </table:table-cell>
          <table:table-cell office:value-type="float" office:value="2521" calcext:value-type="float">
            <text:p>2521</text:p>
          </table:table-cell>
          <table:table-cell office:value-type="float" office:value="0.633811" calcext:value-type="float">
            <text:p>0.633811</text:p>
          </table:table-cell>
          <table:table-cell office:value-type="float" office:value="0.694185" calcext:value-type="float">
            <text:p>0.69418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393" calcext:value-type="float">
            <text:p>39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7" calcext:value-type="float">
            <text:p>427</text:p>
          </table:table-cell>
          <table:table-cell office:value-type="float" office:value="514" calcext:value-type="float">
            <text:p>514</text:p>
          </table:table-cell>
          <table:table-cell office:value-type="float" office:value="252" calcext:value-type="float">
            <text:p>252</text:p>
          </table:table-cell>
          <table:table-cell office:value-type="float" office:value="549" calcext:value-type="float">
            <text:p>549</text:p>
          </table:table-cell>
          <table:table-cell office:value-type="float" office:value="2142" calcext:value-type="float">
            <text:p>2142</text:p>
          </table:table-cell>
          <table:table-cell office:value-type="float" office:value="2188" calcext:value-type="float">
            <text:p>2188</text:p>
          </table:table-cell>
          <table:table-cell office:value-type="float" office:value="0.631848" calcext:value-type="float">
            <text:p>0.631848</text:p>
          </table:table-cell>
          <table:table-cell office:value-type="float" office:value="0.71709" calcext:value-type="float">
            <text:p>0.7170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95" calcext:value-type="float">
            <text:p>39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6" calcext:value-type="float">
            <text:p>426</text:p>
          </table:table-cell>
          <table:table-cell office:value-type="float" office:value="460" calcext:value-type="float">
            <text:p>460</text:p>
          </table:table-cell>
          <table:table-cell office:value-type="float" office:value="252" calcext:value-type="float">
            <text:p>252</text:p>
          </table:table-cell>
          <table:table-cell office:value-type="float" office:value="507" calcext:value-type="float">
            <text:p>507</text:p>
          </table:table-cell>
          <table:table-cell office:value-type="float" office:value="2287" calcext:value-type="float">
            <text:p>2287</text:p>
          </table:table-cell>
          <table:table-cell office:value-type="float" office:value="2524" calcext:value-type="float">
            <text:p>2524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738998" calcext:value-type="float">
            <text:p>0.73899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23" calcext:value-type="float">
            <text:p>423</text:p>
          </table:table-cell>
          <table:table-cell office:value-type="float" office:value="1328" calcext:value-type="float">
            <text:p>1328</text:p>
          </table:table-cell>
          <table:table-cell office:value-type="float" office:value="254" calcext:value-type="float">
            <text:p>254</text:p>
          </table:table-cell>
          <table:table-cell office:value-type="float" office:value="458" calcext:value-type="float">
            <text:p>458</text:p>
          </table:table-cell>
          <table:table-cell office:value-type="float" office:value="2292" calcext:value-type="float">
            <text:p>2292</text:p>
          </table:table-cell>
          <table:table-cell office:value-type="float" office:value="2803" calcext:value-type="float">
            <text:p>2803</text:p>
          </table:table-cell>
          <table:table-cell office:value-type="float" office:value="0.646025" calcext:value-type="float">
            <text:p>0.646025</text:p>
          </table:table-cell>
          <table:table-cell office:value-type="float" office:value="0.700381" calcext:value-type="float">
            <text:p>0.70038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396" calcext:value-type="float">
            <text:p>39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0" calcext:value-type="float">
            <text:p>440</text:p>
          </table:table-cell>
          <table:table-cell office:value-type="float" office:value="578" calcext:value-type="float">
            <text:p>578</text:p>
          </table:table-cell>
          <table:table-cell office:value-type="float" office:value="254" calcext:value-type="float">
            <text:p>254</text:p>
          </table:table-cell>
          <table:table-cell office:value-type="float" office:value="486" calcext:value-type="float">
            <text:p>486</text:p>
          </table:table-cell>
          <table:table-cell office:value-type="float" office:value="2250" calcext:value-type="float">
            <text:p>2250</text:p>
          </table:table-cell>
          <table:table-cell office:value-type="float" office:value="2873" calcext:value-type="float">
            <text:p>2873</text:p>
          </table:table-cell>
          <table:table-cell office:value-type="float" office:value="0.643985" calcext:value-type="float">
            <text:p>0.643985</text:p>
          </table:table-cell>
          <table:table-cell office:value-type="float" office:value="0.724028" calcext:value-type="float">
            <text:p>0.72402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08" calcext:value-type="float">
            <text:p>408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4" calcext:value-type="float">
            <text:p>434</text:p>
          </table:table-cell>
          <table:table-cell office:value-type="float" office:value="381" calcext:value-type="float">
            <text:p>381</text:p>
          </table:table-cell>
          <table:table-cell office:value-type="float" office:value="485" calcext:value-type="float">
            <text:p>485</text:p>
          </table:table-cell>
          <table:table-cell office:value-type="float" office:value="524" calcext:value-type="float">
            <text:p>524</text:p>
          </table:table-cell>
          <table:table-cell office:value-type="float" office:value="2000" calcext:value-type="float">
            <text:p>2000</text:p>
          </table:table-cell>
          <table:table-cell office:value-type="float" office:value="2266" calcext:value-type="float">
            <text:p>2266</text:p>
          </table:table-cell>
          <table:table-cell office:value-type="float" office:value="0.712978" calcext:value-type="float">
            <text:p>0.712978</text:p>
          </table:table-cell>
          <table:table-cell office:value-type="float" office:value="0.779792" calcext:value-type="float">
            <text:p>0.77979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12" calcext:value-type="float">
            <text:p>412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5" calcext:value-type="float">
            <text:p>435</text:p>
          </table:table-cell>
          <table:table-cell office:value-type="float" office:value="661" calcext:value-type="float">
            <text:p>661</text:p>
          </table:table-cell>
          <table:table-cell office:value-type="float" office:value="249" calcext:value-type="float">
            <text:p>249</text:p>
          </table:table-cell>
          <table:table-cell office:value-type="float" office:value="667" calcext:value-type="float">
            <text:p>667</text:p>
          </table:table-cell>
          <table:table-cell office:value-type="float" office:value="2038" calcext:value-type="float">
            <text:p>2038</text:p>
          </table:table-cell>
          <table:table-cell office:value-type="float" office:value="2074" calcext:value-type="float">
            <text:p>2074</text:p>
          </table:table-cell>
          <table:table-cell office:value-type="float" office:value="0.627083" calcext:value-type="float">
            <text:p>0.627083</text:p>
          </table:table-cell>
          <table:table-cell office:value-type="float" office:value="0.773773" calcext:value-type="float">
            <text:p>0.77377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07" calcext:value-type="float">
            <text:p>40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42" calcext:value-type="float">
            <text:p>442</text:p>
          </table:table-cell>
          <table:table-cell office:value-type="float" office:value="641" calcext:value-type="float">
            <text:p>641</text:p>
          </table:table-cell>
          <table:table-cell office:value-type="float" office:value="254" calcext:value-type="float">
            <text:p>254</text:p>
          </table:table-cell>
          <table:table-cell office:value-type="float" office:value="1177" calcext:value-type="float">
            <text:p>1177</text:p>
          </table:table-cell>
          <table:table-cell office:value-type="float" office:value="2183" calcext:value-type="float">
            <text:p>2183</text:p>
          </table:table-cell>
          <table:table-cell office:value-type="float" office:value="2078" calcext:value-type="float">
            <text:p>2078</text:p>
          </table:table-cell>
          <table:table-cell office:value-type="float" office:value="0.644094" calcext:value-type="float">
            <text:p>0.644094</text:p>
          </table:table-cell>
          <table:table-cell office:value-type="float" office:value="0.758098" calcext:value-type="float">
            <text:p>0.75809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412" calcext:value-type="float">
            <text:p>41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46" calcext:value-type="float">
            <text:p>446</text:p>
          </table:table-cell>
          <table:table-cell office:value-type="float" office:value="367" calcext:value-type="float">
            <text:p>367</text:p>
          </table:table-cell>
          <table:table-cell office:value-type="float" office:value="251" calcext:value-type="float">
            <text:p>251</text:p>
          </table:table-cell>
          <table:table-cell office:value-type="float" office:value="855" calcext:value-type="float">
            <text:p>855</text:p>
          </table:table-cell>
          <table:table-cell office:value-type="float" office:value="2161" calcext:value-type="float">
            <text:p>2161</text:p>
          </table:table-cell>
          <table:table-cell office:value-type="float" office:value="2332" calcext:value-type="float">
            <text:p>2332</text:p>
          </table:table-cell>
          <table:table-cell office:value-type="float" office:value="0.65018" calcext:value-type="float">
            <text:p>0.65018</text:p>
          </table:table-cell>
          <table:table-cell office:value-type="float" office:value="0.76441" calcext:value-type="float">
            <text:p>0.7644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414" calcext:value-type="float">
            <text:p>41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46" calcext:value-type="float">
            <text:p>446</text:p>
          </table:table-cell>
          <table:table-cell office:value-type="float" office:value="648" calcext:value-type="float">
            <text:p>648</text:p>
          </table:table-cell>
          <table:table-cell office:value-type="float" office:value="452" calcext:value-type="float">
            <text:p>452</text:p>
          </table:table-cell>
          <table:table-cell office:value-type="float" office:value="875" calcext:value-type="float">
            <text:p>875</text:p>
          </table:table-cell>
          <table:table-cell office:value-type="float" office:value="1901" calcext:value-type="float">
            <text:p>1901</text:p>
          </table:table-cell>
          <table:table-cell office:value-type="float" office:value="2145" calcext:value-type="float">
            <text:p>2145</text:p>
          </table:table-cell>
          <table:table-cell office:value-type="float" office:value="0.738238" calcext:value-type="float">
            <text:p>0.738238</text:p>
          </table:table-cell>
          <table:table-cell office:value-type="float" office:value="0.76311" calcext:value-type="float">
            <text:p>0.763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5" calcext:value-type="float">
            <text:p>425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53" calcext:value-type="float">
            <text:p>453</text:p>
          </table:table-cell>
          <table:table-cell office:value-type="float" office:value="1316" calcext:value-type="float">
            <text:p>1316</text:p>
          </table:table-cell>
          <table:table-cell office:value-type="float" office:value="494" calcext:value-type="float">
            <text:p>494</text:p>
          </table:table-cell>
          <table:table-cell office:value-type="float" office:value="587" calcext:value-type="float">
            <text:p>587</text:p>
          </table:table-cell>
          <table:table-cell office:value-type="float" office:value="1912" calcext:value-type="float">
            <text:p>1912</text:p>
          </table:table-cell>
          <table:table-cell office:value-type="float" office:value="2723" calcext:value-type="float">
            <text:p>2723</text:p>
          </table:table-cell>
          <table:table-cell office:value-type="float" office:value="0.744268" calcext:value-type="float">
            <text:p>0.744268</text:p>
          </table:table-cell>
          <table:table-cell office:value-type="float" office:value="0.729987" calcext:value-type="float">
            <text:p>0.72998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427" calcext:value-type="float">
            <text:p>427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6" calcext:value-type="float">
            <text:p>466</text:p>
          </table:table-cell>
          <table:table-cell office:value-type="float" office:value="1203" calcext:value-type="float">
            <text:p>1203</text:p>
          </table:table-cell>
          <table:table-cell office:value-type="float" office:value="252" calcext:value-type="float">
            <text:p>252</text:p>
          </table:table-cell>
          <table:table-cell office:value-type="float" office:value="593" calcext:value-type="float">
            <text:p>593</text:p>
          </table:table-cell>
          <table:table-cell office:value-type="float" office:value="2153" calcext:value-type="float">
            <text:p>2153</text:p>
          </table:table-cell>
          <table:table-cell office:value-type="float" office:value="2049" calcext:value-type="float">
            <text:p>2049</text:p>
          </table:table-cell>
          <table:table-cell office:value-type="float" office:value="0.63754" calcext:value-type="float">
            <text:p>0.63754</text:p>
          </table:table-cell>
          <table:table-cell office:value-type="float" office:value="0.722381" calcext:value-type="float">
            <text:p>0.7223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432" calcext:value-type="float">
            <text:p>43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67" calcext:value-type="float">
            <text:p>467</text:p>
          </table:table-cell>
          <table:table-cell office:value-type="float" office:value="1107" calcext:value-type="float">
            <text:p>1107</text:p>
          </table:table-cell>
          <table:table-cell office:value-type="float" office:value="256" calcext:value-type="float">
            <text:p>256</text:p>
          </table:table-cell>
          <table:table-cell office:value-type="float" office:value="593" calcext:value-type="float">
            <text:p>593</text:p>
          </table:table-cell>
          <table:table-cell office:value-type="float" office:value="2051" calcext:value-type="float">
            <text:p>2051</text:p>
          </table:table-cell>
          <table:table-cell office:value-type="float" office:value="1966" calcext:value-type="float">
            <text:p>1966</text:p>
          </table:table-cell>
          <table:table-cell office:value-type="float" office:value="0.640547" calcext:value-type="float">
            <text:p>0.640547</text:p>
          </table:table-cell>
          <table:table-cell office:value-type="float" office:value="0.716712" calcext:value-type="float">
            <text:p>0.7167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34" calcext:value-type="float">
            <text:p>43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71" calcext:value-type="float">
            <text:p>471</text:p>
          </table:table-cell>
          <table:table-cell office:value-type="float" office:value="416" calcext:value-type="float">
            <text:p>416</text:p>
          </table:table-cell>
          <table:table-cell office:value-type="float" office:value="248" calcext:value-type="float">
            <text:p>248</text:p>
          </table:table-cell>
          <table:table-cell office:value-type="float" office:value="745" calcext:value-type="float">
            <text:p>745</text:p>
          </table:table-cell>
          <table:table-cell office:value-type="float" office:value="2008" calcext:value-type="float">
            <text:p>2008</text:p>
          </table:table-cell>
          <table:table-cell office:value-type="float" office:value="2339" calcext:value-type="float">
            <text:p>2339</text:p>
          </table:table-cell>
          <table:table-cell office:value-type="float" office:value="0.638021" calcext:value-type="float">
            <text:p>0.638021</text:p>
          </table:table-cell>
          <table:table-cell office:value-type="float" office:value="0.751282" calcext:value-type="float">
            <text:p>0.7512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39" calcext:value-type="float">
            <text:p>439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69" calcext:value-type="float">
            <text:p>469</text:p>
          </table:table-cell>
          <table:table-cell office:value-type="float" office:value="487" calcext:value-type="float">
            <text:p>487</text:p>
          </table:table-cell>
          <table:table-cell office:value-type="float" office:value="249" calcext:value-type="float">
            <text:p>249</text:p>
          </table:table-cell>
          <table:table-cell office:value-type="float" office:value="977" calcext:value-type="float">
            <text:p>977</text:p>
          </table:table-cell>
          <table:table-cell office:value-type="float" office:value="2162" calcext:value-type="float">
            <text:p>2162</text:p>
          </table:table-cell>
          <table:table-cell office:value-type="float" office:value="2071" calcext:value-type="float">
            <text:p>2071</text:p>
          </table:table-cell>
          <table:table-cell office:value-type="float" office:value="0.618578" calcext:value-type="float">
            <text:p>0.618578</text:p>
          </table:table-cell>
          <table:table-cell office:value-type="float" office:value="0.763989" calcext:value-type="float">
            <text:p>0.76398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441" calcext:value-type="float">
            <text:p>44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0" calcext:value-type="float">
            <text:p>480</text:p>
          </table:table-cell>
          <table:table-cell office:value-type="float" office:value="854" calcext:value-type="float">
            <text:p>854</text:p>
          </table:table-cell>
          <table:table-cell office:value-type="float" office:value="247" calcext:value-type="float">
            <text:p>247</text:p>
          </table:table-cell>
          <table:table-cell office:value-type="float" office:value="1243" calcext:value-type="float">
            <text:p>1243</text:p>
          </table:table-cell>
          <table:table-cell office:value-type="float" office:value="2013" calcext:value-type="float">
            <text:p>2013</text:p>
          </table:table-cell>
          <table:table-cell office:value-type="float" office:value="1613" calcext:value-type="float">
            <text:p>1613</text:p>
          </table:table-cell>
          <table:table-cell office:value-type="float" office:value="0.639061" calcext:value-type="float">
            <text:p>0.639061</text:p>
          </table:table-cell>
          <table:table-cell office:value-type="float" office:value="0.754829" calcext:value-type="float">
            <text:p>0.75482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447" calcext:value-type="float">
            <text:p>447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86" calcext:value-type="float">
            <text:p>486</text:p>
          </table:table-cell>
          <table:table-cell office:value-type="float" office:value="532" calcext:value-type="float">
            <text:p>532</text:p>
          </table:table-cell>
          <table:table-cell office:value-type="float" office:value="254" calcext:value-type="float">
            <text:p>254</text:p>
          </table:table-cell>
          <table:table-cell office:value-type="float" office:value="1259" calcext:value-type="float">
            <text:p>1259</text:p>
          </table:table-cell>
          <table:table-cell office:value-type="float" office:value="1879" calcext:value-type="float">
            <text:p>1879</text:p>
          </table:table-cell>
          <table:table-cell office:value-type="float" office:value="1963" calcext:value-type="float">
            <text:p>1963</text:p>
          </table:table-cell>
          <table:table-cell office:value-type="float" office:value="0.652143" calcext:value-type="float">
            <text:p>0.652143</text:p>
          </table:table-cell>
          <table:table-cell office:value-type="float" office:value="0.7548" calcext:value-type="float">
            <text:p>0.754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453" calcext:value-type="float">
            <text:p>453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0" calcext:value-type="float">
            <text:p>480</text:p>
          </table:table-cell>
          <table:table-cell office:value-type="float" office:value="779" calcext:value-type="float">
            <text:p>779</text:p>
          </table:table-cell>
          <table:table-cell office:value-type="float" office:value="250" calcext:value-type="float">
            <text:p>250</text:p>
          </table:table-cell>
          <table:table-cell office:value-type="float" office:value="907" calcext:value-type="float">
            <text:p>907</text:p>
          </table:table-cell>
          <table:table-cell office:value-type="float" office:value="2183" calcext:value-type="float">
            <text:p>2183</text:p>
          </table:table-cell>
          <table:table-cell office:value-type="float" office:value="2372" calcext:value-type="float">
            <text:p>2372</text:p>
          </table:table-cell>
          <table:table-cell office:value-type="float" office:value="0.630547" calcext:value-type="float">
            <text:p>0.630547</text:p>
          </table:table-cell>
          <table:table-cell office:value-type="float" office:value="0.746648" calcext:value-type="float">
            <text:p>0.74664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48" calcext:value-type="float">
            <text:p>44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0" calcext:value-type="float">
            <text:p>490</text:p>
          </table:table-cell>
          <table:table-cell office:value-type="float" office:value="488" calcext:value-type="float">
            <text:p>488</text:p>
          </table:table-cell>
          <table:table-cell office:value-type="float" office:value="249" calcext:value-type="float">
            <text:p>249</text:p>
          </table:table-cell>
          <table:table-cell office:value-type="float" office:value="861" calcext:value-type="float">
            <text:p>861</text:p>
          </table:table-cell>
          <table:table-cell office:value-type="float" office:value="2292" calcext:value-type="float">
            <text:p>2292</text:p>
          </table:table-cell>
          <table:table-cell office:value-type="float" office:value="2357" calcext:value-type="float">
            <text:p>2357</text:p>
          </table:table-cell>
          <table:table-cell office:value-type="float" office:value="0.633329" calcext:value-type="float">
            <text:p>0.633329</text:p>
          </table:table-cell>
          <table:table-cell office:value-type="float" office:value="0.755517" calcext:value-type="float">
            <text:p>0.7555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456" calcext:value-type="float">
            <text:p>45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97" calcext:value-type="float">
            <text:p>497</text:p>
          </table:table-cell>
          <table:table-cell office:value-type="float" office:value="940" calcext:value-type="float">
            <text:p>940</text:p>
          </table:table-cell>
          <table:table-cell office:value-type="float" office:value="249" calcext:value-type="float">
            <text:p>249</text:p>
          </table:table-cell>
          <table:table-cell office:value-type="float" office:value="799" calcext:value-type="float">
            <text:p>799</text:p>
          </table:table-cell>
          <table:table-cell office:value-type="float" office:value="2128" calcext:value-type="float">
            <text:p>2128</text:p>
          </table:table-cell>
          <table:table-cell office:value-type="float" office:value="1829" calcext:value-type="float">
            <text:p>1829</text:p>
          </table:table-cell>
          <table:table-cell office:value-type="float" office:value="0.630022" calcext:value-type="float">
            <text:p>0.630022</text:p>
          </table:table-cell>
          <table:table-cell office:value-type="float" office:value="0.746325" calcext:value-type="float">
            <text:p>0.7463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62" calcext:value-type="float">
            <text:p>46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94" calcext:value-type="float">
            <text:p>494</text:p>
          </table:table-cell>
          <table:table-cell office:value-type="float" office:value="444" calcext:value-type="float">
            <text:p>444</text:p>
          </table:table-cell>
          <table:table-cell office:value-type="float" office:value="254" calcext:value-type="float">
            <text:p>254</text:p>
          </table:table-cell>
          <table:table-cell office:value-type="float" office:value="903" calcext:value-type="float">
            <text:p>903</text:p>
          </table:table-cell>
          <table:table-cell office:value-type="float" office:value="2178" calcext:value-type="float">
            <text:p>2178</text:p>
          </table:table-cell>
          <table:table-cell office:value-type="float" office:value="2238" calcext:value-type="float">
            <text:p>2238</text:p>
          </table:table-cell>
          <table:table-cell office:value-type="float" office:value="0.629814" calcext:value-type="float">
            <text:p>0.629814</text:p>
          </table:table-cell>
          <table:table-cell office:value-type="float" office:value="0.758807" calcext:value-type="float">
            <text:p>0.75880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463" calcext:value-type="float">
            <text:p>463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809" calcext:value-type="float">
            <text:p>809</text:p>
          </table:table-cell>
          <table:table-cell office:value-type="float" office:value="256" calcext:value-type="float">
            <text:p>256</text:p>
          </table:table-cell>
          <table:table-cell office:value-type="float" office:value="735" calcext:value-type="float">
            <text:p>735</text:p>
          </table:table-cell>
          <table:table-cell office:value-type="float" office:value="2110" calcext:value-type="float">
            <text:p>2110</text:p>
          </table:table-cell>
          <table:table-cell office:value-type="float" office:value="2438" calcext:value-type="float">
            <text:p>2438</text:p>
          </table:table-cell>
          <table:table-cell office:value-type="float" office:value="0.621802" calcext:value-type="float">
            <text:p>0.621802</text:p>
          </table:table-cell>
          <table:table-cell office:value-type="float" office:value="0.743803" calcext:value-type="float">
            <text:p>0.74380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64" calcext:value-type="float">
            <text:p>464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6" calcext:value-type="float">
            <text:p>506</text:p>
          </table:table-cell>
          <table:table-cell office:value-type="float" office:value="674" calcext:value-type="float">
            <text:p>674</text:p>
          </table:table-cell>
          <table:table-cell office:value-type="float" office:value="248" calcext:value-type="float">
            <text:p>248</text:p>
          </table:table-cell>
          <table:table-cell office:value-type="float" office:value="591" calcext:value-type="float">
            <text:p>591</text:p>
          </table:table-cell>
          <table:table-cell office:value-type="float" office:value="2316" calcext:value-type="float">
            <text:p>2316</text:p>
          </table:table-cell>
          <table:table-cell office:value-type="float" office:value="2576" calcext:value-type="float">
            <text:p>2576</text:p>
          </table:table-cell>
          <table:table-cell office:value-type="float" office:value="0.637075" calcext:value-type="float">
            <text:p>0.637075</text:p>
          </table:table-cell>
          <table:table-cell office:value-type="float" office:value="0.732837" calcext:value-type="float">
            <text:p>0.73283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71" calcext:value-type="float">
            <text:p>47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1" calcext:value-type="float">
            <text:p>511</text:p>
          </table:table-cell>
          <table:table-cell office:value-type="float" office:value="588" calcext:value-type="float">
            <text:p>588</text:p>
          </table:table-cell>
          <table:table-cell office:value-type="float" office:value="253" calcext:value-type="float">
            <text:p>253</text:p>
          </table:table-cell>
          <table:table-cell office:value-type="float" office:value="600" calcext:value-type="float">
            <text:p>600</text:p>
          </table:table-cell>
          <table:table-cell office:value-type="float" office:value="2258" calcext:value-type="float">
            <text:p>2258</text:p>
          </table:table-cell>
          <table:table-cell office:value-type="float" office:value="2406" calcext:value-type="float">
            <text:p>2406</text:p>
          </table:table-cell>
          <table:table-cell office:value-type="float" office:value="0.630346" calcext:value-type="float">
            <text:p>0.630346</text:p>
          </table:table-cell>
          <table:table-cell office:value-type="float" office:value="0.742956" calcext:value-type="float">
            <text:p>0.7429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75" calcext:value-type="float">
            <text:p>47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18" calcext:value-type="float">
            <text:p>518</text:p>
          </table:table-cell>
          <table:table-cell office:value-type="float" office:value="714" calcext:value-type="float">
            <text:p>714</text:p>
          </table:table-cell>
          <table:table-cell office:value-type="float" office:value="243" calcext:value-type="float">
            <text:p>243</text:p>
          </table:table-cell>
          <table:table-cell office:value-type="float" office:value="650" calcext:value-type="float">
            <text:p>650</text:p>
          </table:table-cell>
          <table:table-cell office:value-type="float" office:value="2074" calcext:value-type="float">
            <text:p>2074</text:p>
          </table:table-cell>
          <table:table-cell office:value-type="float" office:value="2212" calcext:value-type="float">
            <text:p>2212</text:p>
          </table:table-cell>
          <table:table-cell office:value-type="float" office:value="0.633288" calcext:value-type="float">
            <text:p>0.633288</text:p>
          </table:table-cell>
          <table:table-cell office:value-type="float" office:value="0.74578" calcext:value-type="float">
            <text:p>0.7457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79" calcext:value-type="float">
            <text:p>47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3" calcext:value-type="float">
            <text:p>523</text:p>
          </table:table-cell>
          <table:table-cell office:value-type="float" office:value="646" calcext:value-type="float">
            <text:p>646</text:p>
          </table:table-cell>
          <table:table-cell office:value-type="float" office:value="251" calcext:value-type="float">
            <text:p>251</text:p>
          </table:table-cell>
          <table:table-cell office:value-type="float" office:value="686" calcext:value-type="float">
            <text:p>686</text:p>
          </table:table-cell>
          <table:table-cell office:value-type="float" office:value="2292" calcext:value-type="float">
            <text:p>2292</text:p>
          </table:table-cell>
          <table:table-cell office:value-type="float" office:value="1654" calcext:value-type="float">
            <text:p>1654</text:p>
          </table:table-cell>
          <table:table-cell office:value-type="float" office:value="0.609531" calcext:value-type="float">
            <text:p>0.609531</text:p>
          </table:table-cell>
          <table:table-cell office:value-type="float" office:value="0.753286" calcext:value-type="float">
            <text:p>0.75328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89" calcext:value-type="float">
            <text:p>489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39" calcext:value-type="float">
            <text:p>539</text:p>
          </table:table-cell>
          <table:table-cell office:value-type="float" office:value="616" calcext:value-type="float">
            <text:p>616</text:p>
          </table:table-cell>
          <table:table-cell office:value-type="float" office:value="251" calcext:value-type="float">
            <text:p>251</text:p>
          </table:table-cell>
          <table:table-cell office:value-type="float" office:value="765" calcext:value-type="float">
            <text:p>765</text:p>
          </table:table-cell>
          <table:table-cell office:value-type="float" office:value="2138" calcext:value-type="float">
            <text:p>2138</text:p>
          </table:table-cell>
          <table:table-cell office:value-type="float" office:value="1579" calcext:value-type="float">
            <text:p>1579</text:p>
          </table:table-cell>
          <table:table-cell office:value-type="float" office:value="0.635942" calcext:value-type="float">
            <text:p>0.635942</text:p>
          </table:table-cell>
          <table:table-cell office:value-type="float" office:value="0.757541" calcext:value-type="float">
            <text:p>0.75754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498" calcext:value-type="float">
            <text:p>49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43" calcext:value-type="float">
            <text:p>543</text:p>
          </table:table-cell>
          <table:table-cell office:value-type="float" office:value="922" calcext:value-type="float">
            <text:p>922</text:p>
          </table:table-cell>
          <table:table-cell office:value-type="float" office:value="252" calcext:value-type="float">
            <text:p>252</text:p>
          </table:table-cell>
          <table:table-cell office:value-type="float" office:value="758" calcext:value-type="float">
            <text:p>758</text:p>
          </table:table-cell>
          <table:table-cell office:value-type="float" office:value="1993" calcext:value-type="float">
            <text:p>1993</text:p>
          </table:table-cell>
          <table:table-cell office:value-type="float" office:value="1594" calcext:value-type="float">
            <text:p>1594</text:p>
          </table:table-cell>
          <table:table-cell office:value-type="float" office:value="0.619646" calcext:value-type="float">
            <text:p>0.619646</text:p>
          </table:table-cell>
          <table:table-cell office:value-type="float" office:value="0.750929" calcext:value-type="float">
            <text:p>0.75092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504" calcext:value-type="float">
            <text:p>50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47" calcext:value-type="float">
            <text:p>547</text:p>
          </table:table-cell>
          <table:table-cell office:value-type="float" office:value="478" calcext:value-type="float">
            <text:p>478</text:p>
          </table:table-cell>
          <table:table-cell office:value-type="float" office:value="248" calcext:value-type="float">
            <text:p>248</text:p>
          </table:table-cell>
          <table:table-cell office:value-type="float" office:value="932" calcext:value-type="float">
            <text:p>932</text:p>
          </table:table-cell>
          <table:table-cell office:value-type="float" office:value="1978" calcext:value-type="float">
            <text:p>1978</text:p>
          </table:table-cell>
          <table:table-cell office:value-type="float" office:value="1851" calcext:value-type="float">
            <text:p>1851</text:p>
          </table:table-cell>
          <table:table-cell office:value-type="float" office:value="0.61312" calcext:value-type="float">
            <text:p>0.61312</text:p>
          </table:table-cell>
          <table:table-cell office:value-type="float" office:value="0.759922" calcext:value-type="float">
            <text:p>0.75992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514" calcext:value-type="float">
            <text:p>514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48" calcext:value-type="float">
            <text:p>548</text:p>
          </table:table-cell>
          <table:table-cell office:value-type="float" office:value="1333" calcext:value-type="float">
            <text:p>1333</text:p>
          </table:table-cell>
          <table:table-cell office:value-type="float" office:value="253" calcext:value-type="float">
            <text:p>253</text:p>
          </table:table-cell>
          <table:table-cell office:value-type="float" office:value="623" calcext:value-type="float">
            <text:p>623</text:p>
          </table:table-cell>
          <table:table-cell office:value-type="float" office:value="2002" calcext:value-type="float">
            <text:p>2002</text:p>
          </table:table-cell>
          <table:table-cell office:value-type="float" office:value="2526" calcext:value-type="float">
            <text:p>2526</text:p>
          </table:table-cell>
          <table:table-cell office:value-type="float" office:value="0.616839" calcext:value-type="float">
            <text:p>0.616839</text:p>
          </table:table-cell>
          <table:table-cell office:value-type="float" office:value="0.730187" calcext:value-type="float">
            <text:p>0.73018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518" calcext:value-type="float">
            <text:p>518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55" calcext:value-type="float">
            <text:p>555</text:p>
          </table:table-cell>
          <table:table-cell office:value-type="float" office:value="588" calcext:value-type="float">
            <text:p>588</text:p>
          </table:table-cell>
          <table:table-cell office:value-type="float" office:value="254" calcext:value-type="float">
            <text:p>254</text:p>
          </table:table-cell>
          <table:table-cell office:value-type="float" office:value="460" calcext:value-type="float">
            <text:p>460</text:p>
          </table:table-cell>
          <table:table-cell office:value-type="float" office:value="2376" calcext:value-type="float">
            <text:p>2376</text:p>
          </table:table-cell>
          <table:table-cell office:value-type="float" office:value="2941" calcext:value-type="float">
            <text:p>2941</text:p>
          </table:table-cell>
          <table:table-cell office:value-type="float" office:value="0.640813" calcext:value-type="float">
            <text:p>0.640813</text:p>
          </table:table-cell>
          <table:table-cell office:value-type="float" office:value="0.737768" calcext:value-type="float">
            <text:p>0.73776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520" calcext:value-type="float">
            <text:p>52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47" calcext:value-type="float">
            <text:p>547</text:p>
          </table:table-cell>
          <table:table-cell office:value-type="float" office:value="672" calcext:value-type="float">
            <text:p>672</text:p>
          </table:table-cell>
          <table:table-cell office:value-type="float" office:value="252" calcext:value-type="float">
            <text:p>252</text:p>
          </table:table-cell>
          <table:table-cell office:value-type="float" office:value="386" calcext:value-type="float">
            <text:p>386</text:p>
          </table:table-cell>
          <table:table-cell office:value-type="float" office:value="2016" calcext:value-type="float">
            <text:p>2016</text:p>
          </table:table-cell>
          <table:table-cell office:value-type="float" office:value="2577" calcext:value-type="float">
            <text:p>2577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738363" calcext:value-type="float">
            <text:p>0.73836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18" calcext:value-type="float">
            <text:p>51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62" calcext:value-type="float">
            <text:p>562</text:p>
          </table:table-cell>
          <table:table-cell office:value-type="float" office:value="1609" calcext:value-type="float">
            <text:p>1609</text:p>
          </table:table-cell>
          <table:table-cell office:value-type="float" office:value="249" calcext:value-type="float">
            <text:p>249</text:p>
          </table:table-cell>
          <table:table-cell office:value-type="float" office:value="270" calcext:value-type="float">
            <text:p>270</text:p>
          </table:table-cell>
          <table:table-cell office:value-type="float" office:value="2164" calcext:value-type="float">
            <text:p>2164</text:p>
          </table:table-cell>
          <table:table-cell office:value-type="float" office:value="3310" calcext:value-type="float">
            <text:p>3310</text:p>
          </table:table-cell>
          <table:table-cell office:value-type="float" office:value="0.621812" calcext:value-type="float">
            <text:p>0.621812</text:p>
          </table:table-cell>
          <table:table-cell office:value-type="float" office:value="0.715964" calcext:value-type="float">
            <text:p>0.71596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27" calcext:value-type="float">
            <text:p>527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67" calcext:value-type="float">
            <text:p>567</text:p>
          </table:table-cell>
          <table:table-cell office:value-type="float" office:value="1380" calcext:value-type="float">
            <text:p>1380</text:p>
          </table:table-cell>
          <table:table-cell office:value-type="float" office:value="248" calcext:value-type="float">
            <text:p>248</text:p>
          </table:table-cell>
          <table:table-cell office:value-type="float" office:value="272" calcext:value-type="float">
            <text:p>272</text:p>
          </table:table-cell>
          <table:table-cell office:value-type="float" office:value="777" calcext:value-type="float">
            <text:p>777</text:p>
          </table:table-cell>
          <table:table-cell office:value-type="float" office:value="2152" calcext:value-type="float">
            <text:p>2152</text:p>
          </table:table-cell>
          <table:table-cell office:value-type="float" office:value="0.610687" calcext:value-type="float">
            <text:p>0.610687</text:p>
          </table:table-cell>
          <table:table-cell office:value-type="float" office:value="0.712571" calcext:value-type="float">
            <text:p>0.71257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71" calcext:value-type="float">
            <text:p>571</text:p>
          </table:table-cell>
          <table:table-cell office:value-type="float" office:value="675" calcext:value-type="float">
            <text:p>675</text:p>
          </table:table-cell>
          <table:table-cell office:value-type="float" office:value="255" calcext:value-type="float">
            <text:p>255</text:p>
          </table:table-cell>
          <table:table-cell office:value-type="float" office:value="292" calcext:value-type="float">
            <text:p>292</text:p>
          </table:table-cell>
          <table:table-cell office:value-type="float" office:value="685" calcext:value-type="float">
            <text:p>685</text:p>
          </table:table-cell>
          <table:table-cell office:value-type="float" office:value="2116" calcext:value-type="float">
            <text:p>2116</text:p>
          </table:table-cell>
          <table:table-cell office:value-type="float" office:value="0.632072" calcext:value-type="float">
            <text:p>0.632072</text:p>
          </table:table-cell>
          <table:table-cell office:value-type="float" office:value="0.727761" calcext:value-type="float">
            <text:p>0.72776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539" calcext:value-type="float">
            <text:p>539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4" calcext:value-type="float">
            <text:p>584</text:p>
          </table:table-cell>
          <table:table-cell office:value-type="float" office:value="951" calcext:value-type="float">
            <text:p>951</text:p>
          </table:table-cell>
          <table:table-cell office:value-type="float" office:value="255" calcext:value-type="float">
            <text:p>255</text:p>
          </table:table-cell>
          <table:table-cell office:value-type="float" office:value="323" calcext:value-type="float">
            <text:p>323</text:p>
          </table:table-cell>
          <table:table-cell office:value-type="float" office:value="2057" calcext:value-type="float">
            <text:p>2057</text:p>
          </table:table-cell>
          <table:table-cell office:value-type="float" office:value="1633" calcext:value-type="float">
            <text:p>1633</text:p>
          </table:table-cell>
          <table:table-cell office:value-type="float" office:value="0.609605" calcext:value-type="float">
            <text:p>0.609605</text:p>
          </table:table-cell>
          <table:table-cell office:value-type="float" office:value="0.727125" calcext:value-type="float">
            <text:p>0.7271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554" calcext:value-type="float">
            <text:p>55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89" calcext:value-type="float">
            <text:p>589</text:p>
          </table:table-cell>
          <table:table-cell office:value-type="float" office:value="564" calcext:value-type="float">
            <text:p>564</text:p>
          </table:table-cell>
          <table:table-cell office:value-type="float" office:value="252" calcext:value-type="float">
            <text:p>252</text:p>
          </table:table-cell>
          <table:table-cell office:value-type="float" office:value="620" calcext:value-type="float">
            <text:p>620</text:p>
          </table:table-cell>
          <table:table-cell office:value-type="float" office:value="2020" calcext:value-type="float">
            <text:p>2020</text:p>
          </table:table-cell>
          <table:table-cell office:value-type="float" office:value="2224" calcext:value-type="float">
            <text:p>2224</text:p>
          </table:table-cell>
          <table:table-cell office:value-type="float" office:value="0.643032" calcext:value-type="float">
            <text:p>0.643032</text:p>
          </table:table-cell>
          <table:table-cell office:value-type="float" office:value="0.753902" calcext:value-type="float">
            <text:p>0.75390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557" calcext:value-type="float">
            <text:p>557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00" calcext:value-type="float">
            <text:p>600</text:p>
          </table:table-cell>
          <table:table-cell office:value-type="float" office:value="938" calcext:value-type="float">
            <text:p>938</text:p>
          </table:table-cell>
          <table:table-cell office:value-type="float" office:value="246" calcext:value-type="float">
            <text:p>246</text:p>
          </table:table-cell>
          <table:table-cell office:value-type="float" office:value="341" calcext:value-type="float">
            <text:p>341</text:p>
          </table:table-cell>
          <table:table-cell office:value-type="float" office:value="2084" calcext:value-type="float">
            <text:p>2084</text:p>
          </table:table-cell>
          <table:table-cell office:value-type="float" office:value="2420" calcext:value-type="float">
            <text:p>2420</text:p>
          </table:table-cell>
          <table:table-cell office:value-type="float" office:value="0.635915" calcext:value-type="float">
            <text:p>0.635915</text:p>
          </table:table-cell>
          <table:table-cell office:value-type="float" office:value="0.73936" calcext:value-type="float">
            <text:p>0.7393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566" calcext:value-type="float">
            <text:p>566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97" calcext:value-type="float">
            <text:p>597</text:p>
          </table:table-cell>
          <table:table-cell office:value-type="float" office:value="786" calcext:value-type="float">
            <text:p>786</text:p>
          </table:table-cell>
          <table:table-cell office:value-type="float" office:value="483" calcext:value-type="float">
            <text:p>483</text:p>
          </table:table-cell>
          <table:table-cell office:value-type="float" office:value="285" calcext:value-type="float">
            <text:p>285</text:p>
          </table:table-cell>
          <table:table-cell office:value-type="float" office:value="2162" calcext:value-type="float">
            <text:p>2162</text:p>
          </table:table-cell>
          <table:table-cell office:value-type="float" office:value="2850" calcext:value-type="float">
            <text:p>2850</text:p>
          </table:table-cell>
          <table:table-cell office:value-type="float" office:value="0.713423" calcext:value-type="float">
            <text:p>0.713423</text:p>
          </table:table-cell>
          <table:table-cell office:value-type="float" office:value="0.731227" calcext:value-type="float">
            <text:p>0.73122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576" calcext:value-type="float">
            <text:p>576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18" calcext:value-type="float">
            <text:p>618</text:p>
          </table:table-cell>
          <table:table-cell office:value-type="float" office:value="732" calcext:value-type="float">
            <text:p>732</text:p>
          </table:table-cell>
          <table:table-cell office:value-type="float" office:value="254" calcext:value-type="float">
            <text:p>254</text:p>
          </table:table-cell>
          <table:table-cell office:value-type="float" office:value="267" calcext:value-type="float">
            <text:p>267</text:p>
          </table:table-cell>
          <table:table-cell office:value-type="float" office:value="2004" calcext:value-type="float">
            <text:p>2004</text:p>
          </table:table-cell>
          <table:table-cell office:value-type="float" office:value="2507" calcext:value-type="float">
            <text:p>2507</text:p>
          </table:table-cell>
          <table:table-cell office:value-type="float" office:value="0.623172" calcext:value-type="float">
            <text:p>0.623172</text:p>
          </table:table-cell>
          <table:table-cell office:value-type="float" office:value="0.737013" calcext:value-type="float">
            <text:p>0.7370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591" calcext:value-type="float">
            <text:p>59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6" calcext:value-type="float">
            <text:p>636</text:p>
          </table:table-cell>
          <table:table-cell office:value-type="float" office:value="562" calcext:value-type="float">
            <text:p>562</text:p>
          </table:table-cell>
          <table:table-cell office:value-type="float" office:value="252" calcext:value-type="float">
            <text:p>252</text:p>
          </table:table-cell>
          <table:table-cell office:value-type="float" office:value="360" calcext:value-type="float">
            <text:p>360</text:p>
          </table:table-cell>
          <table:table-cell office:value-type="float" office:value="2039" calcext:value-type="float">
            <text:p>2039</text:p>
          </table:table-cell>
          <table:table-cell office:value-type="float" office:value="2429" calcext:value-type="float">
            <text:p>2429</text:p>
          </table:table-cell>
          <table:table-cell office:value-type="float" office:value="0.623614" calcext:value-type="float">
            <text:p>0.623614</text:p>
          </table:table-cell>
          <table:table-cell office:value-type="float" office:value="0.767065" calcext:value-type="float">
            <text:p>0.76706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607" calcext:value-type="float">
            <text:p>607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7" calcext:value-type="float">
            <text:p>637</text:p>
          </table:table-cell>
          <table:table-cell office:value-type="float" office:value="915" calcext:value-type="float">
            <text:p>915</text:p>
          </table:table-cell>
          <table:table-cell office:value-type="float" office:value="254" calcext:value-type="float">
            <text:p>254</text:p>
          </table:table-cell>
          <table:table-cell office:value-type="float" office:value="498" calcext:value-type="float">
            <text:p>498</text:p>
          </table:table-cell>
          <table:table-cell office:value-type="float" office:value="2118" calcext:value-type="float">
            <text:p>2118</text:p>
          </table:table-cell>
          <table:table-cell office:value-type="float" office:value="2550" calcext:value-type="float">
            <text:p>2550</text:p>
          </table:table-cell>
          <table:table-cell office:value-type="float" office:value="0.630439" calcext:value-type="float">
            <text:p>0.630439</text:p>
          </table:table-cell>
          <table:table-cell office:value-type="float" office:value="0.765892" calcext:value-type="float">
            <text:p>0.76589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609" calcext:value-type="float">
            <text:p>609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43" calcext:value-type="float">
            <text:p>643</text:p>
          </table:table-cell>
          <table:table-cell office:value-type="float" office:value="1564" calcext:value-type="float">
            <text:p>1564</text:p>
          </table:table-cell>
          <table:table-cell office:value-type="float" office:value="252" calcext:value-type="float">
            <text:p>252</text:p>
          </table:table-cell>
          <table:table-cell office:value-type="float" office:value="567" calcext:value-type="float">
            <text:p>567</text:p>
          </table:table-cell>
          <table:table-cell office:value-type="float" office:value="2284" calcext:value-type="float">
            <text:p>2284</text:p>
          </table:table-cell>
          <table:table-cell office:value-type="float" office:value="3062" calcext:value-type="float">
            <text:p>3062</text:p>
          </table:table-cell>
          <table:table-cell office:value-type="float" office:value="0.592115" calcext:value-type="float">
            <text:p>0.592115</text:p>
          </table:table-cell>
          <table:table-cell office:value-type="float" office:value="0.748642" calcext:value-type="float">
            <text:p>0.74864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13" calcext:value-type="float">
            <text:p>613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55" calcext:value-type="float">
            <text:p>655</text:p>
          </table:table-cell>
          <table:table-cell office:value-type="float" office:value="1486" calcext:value-type="float">
            <text:p>1486</text:p>
          </table:table-cell>
          <table:table-cell office:value-type="float" office:value="252" calcext:value-type="float">
            <text:p>252</text:p>
          </table:table-cell>
          <table:table-cell office:value-type="float" office:value="553" calcext:value-type="float">
            <text:p>553</text:p>
          </table:table-cell>
          <table:table-cell office:value-type="float" office:value="1789" calcext:value-type="float">
            <text:p>1789</text:p>
          </table:table-cell>
          <table:table-cell office:value-type="float" office:value="2659" calcext:value-type="float">
            <text:p>2659</text:p>
          </table:table-cell>
          <table:table-cell office:value-type="float" office:value="0.625731" calcext:value-type="float">
            <text:p>0.625731</text:p>
          </table:table-cell>
          <table:table-cell office:value-type="float" office:value="0.74064" calcext:value-type="float">
            <text:p>0.7406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27" calcext:value-type="float">
            <text:p>627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55" calcext:value-type="float">
            <text:p>655</text:p>
          </table:table-cell>
          <table:table-cell office:value-type="float" office:value="830" calcext:value-type="float">
            <text:p>830</text:p>
          </table:table-cell>
          <table:table-cell office:value-type="float" office:value="248" calcext:value-type="float">
            <text:p>248</text:p>
          </table:table-cell>
          <table:table-cell office:value-type="float" office:value="237" calcext:value-type="float">
            <text:p>237</text:p>
          </table:table-cell>
          <table:table-cell office:value-type="float" office:value="1632" calcext:value-type="float">
            <text:p>1632</text:p>
          </table:table-cell>
          <table:table-cell office:value-type="float" office:value="2804" calcext:value-type="float">
            <text:p>2804</text:p>
          </table:table-cell>
          <table:table-cell office:value-type="float" office:value="0.630194" calcext:value-type="float">
            <text:p>0.630194</text:p>
          </table:table-cell>
          <table:table-cell office:value-type="float" office:value="0.735196" calcext:value-type="float">
            <text:p>0.73519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29" calcext:value-type="float">
            <text:p>629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61" calcext:value-type="float">
            <text:p>661</text:p>
          </table:table-cell>
          <table:table-cell office:value-type="float" office:value="573" calcext:value-type="float">
            <text:p>573</text:p>
          </table:table-cell>
          <table:table-cell office:value-type="float" office:value="254" calcext:value-type="float">
            <text:p>254</text:p>
          </table:table-cell>
          <table:table-cell office:value-type="float" office:value="474" calcext:value-type="float">
            <text:p>474</text:p>
          </table:table-cell>
          <table:table-cell office:value-type="float" office:value="1660" calcext:value-type="float">
            <text:p>1660</text:p>
          </table:table-cell>
          <table:table-cell office:value-type="float" office:value="2206" calcext:value-type="float">
            <text:p>2206</text:p>
          </table:table-cell>
          <table:table-cell office:value-type="float" office:value="0.620556" calcext:value-type="float">
            <text:p>0.620556</text:p>
          </table:table-cell>
          <table:table-cell office:value-type="float" office:value="0.774905" calcext:value-type="float">
            <text:p>0.77490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635" calcext:value-type="float">
            <text:p>635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70" calcext:value-type="float">
            <text:p>670</text:p>
          </table:table-cell>
          <table:table-cell office:value-type="float" office:value="793" calcext:value-type="float">
            <text:p>793</text:p>
          </table:table-cell>
          <table:table-cell office:value-type="float" office:value="250" calcext:value-type="float">
            <text:p>250</text:p>
          </table:table-cell>
          <table:table-cell office:value-type="float" office:value="253" calcext:value-type="float">
            <text:p>253</text:p>
          </table:table-cell>
          <table:table-cell office:value-type="float" office:value="2105" calcext:value-type="float">
            <text:p>2105</text:p>
          </table:table-cell>
          <table:table-cell office:value-type="float" office:value="2489" calcext:value-type="float">
            <text:p>2489</text:p>
          </table:table-cell>
          <table:table-cell office:value-type="float" office:value="0.612013" calcext:value-type="float">
            <text:p>0.612013</text:p>
          </table:table-cell>
          <table:table-cell office:value-type="float" office:value="0.771956" calcext:value-type="float">
            <text:p>0.77195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641" calcext:value-type="float">
            <text:p>641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84" calcext:value-type="float">
            <text:p>684</text:p>
          </table:table-cell>
          <table:table-cell office:value-type="float" office:value="786" calcext:value-type="float">
            <text:p>786</text:p>
          </table:table-cell>
          <table:table-cell office:value-type="float" office:value="250" calcext:value-type="float">
            <text:p>250</text:p>
          </table:table-cell>
          <table:table-cell office:value-type="float" office:value="570" calcext:value-type="float">
            <text:p>570</text:p>
          </table:table-cell>
          <table:table-cell office:value-type="float" office:value="2313" calcext:value-type="float">
            <text:p>2313</text:p>
          </table:table-cell>
          <table:table-cell office:value-type="float" office:value="2067" calcext:value-type="float">
            <text:p>2067</text:p>
          </table:table-cell>
          <table:table-cell office:value-type="float" office:value="0.596108" calcext:value-type="float">
            <text:p>0.596108</text:p>
          </table:table-cell>
          <table:table-cell office:value-type="float" office:value="0.77243" calcext:value-type="float">
            <text:p>0.7724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656" calcext:value-type="float">
            <text:p>656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92" calcext:value-type="float">
            <text:p>692</text:p>
          </table:table-cell>
          <table:table-cell office:value-type="float" office:value="732" calcext:value-type="float">
            <text:p>732</text:p>
          </table:table-cell>
          <table:table-cell office:value-type="float" office:value="244" calcext:value-type="float">
            <text:p>244</text:p>
          </table:table-cell>
          <table:table-cell office:value-type="float" office:value="569" calcext:value-type="float">
            <text:p>569</text:p>
          </table:table-cell>
          <table:table-cell office:value-type="float" office:value="2245" calcext:value-type="float">
            <text:p>2245</text:p>
          </table:table-cell>
          <table:table-cell office:value-type="float" office:value="2395" calcext:value-type="float">
            <text:p>2395</text:p>
          </table:table-cell>
          <table:table-cell office:value-type="float" office:value="0.604193" calcext:value-type="float">
            <text:p>0.604193</text:p>
          </table:table-cell>
          <table:table-cell office:value-type="float" office:value="0.774406" calcext:value-type="float">
            <text:p>0.7744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67" calcext:value-type="float">
            <text:p>667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93" calcext:value-type="float">
            <text:p>693</text:p>
          </table:table-cell>
          <table:table-cell office:value-type="float" office:value="1078" calcext:value-type="float">
            <text:p>1078</text:p>
          </table:table-cell>
          <table:table-cell office:value-type="float" office:value="248" calcext:value-type="float">
            <text:p>248</text:p>
          </table:table-cell>
          <table:table-cell office:value-type="float" office:value="553" calcext:value-type="float">
            <text:p>553</text:p>
          </table:table-cell>
          <table:table-cell office:value-type="float" office:value="2269" calcext:value-type="float">
            <text:p>2269</text:p>
          </table:table-cell>
          <table:table-cell office:value-type="float" office:value="2415" calcext:value-type="float">
            <text:p>2415</text:p>
          </table:table-cell>
          <table:table-cell office:value-type="float" office:value="0.612877" calcext:value-type="float">
            <text:p>0.612877</text:p>
          </table:table-cell>
          <table:table-cell office:value-type="float" office:value="0.761068" calcext:value-type="float">
            <text:p>0.76106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668" calcext:value-type="float">
            <text:p>668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10" calcext:value-type="float">
            <text:p>710</text:p>
          </table:table-cell>
          <table:table-cell office:value-type="float" office:value="821" calcext:value-type="float">
            <text:p>821</text:p>
          </table:table-cell>
          <table:table-cell office:value-type="float" office:value="250" calcext:value-type="float">
            <text:p>250</text:p>
          </table:table-cell>
          <table:table-cell office:value-type="float" office:value="548" calcext:value-type="float">
            <text:p>548</text:p>
          </table:table-cell>
          <table:table-cell office:value-type="float" office:value="2130" calcext:value-type="float">
            <text:p>2130</text:p>
          </table:table-cell>
          <table:table-cell office:value-type="float" office:value="2581" calcext:value-type="float">
            <text:p>2581</text:p>
          </table:table-cell>
          <table:table-cell office:value-type="float" office:value="0.603442" calcext:value-type="float">
            <text:p>0.603442</text:p>
          </table:table-cell>
          <table:table-cell office:value-type="float" office:value="0.760788" calcext:value-type="float">
            <text:p>0.76078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681" calcext:value-type="float">
            <text:p>681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27" calcext:value-type="float">
            <text:p>727</text:p>
          </table:table-cell>
          <table:table-cell office:value-type="float" office:value="606" calcext:value-type="float">
            <text:p>606</text:p>
          </table:table-cell>
          <table:table-cell office:value-type="float" office:value="252" calcext:value-type="float">
            <text:p>252</text:p>
          </table:table-cell>
          <table:table-cell office:value-type="float" office:value="1060" calcext:value-type="float">
            <text:p>1060</text:p>
          </table:table-cell>
          <table:table-cell office:value-type="float" office:value="2233" calcext:value-type="float">
            <text:p>2233</text:p>
          </table:table-cell>
          <table:table-cell office:value-type="float" office:value="1960" calcext:value-type="float">
            <text:p>1960</text:p>
          </table:table-cell>
          <table:table-cell office:value-type="float" office:value="0.607206" calcext:value-type="float">
            <text:p>0.607206</text:p>
          </table:table-cell>
          <table:table-cell office:value-type="float" office:value="0.800428" calcext:value-type="float">
            <text:p>0.8004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700" calcext:value-type="float">
            <text:p>7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37" calcext:value-type="float">
            <text:p>737</text:p>
          </table:table-cell>
          <table:table-cell office:value-type="float" office:value="740" calcext:value-type="float">
            <text:p>740</text:p>
          </table:table-cell>
          <table:table-cell office:value-type="float" office:value="254" calcext:value-type="float">
            <text:p>254</text:p>
          </table:table-cell>
          <table:table-cell office:value-type="float" office:value="1518" calcext:value-type="float">
            <text:p>1518</text:p>
          </table:table-cell>
          <table:table-cell office:value-type="float" office:value="1566" calcext:value-type="float">
            <text:p>1566</text:p>
          </table:table-cell>
          <table:table-cell office:value-type="float" office:value="1140" calcext:value-type="float">
            <text:p>1140</text:p>
          </table:table-cell>
          <table:table-cell office:value-type="float" office:value="0.630105" calcext:value-type="float">
            <text:p>0.630105</text:p>
          </table:table-cell>
          <table:table-cell office:value-type="float" office:value="0.795668" calcext:value-type="float">
            <text:p>0.7956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707" calcext:value-type="float">
            <text:p>707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24" calcext:value-type="float">
            <text:p>724</text:p>
          </table:table-cell>
          <table:table-cell office:value-type="float" office:value="1036" calcext:value-type="float">
            <text:p>1036</text:p>
          </table:table-cell>
          <table:table-cell office:value-type="float" office:value="470" calcext:value-type="float">
            <text:p>470</text:p>
          </table:table-cell>
          <table:table-cell office:value-type="float" office:value="1198" calcext:value-type="float">
            <text:p>1198</text:p>
          </table:table-cell>
          <table:table-cell office:value-type="float" office:value="1580" calcext:value-type="float">
            <text:p>1580</text:p>
          </table:table-cell>
          <table:table-cell office:value-type="float" office:value="1267" calcext:value-type="float">
            <text:p>1267</text:p>
          </table:table-cell>
          <table:table-cell office:value-type="float" office:value="0.691751" calcext:value-type="float">
            <text:p>0.691751</text:p>
          </table:table-cell>
          <table:table-cell office:value-type="float" office:value="0.790878" calcext:value-type="float">
            <text:p>0.79087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707" calcext:value-type="float">
            <text:p>707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39" calcext:value-type="float">
            <text:p>739</text:p>
          </table:table-cell>
          <table:table-cell office:value-type="float" office:value="608" calcext:value-type="float">
            <text:p>608</text:p>
          </table:table-cell>
          <table:table-cell office:value-type="float" office:value="254" calcext:value-type="float">
            <text:p>254</text:p>
          </table:table-cell>
          <table:table-cell office:value-type="float" office:value="1647" calcext:value-type="float">
            <text:p>1647</text:p>
          </table:table-cell>
          <table:table-cell office:value-type="float" office:value="1967" calcext:value-type="float">
            <text:p>1967</text:p>
          </table:table-cell>
          <table:table-cell office:value-type="float" office:value="974" calcext:value-type="float">
            <text:p>974</text:p>
          </table:table-cell>
          <table:table-cell office:value-type="float" office:value="0.623514" calcext:value-type="float">
            <text:p>0.623514</text:p>
          </table:table-cell>
          <table:table-cell office:value-type="float" office:value="0.798774" calcext:value-type="float">
            <text:p>0.79877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714" calcext:value-type="float">
            <text:p>714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1" calcext:value-type="float">
            <text:p>741</text:p>
          </table:table-cell>
          <table:table-cell office:value-type="float" office:value="856" calcext:value-type="float">
            <text:p>856</text:p>
          </table:table-cell>
          <table:table-cell office:value-type="float" office:value="249" calcext:value-type="float">
            <text:p>249</text:p>
          </table:table-cell>
          <table:table-cell office:value-type="float" office:value="1574" calcext:value-type="float">
            <text:p>1574</text:p>
          </table:table-cell>
          <table:table-cell office:value-type="float" office:value="1576" calcext:value-type="float">
            <text:p>1576</text:p>
          </table:table-cell>
          <table:table-cell office:value-type="float" office:value="808" calcext:value-type="float">
            <text:p>808</text:p>
          </table:table-cell>
          <table:table-cell office:value-type="float" office:value="0.612868" calcext:value-type="float">
            <text:p>0.612868</text:p>
          </table:table-cell>
          <table:table-cell office:value-type="float" office:value="0.795994" calcext:value-type="float">
            <text:p>0.79599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715" calcext:value-type="float">
            <text:p>715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49" calcext:value-type="float">
            <text:p>749</text:p>
          </table:table-cell>
          <table:table-cell office:value-type="float" office:value="1298" calcext:value-type="float">
            <text:p>1298</text:p>
          </table:table-cell>
          <table:table-cell office:value-type="float" office:value="249" calcext:value-type="float">
            <text:p>249</text:p>
          </table:table-cell>
          <table:table-cell office:value-type="float" office:value="859" calcext:value-type="float">
            <text:p>859</text:p>
          </table:table-cell>
          <table:table-cell office:value-type="float" office:value="1801" calcext:value-type="float">
            <text:p>1801</text:p>
          </table:table-cell>
          <table:table-cell office:value-type="float" office:value="1841" calcext:value-type="float">
            <text:p>1841</text:p>
          </table:table-cell>
          <table:table-cell office:value-type="float" office:value="0.611759" calcext:value-type="float">
            <text:p>0.611759</text:p>
          </table:table-cell>
          <table:table-cell office:value-type="float" office:value="0.788123" calcext:value-type="float">
            <text:p>0.7881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722" calcext:value-type="float">
            <text:p>722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57" calcext:value-type="float">
            <text:p>757</text:p>
          </table:table-cell>
          <table:table-cell office:value-type="float" office:value="1203" calcext:value-type="float">
            <text:p>1203</text:p>
          </table:table-cell>
          <table:table-cell office:value-type="float" office:value="254" calcext:value-type="float">
            <text:p>254</text:p>
          </table:table-cell>
          <table:table-cell office:value-type="float" office:value="859" calcext:value-type="float">
            <text:p>859</text:p>
          </table:table-cell>
          <table:table-cell office:value-type="float" office:value="2165" calcext:value-type="float">
            <text:p>2165</text:p>
          </table:table-cell>
          <table:table-cell office:value-type="float" office:value="1645" calcext:value-type="float">
            <text:p>1645</text:p>
          </table:table-cell>
          <table:table-cell office:value-type="float" office:value="0.619878" calcext:value-type="float">
            <text:p>0.619878</text:p>
          </table:table-cell>
          <table:table-cell office:value-type="float" office:value="0.784497" calcext:value-type="float">
            <text:p>0.78449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727" calcext:value-type="float">
            <text:p>727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50" calcext:value-type="float">
            <text:p>750</text:p>
          </table:table-cell>
          <table:table-cell office:value-type="float" office:value="627" calcext:value-type="float">
            <text:p>627</text:p>
          </table:table-cell>
          <table:table-cell office:value-type="float" office:value="469" calcext:value-type="float">
            <text:p>469</text:p>
          </table:table-cell>
          <table:table-cell office:value-type="float" office:value="1067" calcext:value-type="float">
            <text:p>1067</text:p>
          </table:table-cell>
          <table:table-cell office:value-type="float" office:value="2008" calcext:value-type="float">
            <text:p>2008</text:p>
          </table:table-cell>
          <table:table-cell office:value-type="float" office:value="1557" calcext:value-type="float">
            <text:p>1557</text:p>
          </table:table-cell>
          <table:table-cell office:value-type="float" office:value="0.714356" calcext:value-type="float">
            <text:p>0.714356</text:p>
          </table:table-cell>
          <table:table-cell office:value-type="float" office:value="0.797326" calcext:value-type="float">
            <text:p>0.79732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733" calcext:value-type="float">
            <text:p>733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65" calcext:value-type="float">
            <text:p>765</text:p>
          </table:table-cell>
          <table:table-cell office:value-type="float" office:value="818" calcext:value-type="float">
            <text:p>818</text:p>
          </table:table-cell>
          <table:table-cell office:value-type="float" office:value="250" calcext:value-type="float">
            <text:p>250</text:p>
          </table:table-cell>
          <table:table-cell office:value-type="float" office:value="1284" calcext:value-type="float">
            <text:p>1284</text:p>
          </table:table-cell>
          <table:table-cell office:value-type="float" office:value="1587" calcext:value-type="float">
            <text:p>1587</text:p>
          </table:table-cell>
          <table:table-cell office:value-type="float" office:value="1431" calcext:value-type="float">
            <text:p>1431</text:p>
          </table:table-cell>
          <table:table-cell office:value-type="float" office:value="0.617734" calcext:value-type="float">
            <text:p>0.617734</text:p>
          </table:table-cell>
          <table:table-cell office:value-type="float" office:value="0.795478" calcext:value-type="float">
            <text:p>0.79547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740" calcext:value-type="float">
            <text:p>740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72" calcext:value-type="float">
            <text:p>772</text:p>
          </table:table-cell>
          <table:table-cell office:value-type="float" office:value="1034" calcext:value-type="float">
            <text:p>1034</text:p>
          </table:table-cell>
          <table:table-cell office:value-type="float" office:value="254" calcext:value-type="float">
            <text:p>254</text:p>
          </table:table-cell>
          <table:table-cell office:value-type="float" office:value="1203" calcext:value-type="float">
            <text:p>1203</text:p>
          </table:table-cell>
          <table:table-cell office:value-type="float" office:value="1921" calcext:value-type="float">
            <text:p>1921</text:p>
          </table:table-cell>
          <table:table-cell office:value-type="float" office:value="1358" calcext:value-type="float">
            <text:p>1358</text:p>
          </table:table-cell>
          <table:table-cell office:value-type="float" office:value="0.614329" calcext:value-type="float">
            <text:p>0.614329</text:p>
          </table:table-cell>
          <table:table-cell office:value-type="float" office:value="0.790722" calcext:value-type="float">
            <text:p>0.7907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745" calcext:value-type="float">
            <text:p>74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77" calcext:value-type="float">
            <text:p>777</text:p>
          </table:table-cell>
          <table:table-cell office:value-type="float" office:value="668" calcext:value-type="float">
            <text:p>668</text:p>
          </table:table-cell>
          <table:table-cell office:value-type="float" office:value="252" calcext:value-type="float">
            <text:p>252</text:p>
          </table:table-cell>
          <table:table-cell office:value-type="float" office:value="1219" calcext:value-type="float">
            <text:p>1219</text:p>
          </table:table-cell>
          <table:table-cell office:value-type="float" office:value="1969" calcext:value-type="float">
            <text:p>1969</text:p>
          </table:table-cell>
          <table:table-cell office:value-type="float" office:value="1281" calcext:value-type="float">
            <text:p>1281</text:p>
          </table:table-cell>
          <table:table-cell office:value-type="float" office:value="0.592668" calcext:value-type="float">
            <text:p>0.592668</text:p>
          </table:table-cell>
          <table:table-cell office:value-type="float" office:value="0.792234" calcext:value-type="float">
            <text:p>0.79223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751" calcext:value-type="float">
            <text:p>751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83" calcext:value-type="float">
            <text:p>783</text:p>
          </table:table-cell>
          <table:table-cell office:value-type="float" office:value="705" calcext:value-type="float">
            <text:p>705</text:p>
          </table:table-cell>
          <table:table-cell office:value-type="float" office:value="246" calcext:value-type="float">
            <text:p>246</text:p>
          </table:table-cell>
          <table:table-cell office:value-type="float" office:value="1193" calcext:value-type="float">
            <text:p>1193</text:p>
          </table:table-cell>
          <table:table-cell office:value-type="float" office:value="1970" calcext:value-type="float">
            <text:p>1970</text:p>
          </table:table-cell>
          <table:table-cell office:value-type="float" office:value="1371" calcext:value-type="float">
            <text:p>1371</text:p>
          </table:table-cell>
          <table:table-cell office:value-type="float" office:value="0.588909" calcext:value-type="float">
            <text:p>0.588909</text:p>
          </table:table-cell>
          <table:table-cell office:value-type="float" office:value="0.794844" calcext:value-type="float">
            <text:p>0.7948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756" calcext:value-type="float">
            <text:p>756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94" calcext:value-type="float">
            <text:p>794</text:p>
          </table:table-cell>
          <table:table-cell office:value-type="float" office:value="1055" calcext:value-type="float">
            <text:p>1055</text:p>
          </table:table-cell>
          <table:table-cell office:value-type="float" office:value="250" calcext:value-type="float">
            <text:p>250</text:p>
          </table:table-cell>
          <table:table-cell office:value-type="float" office:value="1174" calcext:value-type="float">
            <text:p>1174</text:p>
          </table:table-cell>
          <table:table-cell office:value-type="float" office:value="1969" calcext:value-type="float">
            <text:p>1969</text:p>
          </table:table-cell>
          <table:table-cell office:value-type="float" office:value="1284" calcext:value-type="float">
            <text:p>1284</text:p>
          </table:table-cell>
          <table:table-cell office:value-type="float" office:value="0.589643" calcext:value-type="float">
            <text:p>0.589643</text:p>
          </table:table-cell>
          <table:table-cell office:value-type="float" office:value="0.791581" calcext:value-type="float">
            <text:p>0.7915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765" calcext:value-type="float">
            <text:p>765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04" calcext:value-type="float">
            <text:p>804</text:p>
          </table:table-cell>
          <table:table-cell office:value-type="float" office:value="1069" calcext:value-type="float">
            <text:p>1069</text:p>
          </table:table-cell>
          <table:table-cell office:value-type="float" office:value="250" calcext:value-type="float">
            <text:p>250</text:p>
          </table:table-cell>
          <table:table-cell office:value-type="float" office:value="1181" calcext:value-type="float">
            <text:p>1181</text:p>
          </table:table-cell>
          <table:table-cell office:value-type="float" office:value="1922" calcext:value-type="float">
            <text:p>1922</text:p>
          </table:table-cell>
          <table:table-cell office:value-type="float" office:value="1370" calcext:value-type="float">
            <text:p>1370</text:p>
          </table:table-cell>
          <table:table-cell office:value-type="float" office:value="0.588257" calcext:value-type="float">
            <text:p>0.588257</text:p>
          </table:table-cell>
          <table:table-cell office:value-type="float" office:value="0.787836" calcext:value-type="float">
            <text:p>0.7878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778" calcext:value-type="float">
            <text:p>778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12" calcext:value-type="float">
            <text:p>812</text:p>
          </table:table-cell>
          <table:table-cell office:value-type="float" office:value="1072" calcext:value-type="float">
            <text:p>1072</text:p>
          </table:table-cell>
          <table:table-cell office:value-type="float" office:value="250" calcext:value-type="float">
            <text:p>250</text:p>
          </table:table-cell>
          <table:table-cell office:value-type="float" office:value="1179" calcext:value-type="float">
            <text:p>1179</text:p>
          </table:table-cell>
          <table:table-cell office:value-type="float" office:value="1837" calcext:value-type="float">
            <text:p>1837</text:p>
          </table:table-cell>
          <table:table-cell office:value-type="float" office:value="1193" calcext:value-type="float">
            <text:p>1193</text:p>
          </table:table-cell>
          <table:table-cell office:value-type="float" office:value="0.600944" calcext:value-type="float">
            <text:p>0.600944</text:p>
          </table:table-cell>
          <table:table-cell office:value-type="float" office:value="0.785684" calcext:value-type="float">
            <text:p>0.78568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787" calcext:value-type="float">
            <text:p>787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31" calcext:value-type="float">
            <text:p>831</text:p>
          </table:table-cell>
          <table:table-cell office:value-type="float" office:value="787" calcext:value-type="float">
            <text:p>787</text:p>
          </table:table-cell>
          <table:table-cell office:value-type="float" office:value="252" calcext:value-type="float">
            <text:p>252</text:p>
          </table:table-cell>
          <table:table-cell office:value-type="float" office:value="1179" calcext:value-type="float">
            <text:p>1179</text:p>
          </table:table-cell>
          <table:table-cell office:value-type="float" office:value="1880" calcext:value-type="float">
            <text:p>1880</text:p>
          </table:table-cell>
          <table:table-cell office:value-type="float" office:value="1187" calcext:value-type="float">
            <text:p>1187</text:p>
          </table:table-cell>
          <table:table-cell office:value-type="float" office:value="0.597532" calcext:value-type="float">
            <text:p>0.597532</text:p>
          </table:table-cell>
          <table:table-cell office:value-type="float" office:value="0.786485" calcext:value-type="float">
            <text:p>0.7864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799" calcext:value-type="float">
            <text:p>799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37" calcext:value-type="float">
            <text:p>837</text:p>
          </table:table-cell>
          <table:table-cell office:value-type="float" office:value="701" calcext:value-type="float">
            <text:p>701</text:p>
          </table:table-cell>
          <table:table-cell office:value-type="float" office:value="251" calcext:value-type="float">
            <text:p>251</text:p>
          </table:table-cell>
          <table:table-cell office:value-type="float" office:value="1215" calcext:value-type="float">
            <text:p>1215</text:p>
          </table:table-cell>
          <table:table-cell office:value-type="float" office:value="1907" calcext:value-type="float">
            <text:p>1907</text:p>
          </table:table-cell>
          <table:table-cell office:value-type="float" office:value="1242" calcext:value-type="float">
            <text:p>1242</text:p>
          </table:table-cell>
          <table:table-cell office:value-type="float" office:value="0.606196" calcext:value-type="float">
            <text:p>0.606196</text:p>
          </table:table-cell>
          <table:table-cell office:value-type="float" office:value="0.798845" calcext:value-type="float">
            <text:p>0.79884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811" calcext:value-type="float">
            <text:p>811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51" calcext:value-type="float">
            <text:p>851</text:p>
          </table:table-cell>
          <table:table-cell office:value-type="float" office:value="796" calcext:value-type="float">
            <text:p>796</text:p>
          </table:table-cell>
          <table:table-cell office:value-type="float" office:value="253" calcext:value-type="float">
            <text:p>253</text:p>
          </table:table-cell>
          <table:table-cell office:value-type="float" office:value="1252" calcext:value-type="float">
            <text:p>1252</text:p>
          </table:table-cell>
          <table:table-cell office:value-type="float" office:value="1754" calcext:value-type="float">
            <text:p>1754</text:p>
          </table:table-cell>
          <table:table-cell office:value-type="float" office:value="1277" calcext:value-type="float">
            <text:p>1277</text:p>
          </table:table-cell>
          <table:table-cell office:value-type="float" office:value="0.593587" calcext:value-type="float">
            <text:p>0.593587</text:p>
          </table:table-cell>
          <table:table-cell office:value-type="float" office:value="0.79553" calcext:value-type="float">
            <text:p>0.7955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826" calcext:value-type="float">
            <text:p>826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71" calcext:value-type="float">
            <text:p>871</text:p>
          </table:table-cell>
          <table:table-cell office:value-type="float" office:value="736" calcext:value-type="float">
            <text:p>736</text:p>
          </table:table-cell>
          <table:table-cell office:value-type="float" office:value="251" calcext:value-type="float">
            <text:p>251</text:p>
          </table:table-cell>
          <table:table-cell office:value-type="float" office:value="1255" calcext:value-type="float">
            <text:p>1255</text:p>
          </table:table-cell>
          <table:table-cell office:value-type="float" office:value="1832" calcext:value-type="float">
            <text:p>1832</text:p>
          </table:table-cell>
          <table:table-cell office:value-type="float" office:value="1267" calcext:value-type="float">
            <text:p>1267</text:p>
          </table:table-cell>
          <table:table-cell office:value-type="float" office:value="0.599349" calcext:value-type="float">
            <text:p>0.599349</text:p>
          </table:table-cell>
          <table:table-cell office:value-type="float" office:value="0.793323" calcext:value-type="float">
            <text:p>0.7933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848" calcext:value-type="float">
            <text:p>848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00" calcext:value-type="float">
            <text:p>900</text:p>
          </table:table-cell>
          <table:table-cell office:value-type="float" office:value="1057" calcext:value-type="float">
            <text:p>1057</text:p>
          </table:table-cell>
          <table:table-cell office:value-type="float" office:value="248" calcext:value-type="float">
            <text:p>248</text:p>
          </table:table-cell>
          <table:table-cell office:value-type="float" office:value="871" calcext:value-type="float">
            <text:p>871</text:p>
          </table:table-cell>
          <table:table-cell office:value-type="float" office:value="1909" calcext:value-type="float">
            <text:p>1909</text:p>
          </table:table-cell>
          <table:table-cell office:value-type="float" office:value="1746" calcext:value-type="float">
            <text:p>1746</text:p>
          </table:table-cell>
          <table:table-cell office:value-type="float" office:value="0.588492" calcext:value-type="float">
            <text:p>0.588492</text:p>
          </table:table-cell>
          <table:table-cell office:value-type="float" office:value="0.788434" calcext:value-type="float">
            <text:p>0.7884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875" calcext:value-type="float">
            <text:p>875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22" calcext:value-type="float">
            <text:p>922</text:p>
          </table:table-cell>
          <table:table-cell office:value-type="float" office:value="1220" calcext:value-type="float">
            <text:p>1220</text:p>
          </table:table-cell>
          <table:table-cell office:value-type="float" office:value="251" calcext:value-type="float">
            <text:p>251</text:p>
          </table:table-cell>
          <table:table-cell office:value-type="float" office:value="672" calcext:value-type="float">
            <text:p>672</text:p>
          </table:table-cell>
          <table:table-cell office:value-type="float" office:value="2171" calcext:value-type="float">
            <text:p>2171</text:p>
          </table:table-cell>
          <table:table-cell office:value-type="float" office:value="2502" calcext:value-type="float">
            <text:p>2502</text:p>
          </table:table-cell>
          <table:table-cell office:value-type="float" office:value="0.606215" calcext:value-type="float">
            <text:p>0.606215</text:p>
          </table:table-cell>
          <table:table-cell office:value-type="float" office:value="0.777885" calcext:value-type="float">
            <text:p>0.7778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900" calcext:value-type="float">
            <text:p>900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17" calcext:value-type="float">
            <text:p>917</text:p>
          </table:table-cell>
          <table:table-cell office:value-type="float" office:value="1684" calcext:value-type="float">
            <text:p>1684</text:p>
          </table:table-cell>
          <table:table-cell office:value-type="float" office:value="240" calcext:value-type="float">
            <text:p>240</text:p>
          </table:table-cell>
          <table:table-cell office:value-type="float" office:value="560" calcext:value-type="float">
            <text:p>560</text:p>
          </table:table-cell>
          <table:table-cell office:value-type="float" office:value="2426" calcext:value-type="float">
            <text:p>2426</text:p>
          </table:table-cell>
          <table:table-cell office:value-type="float" office:value="2467" calcext:value-type="float">
            <text:p>2467</text:p>
          </table:table-cell>
          <table:table-cell office:value-type="float" office:value="0.557516" calcext:value-type="float">
            <text:p>0.557516</text:p>
          </table:table-cell>
          <table:table-cell office:value-type="float" office:value="0.765354" calcext:value-type="float">
            <text:p>0.76535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16" calcext:value-type="float">
            <text:p>916</text:p>
          </table:table-cell>
          <table:table-cell office:value-type="float" office:value="843" calcext:value-type="float">
            <text:p>843</text:p>
          </table:table-cell>
          <table:table-cell office:value-type="float" office:value="254" calcext:value-type="float">
            <text:p>254</text:p>
          </table:table-cell>
          <table:table-cell office:value-type="float" office:value="231" calcext:value-type="float">
            <text:p>231</text:p>
          </table:table-cell>
          <table:table-cell office:value-type="float" office:value="1561" calcext:value-type="float">
            <text:p>1561</text:p>
          </table:table-cell>
          <table:table-cell office:value-type="float" office:value="2856" calcext:value-type="float">
            <text:p>2856</text:p>
          </table:table-cell>
          <table:table-cell office:value-type="float" office:value="0.60714" calcext:value-type="float">
            <text:p>0.60714</text:p>
          </table:table-cell>
          <table:table-cell office:value-type="float" office:value="0.770417" calcext:value-type="float">
            <text:p>0.7704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895" calcext:value-type="float">
            <text:p>895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21" calcext:value-type="float">
            <text:p>921</text:p>
          </table:table-cell>
          <table:table-cell office:value-type="float" office:value="989" calcext:value-type="float">
            <text:p>989</text:p>
          </table:table-cell>
          <table:table-cell office:value-type="float" office:value="239" calcext:value-type="float">
            <text:p>239</text:p>
          </table:table-cell>
          <table:table-cell office:value-type="float" office:value="530" calcext:value-type="float">
            <text:p>530</text:p>
          </table:table-cell>
          <table:table-cell office:value-type="float" office:value="2181" calcext:value-type="float">
            <text:p>2181</text:p>
          </table:table-cell>
          <table:table-cell office:value-type="float" office:value="2595" calcext:value-type="float">
            <text:p>2595</text:p>
          </table:table-cell>
          <table:table-cell office:value-type="float" office:value="0.565206" calcext:value-type="float">
            <text:p>0.565206</text:p>
          </table:table-cell>
          <table:table-cell office:value-type="float" office:value="0.775935" calcext:value-type="float">
            <text:p>0.7759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899" calcext:value-type="float">
            <text:p>899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24" calcext:value-type="float">
            <text:p>924</text:p>
          </table:table-cell>
          <table:table-cell office:value-type="float" office:value="846" calcext:value-type="float">
            <text:p>846</text:p>
          </table:table-cell>
          <table:table-cell office:value-type="float" office:value="254" calcext:value-type="float">
            <text:p>254</text:p>
          </table:table-cell>
          <table:table-cell office:value-type="float" office:value="661" calcext:value-type="float">
            <text:p>661</text:p>
          </table:table-cell>
          <table:table-cell office:value-type="float" office:value="2324" calcext:value-type="float">
            <text:p>2324</text:p>
          </table:table-cell>
          <table:table-cell office:value-type="float" office:value="2651" calcext:value-type="float">
            <text:p>2651</text:p>
          </table:table-cell>
          <table:table-cell office:value-type="float" office:value="0.602977" calcext:value-type="float">
            <text:p>0.602977</text:p>
          </table:table-cell>
          <table:table-cell office:value-type="float" office:value="0.785638" calcext:value-type="float">
            <text:p>0.7856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902" calcext:value-type="float">
            <text:p>902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31" calcext:value-type="float">
            <text:p>931</text:p>
          </table:table-cell>
          <table:table-cell office:value-type="float" office:value="907" calcext:value-type="float">
            <text:p>907</text:p>
          </table:table-cell>
          <table:table-cell office:value-type="float" office:value="250" calcext:value-type="float">
            <text:p>250</text:p>
          </table:table-cell>
          <table:table-cell office:value-type="float" office:value="728" calcext:value-type="float">
            <text:p>728</text:p>
          </table:table-cell>
          <table:table-cell office:value-type="float" office:value="2295" calcext:value-type="float">
            <text:p>2295</text:p>
          </table:table-cell>
          <table:table-cell office:value-type="float" office:value="2543" calcext:value-type="float">
            <text:p>2543</text:p>
          </table:table-cell>
          <table:table-cell office:value-type="float" office:value="0.587273" calcext:value-type="float">
            <text:p>0.587273</text:p>
          </table:table-cell>
          <table:table-cell office:value-type="float" office:value="0.789247" calcext:value-type="float">
            <text:p>0.78924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908" calcext:value-type="float">
            <text:p>908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35" calcext:value-type="float">
            <text:p>935</text:p>
          </table:table-cell>
          <table:table-cell office:value-type="float" office:value="1751" calcext:value-type="float">
            <text:p>1751</text:p>
          </table:table-cell>
          <table:table-cell office:value-type="float" office:value="256" calcext:value-type="float">
            <text:p>256</text:p>
          </table:table-cell>
          <table:table-cell office:value-type="float" office:value="683" calcext:value-type="float">
            <text:p>683</text:p>
          </table:table-cell>
          <table:table-cell office:value-type="float" office:value="2341" calcext:value-type="float">
            <text:p>2341</text:p>
          </table:table-cell>
          <table:table-cell office:value-type="float" office:value="2824" calcext:value-type="float">
            <text:p>2824</text:p>
          </table:table-cell>
          <table:table-cell office:value-type="float" office:value="0.589728" calcext:value-type="float">
            <text:p>0.589728</text:p>
          </table:table-cell>
          <table:table-cell office:value-type="float" office:value="0.774505" calcext:value-type="float">
            <text:p>0.77450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12" calcext:value-type="float">
            <text:p>91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33" calcext:value-type="float">
            <text:p>933</text:p>
          </table:table-cell>
          <table:table-cell office:value-type="float" office:value="1040" calcext:value-type="float">
            <text:p>1040</text:p>
          </table:table-cell>
          <table:table-cell office:value-type="float" office:value="253" calcext:value-type="float">
            <text:p>253</text:p>
          </table:table-cell>
          <table:table-cell office:value-type="float" office:value="651" calcext:value-type="float">
            <text:p>651</text:p>
          </table:table-cell>
          <table:table-cell office:value-type="float" office:value="2017" calcext:value-type="float">
            <text:p>2017</text:p>
          </table:table-cell>
          <table:table-cell office:value-type="float" office:value="3109" calcext:value-type="float">
            <text:p>3109</text:p>
          </table:table-cell>
          <table:table-cell office:value-type="float" office:value="0.589538" calcext:value-type="float">
            <text:p>0.589538</text:p>
          </table:table-cell>
          <table:table-cell office:value-type="float" office:value="0.776221" calcext:value-type="float">
            <text:p>0.7762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912" calcext:value-type="float">
            <text:p>912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34" calcext:value-type="float">
            <text:p>934</text:p>
          </table:table-cell>
          <table:table-cell office:value-type="float" office:value="1856" calcext:value-type="float">
            <text:p>1856</text:p>
          </table:table-cell>
          <table:table-cell office:value-type="float" office:value="251" calcext:value-type="float">
            <text:p>251</text:p>
          </table:table-cell>
          <table:table-cell office:value-type="float" office:value="593" calcext:value-type="float">
            <text:p>593</text:p>
          </table:table-cell>
          <table:table-cell office:value-type="float" office:value="2257" calcext:value-type="float">
            <text:p>2257</text:p>
          </table:table-cell>
          <table:table-cell office:value-type="float" office:value="3422" calcext:value-type="float">
            <text:p>3422</text:p>
          </table:table-cell>
          <table:table-cell office:value-type="float" office:value="0.592432" calcext:value-type="float">
            <text:p>0.592432</text:p>
          </table:table-cell>
          <table:table-cell office:value-type="float" office:value="0.764729" calcext:value-type="float">
            <text:p>0.7647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912" calcext:value-type="float">
            <text:p>91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33" calcext:value-type="float">
            <text:p>933</text:p>
          </table:table-cell>
          <table:table-cell office:value-type="float" office:value="863" calcext:value-type="float">
            <text:p>863</text:p>
          </table:table-cell>
          <table:table-cell office:value-type="float" office:value="251" calcext:value-type="float">
            <text:p>251</text:p>
          </table:table-cell>
          <table:table-cell office:value-type="float" office:value="646" calcext:value-type="float">
            <text:p>646</text:p>
          </table:table-cell>
          <table:table-cell office:value-type="float" office:value="771" calcext:value-type="float">
            <text:p>771</text:p>
          </table:table-cell>
          <table:table-cell office:value-type="float" office:value="3166" calcext:value-type="float">
            <text:p>3166</text:p>
          </table:table-cell>
          <table:table-cell office:value-type="float" office:value="0.593047" calcext:value-type="float">
            <text:p>0.593047</text:p>
          </table:table-cell>
          <table:table-cell office:value-type="float" office:value="0.788408" calcext:value-type="float">
            <text:p>0.7884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913" calcext:value-type="float">
            <text:p>91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38" calcext:value-type="float">
            <text:p>938</text:p>
          </table:table-cell>
          <table:table-cell office:value-type="float" office:value="1639" calcext:value-type="float">
            <text:p>1639</text:p>
          </table:table-cell>
          <table:table-cell office:value-type="float" office:value="256" calcext:value-type="float">
            <text:p>256</text:p>
          </table:table-cell>
          <table:table-cell office:value-type="float" office:value="639" calcext:value-type="float">
            <text:p>639</text:p>
          </table:table-cell>
          <table:table-cell office:value-type="float" office:value="2267" calcext:value-type="float">
            <text:p>2267</text:p>
          </table:table-cell>
          <table:table-cell office:value-type="float" office:value="2876" calcext:value-type="float">
            <text:p>2876</text:p>
          </table:table-cell>
          <table:table-cell office:value-type="float" office:value="0.585159" calcext:value-type="float">
            <text:p>0.585159</text:p>
          </table:table-cell>
          <table:table-cell office:value-type="float" office:value="0.7797" calcext:value-type="float">
            <text:p>0.779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18" calcext:value-type="float">
            <text:p>918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37" calcext:value-type="float">
            <text:p>937</text:p>
          </table:table-cell>
          <table:table-cell office:value-type="float" office:value="1073" calcext:value-type="float">
            <text:p>1073</text:p>
          </table:table-cell>
          <table:table-cell office:value-type="float" office:value="250" calcext:value-type="float">
            <text:p>250</text:p>
          </table:table-cell>
          <table:table-cell office:value-type="float" office:value="655" calcext:value-type="float">
            <text:p>655</text:p>
          </table:table-cell>
          <table:table-cell office:value-type="float" office:value="2404" calcext:value-type="float">
            <text:p>2404</text:p>
          </table:table-cell>
          <table:table-cell office:value-type="float" office:value="3351" calcext:value-type="float">
            <text:p>3351</text:p>
          </table:table-cell>
          <table:table-cell office:value-type="float" office:value="0.58546" calcext:value-type="float">
            <text:p>0.58546</text:p>
          </table:table-cell>
          <table:table-cell office:value-type="float" office:value="0.786139" calcext:value-type="float">
            <text:p>0.78613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918" calcext:value-type="float">
            <text:p>918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28" calcext:value-type="float">
            <text:p>928</text:p>
          </table:table-cell>
          <table:table-cell office:value-type="float" office:value="1017" calcext:value-type="float">
            <text:p>1017</text:p>
          </table:table-cell>
          <table:table-cell office:value-type="float" office:value="405" calcext:value-type="float">
            <text:p>405</text:p>
          </table:table-cell>
          <table:table-cell office:value-type="float" office:value="668" calcext:value-type="float">
            <text:p>668</text:p>
          </table:table-cell>
          <table:table-cell office:value-type="float" office:value="2111" calcext:value-type="float">
            <text:p>2111</text:p>
          </table:table-cell>
          <table:table-cell office:value-type="float" office:value="2579" calcext:value-type="float">
            <text:p>2579</text:p>
          </table:table-cell>
          <table:table-cell office:value-type="float" office:value="0.660759" calcext:value-type="float">
            <text:p>0.660759</text:p>
          </table:table-cell>
          <table:table-cell office:value-type="float" office:value="0.784464" calcext:value-type="float">
            <text:p>0.78446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915" calcext:value-type="float">
            <text:p>915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42" calcext:value-type="float">
            <text:p>942</text:p>
          </table:table-cell>
          <table:table-cell office:value-type="float" office:value="1254" calcext:value-type="float">
            <text:p>1254</text:p>
          </table:table-cell>
          <table:table-cell office:value-type="float" office:value="252" calcext:value-type="float">
            <text:p>252</text:p>
          </table:table-cell>
          <table:table-cell office:value-type="float" office:value="660" calcext:value-type="float">
            <text:p>660</text:p>
          </table:table-cell>
          <table:table-cell office:value-type="float" office:value="2422" calcext:value-type="float">
            <text:p>2422</text:p>
          </table:table-cell>
          <table:table-cell office:value-type="float" office:value="2631" calcext:value-type="float">
            <text:p>2631</text:p>
          </table:table-cell>
          <table:table-cell office:value-type="float" office:value="0.580028" calcext:value-type="float">
            <text:p>0.580028</text:p>
          </table:table-cell>
          <table:table-cell office:value-type="float" office:value="0.78273" calcext:value-type="float">
            <text:p>0.7827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921" calcext:value-type="float">
            <text:p>921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53" calcext:value-type="float">
            <text:p>953</text:p>
          </table:table-cell>
          <table:table-cell office:value-type="float" office:value="1776" calcext:value-type="float">
            <text:p>1776</text:p>
          </table:table-cell>
          <table:table-cell office:value-type="float" office:value="252" calcext:value-type="float">
            <text:p>252</text:p>
          </table:table-cell>
          <table:table-cell office:value-type="float" office:value="653" calcext:value-type="float">
            <text:p>653</text:p>
          </table:table-cell>
          <table:table-cell office:value-type="float" office:value="2433" calcext:value-type="float">
            <text:p>2433</text:p>
          </table:table-cell>
          <table:table-cell office:value-type="float" office:value="3015" calcext:value-type="float">
            <text:p>3015</text:p>
          </table:table-cell>
          <table:table-cell office:value-type="float" office:value="0.592347" calcext:value-type="float">
            <text:p>0.592347</text:p>
          </table:table-cell>
          <table:table-cell office:value-type="float" office:value="0.770107" calcext:value-type="float">
            <text:p>0.7701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30" calcext:value-type="float">
            <text:p>930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49" calcext:value-type="float">
            <text:p>949</text:p>
          </table:table-cell>
          <table:table-cell office:value-type="float" office:value="1338" calcext:value-type="float">
            <text:p>1338</text:p>
          </table:table-cell>
          <table:table-cell office:value-type="float" office:value="255" calcext:value-type="float">
            <text:p>255</text:p>
          </table:table-cell>
          <table:table-cell office:value-type="float" office:value="633" calcext:value-type="float">
            <text:p>633</text:p>
          </table:table-cell>
          <table:table-cell office:value-type="float" office:value="2171" calcext:value-type="float">
            <text:p>2171</text:p>
          </table:table-cell>
          <table:table-cell office:value-type="float" office:value="3286" calcext:value-type="float">
            <text:p>3286</text:p>
          </table:table-cell>
          <table:table-cell office:value-type="float" office:value="0.58518" calcext:value-type="float">
            <text:p>0.58518</text:p>
          </table:table-cell>
          <table:table-cell office:value-type="float" office:value="0.770941" calcext:value-type="float">
            <text:p>0.7709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929" calcext:value-type="float">
            <text:p>929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56" calcext:value-type="float">
            <text:p>956</text:p>
          </table:table-cell>
          <table:table-cell office:value-type="float" office:value="1350" calcext:value-type="float">
            <text:p>1350</text:p>
          </table:table-cell>
          <table:table-cell office:value-type="float" office:value="254" calcext:value-type="float">
            <text:p>254</text:p>
          </table:table-cell>
          <table:table-cell office:value-type="float" office:value="636" calcext:value-type="float">
            <text:p>636</text:p>
          </table:table-cell>
          <table:table-cell office:value-type="float" office:value="2086" calcext:value-type="float">
            <text:p>2086</text:p>
          </table:table-cell>
          <table:table-cell office:value-type="float" office:value="3153" calcext:value-type="float">
            <text:p>3153</text:p>
          </table:table-cell>
          <table:table-cell office:value-type="float" office:value="0.567912" calcext:value-type="float">
            <text:p>0.567912</text:p>
          </table:table-cell>
          <table:table-cell office:value-type="float" office:value="0.769021" calcext:value-type="float">
            <text:p>0.7690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937" calcext:value-type="float">
            <text:p>937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61" calcext:value-type="float">
            <text:p>961</text:p>
          </table:table-cell>
          <table:table-cell office:value-type="float" office:value="1730" calcext:value-type="float">
            <text:p>1730</text:p>
          </table:table-cell>
          <table:table-cell office:value-type="float" office:value="254" calcext:value-type="float">
            <text:p>254</text:p>
          </table:table-cell>
          <table:table-cell office:value-type="float" office:value="619" calcext:value-type="float">
            <text:p>619</text:p>
          </table:table-cell>
          <table:table-cell office:value-type="float" office:value="2055" calcext:value-type="float">
            <text:p>2055</text:p>
          </table:table-cell>
          <table:table-cell office:value-type="float" office:value="2700" calcext:value-type="float">
            <text:p>2700</text:p>
          </table:table-cell>
          <table:table-cell office:value-type="float" office:value="0.575934" calcext:value-type="float">
            <text:p>0.575934</text:p>
          </table:table-cell>
          <table:table-cell office:value-type="float" office:value="0.765675" calcext:value-type="float">
            <text:p>0.7656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39" calcext:value-type="float">
            <text:p>939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58" calcext:value-type="float">
            <text:p>958</text:p>
          </table:table-cell>
          <table:table-cell office:value-type="float" office:value="870" calcext:value-type="float">
            <text:p>870</text:p>
          </table:table-cell>
          <table:table-cell office:value-type="float" office:value="256" calcext:value-type="float">
            <text:p>256</text:p>
          </table:table-cell>
          <table:table-cell office:value-type="float" office:value="641" calcext:value-type="float">
            <text:p>641</text:p>
          </table:table-cell>
          <table:table-cell office:value-type="float" office:value="1692" calcext:value-type="float">
            <text:p>1692</text:p>
          </table:table-cell>
          <table:table-cell office:value-type="float" office:value="2672" calcext:value-type="float">
            <text:p>2672</text:p>
          </table:table-cell>
          <table:table-cell office:value-type="float" office:value="0.571007" calcext:value-type="float">
            <text:p>0.571007</text:p>
          </table:table-cell>
          <table:table-cell office:value-type="float" office:value="0.792816" calcext:value-type="float">
            <text:p>0.7928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934" calcext:value-type="float">
            <text:p>934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61" calcext:value-type="float">
            <text:p>961</text:p>
          </table:table-cell>
          <table:table-cell office:value-type="float" office:value="1263" calcext:value-type="float">
            <text:p>1263</text:p>
          </table:table-cell>
          <table:table-cell office:value-type="float" office:value="254" calcext:value-type="float">
            <text:p>254</text:p>
          </table:table-cell>
          <table:table-cell office:value-type="float" office:value="619" calcext:value-type="float">
            <text:p>619</text:p>
          </table:table-cell>
          <table:table-cell office:value-type="float" office:value="2277" calcext:value-type="float">
            <text:p>2277</text:p>
          </table:table-cell>
          <table:table-cell office:value-type="float" office:value="2461" calcext:value-type="float">
            <text:p>2461</text:p>
          </table:table-cell>
          <table:table-cell office:value-type="float" office:value="0.590375" calcext:value-type="float">
            <text:p>0.590375</text:p>
          </table:table-cell>
          <table:table-cell office:value-type="float" office:value="0.791271" calcext:value-type="float">
            <text:p>0.79127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938" calcext:value-type="float">
            <text:p>938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60" calcext:value-type="float">
            <text:p>960</text:p>
          </table:table-cell>
          <table:table-cell office:value-type="float" office:value="1272" calcext:value-type="float">
            <text:p>1272</text:p>
          </table:table-cell>
          <table:table-cell office:value-type="float" office:value="251" calcext:value-type="float">
            <text:p>251</text:p>
          </table:table-cell>
          <table:table-cell office:value-type="float" office:value="622" calcext:value-type="float">
            <text:p>622</text:p>
          </table:table-cell>
          <table:table-cell office:value-type="float" office:value="2445" calcext:value-type="float">
            <text:p>2445</text:p>
          </table:table-cell>
          <table:table-cell office:value-type="float" office:value="2774" calcext:value-type="float">
            <text:p>2774</text:p>
          </table:table-cell>
          <table:table-cell office:value-type="float" office:value="0.561428" calcext:value-type="float">
            <text:p>0.561428</text:p>
          </table:table-cell>
          <table:table-cell office:value-type="float" office:value="0.786579" calcext:value-type="float">
            <text:p>0.78657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939" calcext:value-type="float">
            <text:p>939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64" calcext:value-type="float">
            <text:p>964</text:p>
          </table:table-cell>
          <table:table-cell office:value-type="float" office:value="1280" calcext:value-type="float">
            <text:p>1280</text:p>
          </table:table-cell>
          <table:table-cell office:value-type="float" office:value="246" calcext:value-type="float">
            <text:p>246</text:p>
          </table:table-cell>
          <table:table-cell office:value-type="float" office:value="647" calcext:value-type="float">
            <text:p>647</text:p>
          </table:table-cell>
          <table:table-cell office:value-type="float" office:value="2448" calcext:value-type="float">
            <text:p>2448</text:p>
          </table:table-cell>
          <table:table-cell office:value-type="float" office:value="2788" calcext:value-type="float">
            <text:p>2788</text:p>
          </table:table-cell>
          <table:table-cell office:value-type="float" office:value="0.556575" calcext:value-type="float">
            <text:p>0.556575</text:p>
          </table:table-cell>
          <table:table-cell office:value-type="float" office:value="0.783913" calcext:value-type="float">
            <text:p>0.7839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945" calcext:value-type="float">
            <text:p>945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66" calcext:value-type="float">
            <text:p>966</text:p>
          </table:table-cell>
          <table:table-cell office:value-type="float" office:value="1346" calcext:value-type="float">
            <text:p>1346</text:p>
          </table:table-cell>
          <table:table-cell office:value-type="float" office:value="256" calcext:value-type="float">
            <text:p>256</text:p>
          </table:table-cell>
          <table:table-cell office:value-type="float" office:value="628" calcext:value-type="float">
            <text:p>628</text:p>
          </table:table-cell>
          <table:table-cell office:value-type="float" office:value="2398" calcext:value-type="float">
            <text:p>2398</text:p>
          </table:table-cell>
          <table:table-cell office:value-type="float" office:value="3027" calcext:value-type="float">
            <text:p>3027</text:p>
          </table:table-cell>
          <table:table-cell office:value-type="float" office:value="0.586721" calcext:value-type="float">
            <text:p>0.586721</text:p>
          </table:table-cell>
          <table:table-cell office:value-type="float" office:value="0.781933" calcext:value-type="float">
            <text:p>0.7819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947" calcext:value-type="float">
            <text:p>947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65" calcext:value-type="float">
            <text:p>965</text:p>
          </table:table-cell>
          <table:table-cell office:value-type="float" office:value="944" calcext:value-type="float">
            <text:p>944</text:p>
          </table:table-cell>
          <table:table-cell office:value-type="float" office:value="252" calcext:value-type="float">
            <text:p>252</text:p>
          </table:table-cell>
          <table:table-cell office:value-type="float" office:value="635" calcext:value-type="float">
            <text:p>635</text:p>
          </table:table-cell>
          <table:table-cell office:value-type="float" office:value="2298" calcext:value-type="float">
            <text:p>2298</text:p>
          </table:table-cell>
          <table:table-cell office:value-type="float" office:value="2576" calcext:value-type="float">
            <text:p>2576</text:p>
          </table:table-cell>
          <table:table-cell office:value-type="float" office:value="0.561106" calcext:value-type="float">
            <text:p>0.561106</text:p>
          </table:table-cell>
          <table:table-cell office:value-type="float" office:value="0.795972" calcext:value-type="float">
            <text:p>0.79597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947" calcext:value-type="float">
            <text:p>947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73" calcext:value-type="float">
            <text:p>973</text:p>
          </table:table-cell>
          <table:table-cell office:value-type="float" office:value="1308" calcext:value-type="float">
            <text:p>1308</text:p>
          </table:table-cell>
          <table:table-cell office:value-type="float" office:value="248" calcext:value-type="float">
            <text:p>248</text:p>
          </table:table-cell>
          <table:table-cell office:value-type="float" office:value="605" calcext:value-type="float">
            <text:p>605</text:p>
          </table:table-cell>
          <table:table-cell office:value-type="float" office:value="2325" calcext:value-type="float">
            <text:p>2325</text:p>
          </table:table-cell>
          <table:table-cell office:value-type="float" office:value="2661" calcext:value-type="float">
            <text:p>2661</text:p>
          </table:table-cell>
          <table:table-cell office:value-type="float" office:value="0.588578" calcext:value-type="float">
            <text:p>0.588578</text:p>
          </table:table-cell>
          <table:table-cell office:value-type="float" office:value="0.792374" calcext:value-type="float">
            <text:p>0.79237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52" calcext:value-type="float">
            <text:p>952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76" calcext:value-type="float">
            <text:p>976</text:p>
          </table:table-cell>
          <table:table-cell office:value-type="float" office:value="1321" calcext:value-type="float">
            <text:p>1321</text:p>
          </table:table-cell>
          <table:table-cell office:value-type="float" office:value="245" calcext:value-type="float">
            <text:p>245</text:p>
          </table:table-cell>
          <table:table-cell office:value-type="float" office:value="583" calcext:value-type="float">
            <text:p>583</text:p>
          </table:table-cell>
          <table:table-cell office:value-type="float" office:value="2291" calcext:value-type="float">
            <text:p>2291</text:p>
          </table:table-cell>
          <table:table-cell office:value-type="float" office:value="2926" calcext:value-type="float">
            <text:p>2926</text:p>
          </table:table-cell>
          <table:table-cell office:value-type="float" office:value="0.570068" calcext:value-type="float">
            <text:p>0.570068</text:p>
          </table:table-cell>
          <table:table-cell office:value-type="float" office:value="0.790001" calcext:value-type="float">
            <text:p>0.7900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55" calcext:value-type="float">
            <text:p>955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76" calcext:value-type="float">
            <text:p>976</text:p>
          </table:table-cell>
          <table:table-cell office:value-type="float" office:value="1057" calcext:value-type="float">
            <text:p>1057</text:p>
          </table:table-cell>
          <table:table-cell office:value-type="float" office:value="254" calcext:value-type="float">
            <text:p>254</text:p>
          </table:table-cell>
          <table:table-cell office:value-type="float" office:value="581" calcext:value-type="float">
            <text:p>581</text:p>
          </table:table-cell>
          <table:table-cell office:value-type="float" office:value="2292" calcext:value-type="float">
            <text:p>2292</text:p>
          </table:table-cell>
          <table:table-cell office:value-type="float" office:value="2526" calcext:value-type="float">
            <text:p>2526</text:p>
          </table:table-cell>
          <table:table-cell office:value-type="float" office:value="0.559791" calcext:value-type="float">
            <text:p>0.559791</text:p>
          </table:table-cell>
          <table:table-cell office:value-type="float" office:value="0.791091" calcext:value-type="float">
            <text:p>0.79109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955" calcext:value-type="float">
            <text:p>955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76" calcext:value-type="float">
            <text:p>976</text:p>
          </table:table-cell>
          <table:table-cell office:value-type="float" office:value="1893" calcext:value-type="float">
            <text:p>1893</text:p>
          </table:table-cell>
          <table:table-cell office:value-type="float" office:value="249" calcext:value-type="float">
            <text:p>249</text:p>
          </table:table-cell>
          <table:table-cell office:value-type="float" office:value="565" calcext:value-type="float">
            <text:p>565</text:p>
          </table:table-cell>
          <table:table-cell office:value-type="float" office:value="2386" calcext:value-type="float">
            <text:p>2386</text:p>
          </table:table-cell>
          <table:table-cell office:value-type="float" office:value="3265" calcext:value-type="float">
            <text:p>3265</text:p>
          </table:table-cell>
          <table:table-cell office:value-type="float" office:value="0.557286" calcext:value-type="float">
            <text:p>0.557286</text:p>
          </table:table-cell>
          <table:table-cell office:value-type="float" office:value="0.784159" calcext:value-type="float">
            <text:p>0.78415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958" calcext:value-type="float">
            <text:p>958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86" calcext:value-type="float">
            <text:p>986</text:p>
          </table:table-cell>
          <table:table-cell office:value-type="float" office:value="1111" calcext:value-type="float">
            <text:p>1111</text:p>
          </table:table-cell>
          <table:table-cell office:value-type="float" office:value="256" calcext:value-type="float">
            <text:p>256</text:p>
          </table:table-cell>
          <table:table-cell office:value-type="float" office:value="572" calcext:value-type="float">
            <text:p>572</text:p>
          </table:table-cell>
          <table:table-cell office:value-type="float" office:value="791" calcext:value-type="float">
            <text:p>791</text:p>
          </table:table-cell>
          <table:table-cell office:value-type="float" office:value="3390" calcext:value-type="float">
            <text:p>3390</text:p>
          </table:table-cell>
          <table:table-cell office:value-type="float" office:value="0.562068" calcext:value-type="float">
            <text:p>0.562068</text:p>
          </table:table-cell>
          <table:table-cell office:value-type="float" office:value="0.79283" calcext:value-type="float">
            <text:p>0.792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965" calcext:value-type="float">
            <text:p>965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82" calcext:value-type="float">
            <text:p>982</text:p>
          </table:table-cell>
          <table:table-cell office:value-type="float" office:value="864" calcext:value-type="float">
            <text:p>864</text:p>
          </table:table-cell>
          <table:table-cell office:value-type="float" office:value="255" calcext:value-type="float">
            <text:p>255</text:p>
          </table:table-cell>
          <table:table-cell office:value-type="float" office:value="580" calcext:value-type="float">
            <text:p>580</text:p>
          </table:table-cell>
          <table:table-cell office:value-type="float" office:value="2225" calcext:value-type="float">
            <text:p>2225</text:p>
          </table:table-cell>
          <table:table-cell office:value-type="float" office:value="2510" calcext:value-type="float">
            <text:p>2510</text:p>
          </table:table-cell>
          <table:table-cell office:value-type="float" office:value="0.572869" calcext:value-type="float">
            <text:p>0.572869</text:p>
          </table:table-cell>
          <table:table-cell office:value-type="float" office:value="0.812032" calcext:value-type="float">
            <text:p>0.8120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963" calcext:value-type="float">
            <text:p>963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84" calcext:value-type="float">
            <text:p>984</text:p>
          </table:table-cell>
          <table:table-cell office:value-type="float" office:value="1313" calcext:value-type="float">
            <text:p>1313</text:p>
          </table:table-cell>
          <table:table-cell office:value-type="float" office:value="250" calcext:value-type="float">
            <text:p>250</text:p>
          </table:table-cell>
          <table:table-cell office:value-type="float" office:value="567" calcext:value-type="float">
            <text:p>567</text:p>
          </table:table-cell>
          <table:table-cell office:value-type="float" office:value="2221" calcext:value-type="float">
            <text:p>2221</text:p>
          </table:table-cell>
          <table:table-cell office:value-type="float" office:value="2706" calcext:value-type="float">
            <text:p>2706</text:p>
          </table:table-cell>
          <table:table-cell office:value-type="float" office:value="0.571392" calcext:value-type="float">
            <text:p>0.571392</text:p>
          </table:table-cell>
          <table:table-cell office:value-type="float" office:value="0.806879" calcext:value-type="float">
            <text:p>0.80687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63" calcext:value-type="float">
            <text:p>963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87" calcext:value-type="float">
            <text:p>987</text:p>
          </table:table-cell>
          <table:table-cell office:value-type="float" office:value="1103" calcext:value-type="float">
            <text:p>1103</text:p>
          </table:table-cell>
          <table:table-cell office:value-type="float" office:value="256" calcext:value-type="float">
            <text:p>256</text:p>
          </table:table-cell>
          <table:table-cell office:value-type="float" office:value="571" calcext:value-type="float">
            <text:p>571</text:p>
          </table:table-cell>
          <table:table-cell office:value-type="float" office:value="2347" calcext:value-type="float">
            <text:p>2347</text:p>
          </table:table-cell>
          <table:table-cell office:value-type="float" office:value="2901" calcext:value-type="float">
            <text:p>2901</text:p>
          </table:table-cell>
          <table:table-cell office:value-type="float" office:value="0.569598" calcext:value-type="float">
            <text:p>0.569598</text:p>
          </table:table-cell>
          <table:table-cell office:value-type="float" office:value="0.803072" calcext:value-type="float">
            <text:p>0.8030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966" calcext:value-type="float">
            <text:p>96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96" calcext:value-type="float">
            <text:p>996</text:p>
          </table:table-cell>
          <table:table-cell office:value-type="float" office:value="1897" calcext:value-type="float">
            <text:p>1897</text:p>
          </table:table-cell>
          <table:table-cell office:value-type="float" office:value="254" calcext:value-type="float">
            <text:p>254</text:p>
          </table:table-cell>
          <table:table-cell office:value-type="float" office:value="555" calcext:value-type="float">
            <text:p>555</text:p>
          </table:table-cell>
          <table:table-cell office:value-type="float" office:value="2274" calcext:value-type="float">
            <text:p>2274</text:p>
          </table:table-cell>
          <table:table-cell office:value-type="float" office:value="3322" calcext:value-type="float">
            <text:p>3322</text:p>
          </table:table-cell>
          <table:table-cell office:value-type="float" office:value="0.557937" calcext:value-type="float">
            <text:p>0.557937</text:p>
          </table:table-cell>
          <table:table-cell office:value-type="float" office:value="0.793728" calcext:value-type="float">
            <text:p>0.7937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976" calcext:value-type="float">
            <text:p>976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92" calcext:value-type="float">
            <text:p>992</text:p>
          </table:table-cell>
          <table:table-cell office:value-type="float" office:value="1367" calcext:value-type="float">
            <text:p>1367</text:p>
          </table:table-cell>
          <table:table-cell office:value-type="float" office:value="247" calcext:value-type="float">
            <text:p>247</text:p>
          </table:table-cell>
          <table:table-cell office:value-type="float" office:value="556" calcext:value-type="float">
            <text:p>556</text:p>
          </table:table-cell>
          <table:table-cell office:value-type="float" office:value="816" calcext:value-type="float">
            <text:p>816</text:p>
          </table:table-cell>
          <table:table-cell office:value-type="float" office:value="3053" calcext:value-type="float">
            <text:p>3053</text:p>
          </table:table-cell>
          <table:table-cell office:value-type="float" office:value="0.547419" calcext:value-type="float">
            <text:p>0.547419</text:p>
          </table:table-cell>
          <table:table-cell office:value-type="float" office:value="0.793816" calcext:value-type="float">
            <text:p>0.7938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70" calcext:value-type="float">
            <text:p>9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91" calcext:value-type="float">
            <text:p>991</text:p>
          </table:table-cell>
          <table:table-cell office:value-type="float" office:value="848" calcext:value-type="float">
            <text:p>848</text:p>
          </table:table-cell>
          <table:table-cell office:value-type="float" office:value="248" calcext:value-type="float">
            <text:p>248</text:p>
          </table:table-cell>
          <table:table-cell office:value-type="float" office:value="1440" calcext:value-type="float">
            <text:p>1440</text:p>
          </table:table-cell>
          <table:table-cell office:value-type="float" office:value="2102" calcext:value-type="float">
            <text:p>2102</text:p>
          </table:table-cell>
          <table:table-cell office:value-type="float" office:value="1323" calcext:value-type="float">
            <text:p>1323</text:p>
          </table:table-cell>
          <table:table-cell office:value-type="float" office:value="0.571629" calcext:value-type="float">
            <text:p>0.571629</text:p>
          </table:table-cell>
          <table:table-cell office:value-type="float" office:value="0.828198" calcext:value-type="float">
            <text:p>0.82819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974" calcext:value-type="float">
            <text:p>974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99" calcext:value-type="float">
            <text:p>999</text:p>
          </table:table-cell>
          <table:table-cell office:value-type="float" office:value="1255" calcext:value-type="float">
            <text:p>1255</text:p>
          </table:table-cell>
          <table:table-cell office:value-type="float" office:value="254" calcext:value-type="float">
            <text:p>254</text:p>
          </table:table-cell>
          <table:table-cell office:value-type="float" office:value="1154" calcext:value-type="float">
            <text:p>1154</text:p>
          </table:table-cell>
          <table:table-cell office:value-type="float" office:value="1507" calcext:value-type="float">
            <text:p>1507</text:p>
          </table:table-cell>
          <table:table-cell office:value-type="float" office:value="984" calcext:value-type="float">
            <text:p>984</text:p>
          </table:table-cell>
          <table:table-cell office:value-type="float" office:value="0.579507" calcext:value-type="float">
            <text:p>0.579507</text:p>
          </table:table-cell>
          <table:table-cell office:value-type="float" office:value="0.821879" calcext:value-type="float">
            <text:p>0.82187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981" calcext:value-type="float">
            <text:p>981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03" calcext:value-type="float">
            <text:p>1003</text:p>
          </table:table-cell>
          <table:table-cell office:value-type="float" office:value="1772" calcext:value-type="float">
            <text:p>1772</text:p>
          </table:table-cell>
          <table:table-cell office:value-type="float" office:value="252" calcext:value-type="float">
            <text:p>252</text:p>
          </table:table-cell>
          <table:table-cell office:value-type="float" office:value="554" calcext:value-type="float">
            <text:p>554</text:p>
          </table:table-cell>
          <table:table-cell office:value-type="float" office:value="1968" calcext:value-type="float">
            <text:p>1968</text:p>
          </table:table-cell>
          <table:table-cell office:value-type="float" office:value="2528" calcext:value-type="float">
            <text:p>2528</text:p>
          </table:table-cell>
          <table:table-cell office:value-type="float" office:value="0.572916" calcext:value-type="float">
            <text:p>0.572916</text:p>
          </table:table-cell>
          <table:table-cell office:value-type="float" office:value="0.810685" calcext:value-type="float">
            <text:p>0.81068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982" calcext:value-type="float">
            <text:p>982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office:value-type="float" office:value="1921" calcext:value-type="float">
            <text:p>1921</text:p>
          </table:table-cell>
          <table:table-cell office:value-type="float" office:value="250" calcext:value-type="float">
            <text:p>250</text:p>
          </table:table-cell>
          <table:table-cell office:value-type="float" office:value="540" calcext:value-type="float">
            <text:p>540</text:p>
          </table:table-cell>
          <table:table-cell office:value-type="float" office:value="2486" calcext:value-type="float">
            <text:p>2486</text:p>
          </table:table-cell>
          <table:table-cell office:value-type="float" office:value="3170" calcext:value-type="float">
            <text:p>3170</text:p>
          </table:table-cell>
          <table:table-cell office:value-type="float" office:value="0.566906" calcext:value-type="float">
            <text:p>0.566906</text:p>
          </table:table-cell>
          <table:table-cell office:value-type="float" office:value="0.802497" calcext:value-type="float">
            <text:p>0.80249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983" calcext:value-type="float">
            <text:p>983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5" calcext:value-type="float">
            <text:p>1005</text:p>
          </table:table-cell>
          <table:table-cell office:value-type="float" office:value="869" calcext:value-type="float">
            <text:p>869</text:p>
          </table:table-cell>
          <table:table-cell office:value-type="float" office:value="253" calcext:value-type="float">
            <text:p>253</text:p>
          </table:table-cell>
          <table:table-cell office:value-type="float" office:value="545" calcext:value-type="float">
            <text:p>545</text:p>
          </table:table-cell>
          <table:table-cell office:value-type="float" office:value="818" calcext:value-type="float">
            <text:p>818</text:p>
          </table:table-cell>
          <table:table-cell office:value-type="float" office:value="2440" calcext:value-type="float">
            <text:p>2440</text:p>
          </table:table-cell>
          <table:table-cell office:value-type="float" office:value="0.574479" calcext:value-type="float">
            <text:p>0.574479</text:p>
          </table:table-cell>
          <table:table-cell office:value-type="float" office:value="0.816424" calcext:value-type="float">
            <text:p>0.8164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981" calcext:value-type="float">
            <text:p>981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5" calcext:value-type="float">
            <text:p>1005</text:p>
          </table:table-cell>
          <table:table-cell office:value-type="float" office:value="1677" calcext:value-type="float">
            <text:p>1677</text:p>
          </table:table-cell>
          <table:table-cell office:value-type="float" office:value="251" calcext:value-type="float">
            <text:p>251</text:p>
          </table:table-cell>
          <table:table-cell office:value-type="float" office:value="540" calcext:value-type="float">
            <text:p>540</text:p>
          </table:table-cell>
          <table:table-cell office:value-type="float" office:value="2046" calcext:value-type="float">
            <text:p>2046</text:p>
          </table:table-cell>
          <table:table-cell office:value-type="float" office:value="2522" calcext:value-type="float">
            <text:p>2522</text:p>
          </table:table-cell>
          <table:table-cell office:value-type="float" office:value="0.554699" calcext:value-type="float">
            <text:p>0.554699</text:p>
          </table:table-cell>
          <table:table-cell office:value-type="float" office:value="0.810275" calcext:value-type="float">
            <text:p>0.8102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83" calcext:value-type="float">
            <text:p>983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7" calcext:value-type="float">
            <text:p>1007</text:p>
          </table:table-cell>
          <table:table-cell office:value-type="float" office:value="982" calcext:value-type="float">
            <text:p>982</text:p>
          </table:table-cell>
          <table:table-cell office:value-type="float" office:value="255" calcext:value-type="float">
            <text:p>255</text:p>
          </table:table-cell>
          <table:table-cell office:value-type="float" office:value="553" calcext:value-type="float">
            <text:p>553</text:p>
          </table:table-cell>
          <table:table-cell office:value-type="float" office:value="2411" calcext:value-type="float">
            <text:p>2411</text:p>
          </table:table-cell>
          <table:table-cell office:value-type="float" office:value="3056" calcext:value-type="float">
            <text:p>3056</text:p>
          </table:table-cell>
          <table:table-cell office:value-type="float" office:value="0.560964" calcext:value-type="float">
            <text:p>0.560964</text:p>
          </table:table-cell>
          <table:table-cell office:value-type="float" office:value="0.814173" calcext:value-type="float">
            <text:p>0.81417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985" calcext:value-type="float">
            <text:p>985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8" calcext:value-type="float">
            <text:p>1008</text:p>
          </table:table-cell>
          <table:table-cell office:value-type="float" office:value="961" calcext:value-type="float">
            <text:p>961</text:p>
          </table:table-cell>
          <table:table-cell office:value-type="float" office:value="248" calcext:value-type="float">
            <text:p>248</text:p>
          </table:table-cell>
          <table:table-cell office:value-type="float" office:value="551" calcext:value-type="float">
            <text:p>551</text:p>
          </table:table-cell>
          <table:table-cell office:value-type="float" office:value="2291" calcext:value-type="float">
            <text:p>2291</text:p>
          </table:table-cell>
          <table:table-cell office:value-type="float" office:value="2523" calcext:value-type="float">
            <text:p>2523</text:p>
          </table:table-cell>
          <table:table-cell office:value-type="float" office:value="0.547437" calcext:value-type="float">
            <text:p>0.547437</text:p>
          </table:table-cell>
          <table:table-cell office:value-type="float" office:value="0.817166" calcext:value-type="float">
            <text:p>0.81716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986" calcext:value-type="float">
            <text:p>986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11" calcext:value-type="float">
            <text:p>1011</text:p>
          </table:table-cell>
          <table:table-cell office:value-type="float" office:value="983" calcext:value-type="float">
            <text:p>983</text:p>
          </table:table-cell>
          <table:table-cell office:value-type="float" office:value="254" calcext:value-type="float">
            <text:p>254</text:p>
          </table:table-cell>
          <table:table-cell office:value-type="float" office:value="553" calcext:value-type="float">
            <text:p>553</text:p>
          </table:table-cell>
          <table:table-cell office:value-type="float" office:value="2348" calcext:value-type="float">
            <text:p>2348</text:p>
          </table:table-cell>
          <table:table-cell office:value-type="float" office:value="2640" calcext:value-type="float">
            <text:p>2640</text:p>
          </table:table-cell>
          <table:table-cell office:value-type="float" office:value="0.551115" calcext:value-type="float">
            <text:p>0.551115</text:p>
          </table:table-cell>
          <table:table-cell office:value-type="float" office:value="0.821132" calcext:value-type="float">
            <text:p>0.8211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990" calcext:value-type="float">
            <text:p>990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05" calcext:value-type="float">
            <text:p>1005</text:p>
          </table:table-cell>
          <table:table-cell office:value-type="float" office:value="1707" calcext:value-type="float">
            <text:p>1707</text:p>
          </table:table-cell>
          <table:table-cell office:value-type="float" office:value="471" calcext:value-type="float">
            <text:p>471</text:p>
          </table:table-cell>
          <table:table-cell office:value-type="float" office:value="544" calcext:value-type="float">
            <text:p>544</text:p>
          </table:table-cell>
          <table:table-cell office:value-type="float" office:value="2168" calcext:value-type="float">
            <text:p>2168</text:p>
          </table:table-cell>
          <table:table-cell office:value-type="float" office:value="2757" calcext:value-type="float">
            <text:p>2757</text:p>
          </table:table-cell>
          <table:table-cell office:value-type="float" office:value="0.644728" calcext:value-type="float">
            <text:p>0.644728</text:p>
          </table:table-cell>
          <table:table-cell office:value-type="float" office:value="0.813551" calcext:value-type="float">
            <text:p>0.81355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91" calcext:value-type="float">
            <text:p>99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15" calcext:value-type="float">
            <text:p>1015</text:p>
          </table:table-cell>
          <table:table-cell office:value-type="float" office:value="1102" calcext:value-type="float">
            <text:p>1102</text:p>
          </table:table-cell>
          <table:table-cell office:value-type="float" office:value="252" calcext:value-type="float">
            <text:p>252</text:p>
          </table:table-cell>
          <table:table-cell office:value-type="float" office:value="550" calcext:value-type="float">
            <text:p>550</text:p>
          </table:table-cell>
          <table:table-cell office:value-type="float" office:value="2471" calcext:value-type="float">
            <text:p>2471</text:p>
          </table:table-cell>
          <table:table-cell office:value-type="float" office:value="3047" calcext:value-type="float">
            <text:p>3047</text:p>
          </table:table-cell>
          <table:table-cell office:value-type="float" office:value="0.567025" calcext:value-type="float">
            <text:p>0.567025</text:p>
          </table:table-cell>
          <table:table-cell office:value-type="float" office:value="0.814275" calcext:value-type="float">
            <text:p>0.8142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991" calcext:value-type="float">
            <text:p>991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22" calcext:value-type="float">
            <text:p>1022</text:p>
          </table:table-cell>
          <table:table-cell office:value-type="float" office:value="1085" calcext:value-type="float">
            <text:p>1085</text:p>
          </table:table-cell>
          <table:table-cell office:value-type="float" office:value="250" calcext:value-type="float">
            <text:p>250</text:p>
          </table:table-cell>
          <table:table-cell office:value-type="float" office:value="554" calcext:value-type="float">
            <text:p>554</text:p>
          </table:table-cell>
          <table:table-cell office:value-type="float" office:value="2363" calcext:value-type="float">
            <text:p>2363</text:p>
          </table:table-cell>
          <table:table-cell office:value-type="float" office:value="2642" calcext:value-type="float">
            <text:p>2642</text:p>
          </table:table-cell>
          <table:table-cell office:value-type="float" office:value="0.555992" calcext:value-type="float">
            <text:p>0.555992</text:p>
          </table:table-cell>
          <table:table-cell office:value-type="float" office:value="0.813835" calcext:value-type="float">
            <text:p>0.8138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999" calcext:value-type="float">
            <text:p>999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20" calcext:value-type="float">
            <text:p>1020</text:p>
          </table:table-cell>
          <table:table-cell office:value-type="float" office:value="929" calcext:value-type="float">
            <text:p>929</text:p>
          </table:table-cell>
          <table:table-cell office:value-type="float" office:value="256" calcext:value-type="float">
            <text:p>256</text:p>
          </table:table-cell>
          <table:table-cell office:value-type="float" office:value="555" calcext:value-type="float">
            <text:p>555</text:p>
          </table:table-cell>
          <table:table-cell office:value-type="float" office:value="2416" calcext:value-type="float">
            <text:p>2416</text:p>
          </table:table-cell>
          <table:table-cell office:value-type="float" office:value="2587" calcext:value-type="float">
            <text:p>2587</text:p>
          </table:table-cell>
          <table:table-cell office:value-type="float" office:value="0.555353" calcext:value-type="float">
            <text:p>0.555353</text:p>
          </table:table-cell>
          <table:table-cell office:value-type="float" office:value="0.824098" calcext:value-type="float">
            <text:p>0.82409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27" calcext:value-type="float">
            <text:p>1027</text:p>
          </table:table-cell>
          <table:table-cell office:value-type="float" office:value="995" calcext:value-type="float">
            <text:p>995</text:p>
          </table:table-cell>
          <table:table-cell office:value-type="float" office:value="252" calcext:value-type="float">
            <text:p>252</text:p>
          </table:table-cell>
          <table:table-cell office:value-type="float" office:value="554" calcext:value-type="float">
            <text:p>554</text:p>
          </table:table-cell>
          <table:table-cell office:value-type="float" office:value="2258" calcext:value-type="float">
            <text:p>2258</text:p>
          </table:table-cell>
          <table:table-cell office:value-type="float" office:value="2540" calcext:value-type="float">
            <text:p>2540</text:p>
          </table:table-cell>
          <table:table-cell office:value-type="float" office:value="0.538986" calcext:value-type="float">
            <text:p>0.538986</text:p>
          </table:table-cell>
          <table:table-cell office:value-type="float" office:value="0.823895" calcext:value-type="float">
            <text:p>0.82389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004" calcext:value-type="float">
            <text:p>1004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26" calcext:value-type="float">
            <text:p>1026</text:p>
          </table:table-cell>
          <table:table-cell office:value-type="float" office:value="1064" calcext:value-type="float">
            <text:p>1064</text:p>
          </table:table-cell>
          <table:table-cell office:value-type="float" office:value="252" calcext:value-type="float">
            <text:p>252</text:p>
          </table:table-cell>
          <table:table-cell office:value-type="float" office:value="557" calcext:value-type="float">
            <text:p>557</text:p>
          </table:table-cell>
          <table:table-cell office:value-type="float" office:value="2307" calcext:value-type="float">
            <text:p>2307</text:p>
          </table:table-cell>
          <table:table-cell office:value-type="float" office:value="2457" calcext:value-type="float">
            <text:p>2457</text:p>
          </table:table-cell>
          <table:table-cell office:value-type="float" office:value="0.564346" calcext:value-type="float">
            <text:p>0.564346</text:p>
          </table:table-cell>
          <table:table-cell office:value-type="float" office:value="0.823923" calcext:value-type="float">
            <text:p>0.8239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005" calcext:value-type="float">
            <text:p>1005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37" calcext:value-type="float">
            <text:p>1037</text:p>
          </table:table-cell>
          <table:table-cell office:value-type="float" office:value="1793" calcext:value-type="float">
            <text:p>1793</text:p>
          </table:table-cell>
          <table:table-cell office:value-type="float" office:value="254" calcext:value-type="float">
            <text:p>254</text:p>
          </table:table-cell>
          <table:table-cell office:value-type="float" office:value="551" calcext:value-type="float">
            <text:p>551</text:p>
          </table:table-cell>
          <table:table-cell office:value-type="float" office:value="2396" calcext:value-type="float">
            <text:p>2396</text:p>
          </table:table-cell>
          <table:table-cell office:value-type="float" office:value="2790" calcext:value-type="float">
            <text:p>2790</text:p>
          </table:table-cell>
          <table:table-cell office:value-type="float" office:value="0.546306" calcext:value-type="float">
            <text:p>0.546306</text:p>
          </table:table-cell>
          <table:table-cell office:value-type="float" office:value="0.816831" calcext:value-type="float">
            <text:p>0.8168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12" calcext:value-type="float">
            <text:p>1012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30" calcext:value-type="float">
            <text:p>1030</text:p>
          </table:table-cell>
          <table:table-cell office:value-type="float" office:value="1868" calcext:value-type="float">
            <text:p>1868</text:p>
          </table:table-cell>
          <table:table-cell office:value-type="float" office:value="251" calcext:value-type="float">
            <text:p>251</text:p>
          </table:table-cell>
          <table:table-cell office:value-type="float" office:value="547" calcext:value-type="float">
            <text:p>547</text:p>
          </table:table-cell>
          <table:table-cell office:value-type="float" office:value="2354" calcext:value-type="float">
            <text:p>2354</text:p>
          </table:table-cell>
          <table:table-cell office:value-type="float" office:value="3228" calcext:value-type="float">
            <text:p>3228</text:p>
          </table:table-cell>
          <table:table-cell office:value-type="float" office:value="0.542912" calcext:value-type="float">
            <text:p>0.542912</text:p>
          </table:table-cell>
          <table:table-cell office:value-type="float" office:value="0.811054" calcext:value-type="float">
            <text:p>0.8110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11" calcext:value-type="float">
            <text:p>1011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31" calcext:value-type="float">
            <text:p>1031</text:p>
          </table:table-cell>
          <table:table-cell office:value-type="float" office:value="1123" calcext:value-type="float">
            <text:p>1123</text:p>
          </table:table-cell>
          <table:table-cell office:value-type="float" office:value="255" calcext:value-type="float">
            <text:p>255</text:p>
          </table:table-cell>
          <table:table-cell office:value-type="float" office:value="547" calcext:value-type="float">
            <text:p>547</text:p>
          </table:table-cell>
          <table:table-cell office:value-type="float" office:value="2103" calcext:value-type="float">
            <text:p>2103</text:p>
          </table:table-cell>
          <table:table-cell office:value-type="float" office:value="3103" calcext:value-type="float">
            <text:p>3103</text:p>
          </table:table-cell>
          <table:table-cell office:value-type="float" office:value="0.526865" calcext:value-type="float">
            <text:p>0.526865</text:p>
          </table:table-cell>
          <table:table-cell office:value-type="float" office:value="0.811687" calcext:value-type="float">
            <text:p>0.81168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37" calcext:value-type="float">
            <text:p>1037</text:p>
          </table:table-cell>
          <table:table-cell office:value-type="float" office:value="997" calcext:value-type="float">
            <text:p>997</text:p>
          </table:table-cell>
          <table:table-cell office:value-type="float" office:value="256" calcext:value-type="float">
            <text:p>256</text:p>
          </table:table-cell>
          <table:table-cell office:value-type="float" office:value="557" calcext:value-type="float">
            <text:p>557</text:p>
          </table:table-cell>
          <table:table-cell office:value-type="float" office:value="2252" calcext:value-type="float">
            <text:p>2252</text:p>
          </table:table-cell>
          <table:table-cell office:value-type="float" office:value="2688" calcext:value-type="float">
            <text:p>2688</text:p>
          </table:table-cell>
          <table:table-cell office:value-type="float" office:value="0.548851" calcext:value-type="float">
            <text:p>0.548851</text:p>
          </table:table-cell>
          <table:table-cell office:value-type="float" office:value="0.818091" calcext:value-type="float">
            <text:p>0.81809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014" calcext:value-type="float">
            <text:p>1014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41" calcext:value-type="float">
            <text:p>1041</text:p>
          </table:table-cell>
          <table:table-cell office:value-type="float" office:value="1809" calcext:value-type="float">
            <text:p>1809</text:p>
          </table:table-cell>
          <table:table-cell office:value-type="float" office:value="255" calcext:value-type="float">
            <text:p>255</text:p>
          </table:table-cell>
          <table:table-cell office:value-type="float" office:value="537" calcext:value-type="float">
            <text:p>537</text:p>
          </table:table-cell>
          <table:table-cell office:value-type="float" office:value="2300" calcext:value-type="float">
            <text:p>2300</text:p>
          </table:table-cell>
          <table:table-cell office:value-type="float" office:value="2923" calcext:value-type="float">
            <text:p>2923</text:p>
          </table:table-cell>
          <table:table-cell office:value-type="float" office:value="0.545053" calcext:value-type="float">
            <text:p>0.545053</text:p>
          </table:table-cell>
          <table:table-cell office:value-type="float" office:value="0.813005" calcext:value-type="float">
            <text:p>0.8130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18" calcext:value-type="float">
            <text:p>101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36" calcext:value-type="float">
            <text:p>1036</text:p>
          </table:table-cell>
          <table:table-cell office:value-type="float" office:value="1010" calcext:value-type="float">
            <text:p>1010</text:p>
          </table:table-cell>
          <table:table-cell office:value-type="float" office:value="245" calcext:value-type="float">
            <text:p>245</text:p>
          </table:table-cell>
          <table:table-cell office:value-type="float" office:value="550" calcext:value-type="float">
            <text:p>550</text:p>
          </table:table-cell>
          <table:table-cell office:value-type="float" office:value="2134" calcext:value-type="float">
            <text:p>2134</text:p>
          </table:table-cell>
          <table:table-cell office:value-type="float" office:value="3118" calcext:value-type="float">
            <text:p>3118</text:p>
          </table:table-cell>
          <table:table-cell office:value-type="float" office:value="0.534597" calcext:value-type="float">
            <text:p>0.534597</text:p>
          </table:table-cell>
          <table:table-cell office:value-type="float" office:value="0.817651" calcext:value-type="float">
            <text:p>0.8176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016" calcext:value-type="float">
            <text:p>1016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50" calcext:value-type="float">
            <text:p>1050</text:p>
          </table:table-cell>
          <table:table-cell office:value-type="float" office:value="1378" calcext:value-type="float">
            <text:p>1378</text:p>
          </table:table-cell>
          <table:table-cell office:value-type="float" office:value="256" calcext:value-type="float">
            <text:p>256</text:p>
          </table:table-cell>
          <table:table-cell office:value-type="float" office:value="537" calcext:value-type="float">
            <text:p>537</text:p>
          </table:table-cell>
          <table:table-cell office:value-type="float" office:value="2358" calcext:value-type="float">
            <text:p>2358</text:p>
          </table:table-cell>
          <table:table-cell office:value-type="float" office:value="2746" calcext:value-type="float">
            <text:p>2746</text:p>
          </table:table-cell>
          <table:table-cell office:value-type="float" office:value="0.52609" calcext:value-type="float">
            <text:p>0.52609</text:p>
          </table:table-cell>
          <table:table-cell office:value-type="float" office:value="0.814953" calcext:value-type="float">
            <text:p>0.8149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028" calcext:value-type="float">
            <text:p>1028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46" calcext:value-type="float">
            <text:p>1046</text:p>
          </table:table-cell>
          <table:table-cell office:value-type="float" office:value="1359" calcext:value-type="float">
            <text:p>1359</text:p>
          </table:table-cell>
          <table:table-cell office:value-type="float" office:value="242" calcext:value-type="float">
            <text:p>242</text:p>
          </table:table-cell>
          <table:table-cell office:value-type="float" office:value="538" calcext:value-type="float">
            <text:p>538</text:p>
          </table:table-cell>
          <table:table-cell office:value-type="float" office:value="2248" calcext:value-type="float">
            <text:p>2248</text:p>
          </table:table-cell>
          <table:table-cell office:value-type="float" office:value="2733" calcext:value-type="float">
            <text:p>2733</text:p>
          </table:table-cell>
          <table:table-cell office:value-type="float" office:value="0.520329" calcext:value-type="float">
            <text:p>0.520329</text:p>
          </table:table-cell>
          <table:table-cell office:value-type="float" office:value="0.815267" calcext:value-type="float">
            <text:p>0.81526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026" calcext:value-type="float">
            <text:p>1026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48" calcext:value-type="float">
            <text:p>1048</text:p>
          </table:table-cell>
          <table:table-cell office:value-type="float" office:value="1156" calcext:value-type="float">
            <text:p>1156</text:p>
          </table:table-cell>
          <table:table-cell office:value-type="float" office:value="254" calcext:value-type="float">
            <text:p>254</text:p>
          </table:table-cell>
          <table:table-cell office:value-type="float" office:value="544" calcext:value-type="float">
            <text:p>544</text:p>
          </table:table-cell>
          <table:table-cell office:value-type="float" office:value="2193" calcext:value-type="float">
            <text:p>2193</text:p>
          </table:table-cell>
          <table:table-cell office:value-type="float" office:value="2748" calcext:value-type="float">
            <text:p>2748</text:p>
          </table:table-cell>
          <table:table-cell office:value-type="float" office:value="0.535975" calcext:value-type="float">
            <text:p>0.535975</text:p>
          </table:table-cell>
          <table:table-cell office:value-type="float" office:value="0.815576" calcext:value-type="float">
            <text:p>0.8155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026" calcext:value-type="float">
            <text:p>1026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49" calcext:value-type="float">
            <text:p>1049</text:p>
          </table:table-cell>
          <table:table-cell office:value-type="float" office:value="1893" calcext:value-type="float">
            <text:p>1893</text:p>
          </table:table-cell>
          <table:table-cell office:value-type="float" office:value="243" calcext:value-type="float">
            <text:p>243</text:p>
          </table:table-cell>
          <table:table-cell office:value-type="float" office:value="540" calcext:value-type="float">
            <text:p>540</text:p>
          </table:table-cell>
          <table:table-cell office:value-type="float" office:value="2296" calcext:value-type="float">
            <text:p>2296</text:p>
          </table:table-cell>
          <table:table-cell office:value-type="float" office:value="3223" calcext:value-type="float">
            <text:p>3223</text:p>
          </table:table-cell>
          <table:table-cell office:value-type="float" office:value="0.52481" calcext:value-type="float">
            <text:p>0.52481</text:p>
          </table:table-cell>
          <table:table-cell office:value-type="float" office:value="0.80884" calcext:value-type="float">
            <text:p>0.808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28" calcext:value-type="float">
            <text:p>1028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57" calcext:value-type="float">
            <text:p>1057</text:p>
          </table:table-cell>
          <table:table-cell office:value-type="float" office:value="908" calcext:value-type="float">
            <text:p>908</text:p>
          </table:table-cell>
          <table:table-cell office:value-type="float" office:value="250" calcext:value-type="float">
            <text:p>250</text:p>
          </table:table-cell>
          <table:table-cell office:value-type="float" office:value="544" calcext:value-type="float">
            <text:p>544</text:p>
          </table:table-cell>
          <table:table-cell office:value-type="float" office:value="1897" calcext:value-type="float">
            <text:p>1897</text:p>
          </table:table-cell>
          <table:table-cell office:value-type="float" office:value="2077" calcext:value-type="float">
            <text:p>2077</text:p>
          </table:table-cell>
          <table:table-cell office:value-type="float" office:value="0.518276" calcext:value-type="float">
            <text:p>0.518276</text:p>
          </table:table-cell>
          <table:table-cell office:value-type="float" office:value="0.831419" calcext:value-type="float">
            <text:p>0.8314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036" calcext:value-type="float">
            <text:p>1036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58" calcext:value-type="float">
            <text:p>1058</text:p>
          </table:table-cell>
          <table:table-cell office:value-type="float" office:value="1101" calcext:value-type="float">
            <text:p>1101</text:p>
          </table:table-cell>
          <table:table-cell office:value-type="float" office:value="256" calcext:value-type="float">
            <text:p>256</text:p>
          </table:table-cell>
          <table:table-cell office:value-type="float" office:value="548" calcext:value-type="float">
            <text:p>548</text:p>
          </table:table-cell>
          <table:table-cell office:value-type="float" office:value="1892" calcext:value-type="float">
            <text:p>1892</text:p>
          </table:table-cell>
          <table:table-cell office:value-type="float" office:value="2317" calcext:value-type="float">
            <text:p>2317</text:p>
          </table:table-cell>
          <table:table-cell office:value-type="float" office:value="0.538004" calcext:value-type="float">
            <text:p>0.538004</text:p>
          </table:table-cell>
          <table:table-cell office:value-type="float" office:value="0.829539" calcext:value-type="float">
            <text:p>0.8295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037" calcext:value-type="float">
            <text:p>1037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67" calcext:value-type="float">
            <text:p>1067</text:p>
          </table:table-cell>
          <table:table-cell office:value-type="float" office:value="1868" calcext:value-type="float">
            <text:p>1868</text:p>
          </table:table-cell>
          <table:table-cell office:value-type="float" office:value="255" calcext:value-type="float">
            <text:p>255</text:p>
          </table:table-cell>
          <table:table-cell office:value-type="float" office:value="539" calcext:value-type="float">
            <text:p>539</text:p>
          </table:table-cell>
          <table:table-cell office:value-type="float" office:value="2514" calcext:value-type="float">
            <text:p>2514</text:p>
          </table:table-cell>
          <table:table-cell office:value-type="float" office:value="3006" calcext:value-type="float">
            <text:p>3006</text:p>
          </table:table-cell>
          <table:table-cell office:value-type="float" office:value="0.527288" calcext:value-type="float">
            <text:p>0.527288</text:p>
          </table:table-cell>
          <table:table-cell office:value-type="float" office:value="0.822371" calcext:value-type="float">
            <text:p>0.8223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46" calcext:value-type="float">
            <text:p>1046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64" calcext:value-type="float">
            <text:p>1064</text:p>
          </table:table-cell>
          <table:table-cell office:value-type="float" office:value="1040" calcext:value-type="float">
            <text:p>1040</text:p>
          </table:table-cell>
          <table:table-cell office:value-type="float" office:value="254" calcext:value-type="float">
            <text:p>254</text:p>
          </table:table-cell>
          <table:table-cell office:value-type="float" office:value="551" calcext:value-type="float">
            <text:p>551</text:p>
          </table:table-cell>
          <table:table-cell office:value-type="float" office:value="2263" calcext:value-type="float">
            <text:p>2263</text:p>
          </table:table-cell>
          <table:table-cell office:value-type="float" office:value="3184" calcext:value-type="float">
            <text:p>3184</text:p>
          </table:table-cell>
          <table:table-cell office:value-type="float" office:value="0.526603" calcext:value-type="float">
            <text:p>0.526603</text:p>
          </table:table-cell>
          <table:table-cell office:value-type="float" office:value="0.823051" calcext:value-type="float">
            <text:p>0.8230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043" calcext:value-type="float">
            <text:p>1043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63" calcext:value-type="float">
            <text:p>1063</text:p>
          </table:table-cell>
          <table:table-cell office:value-type="float" office:value="1137" calcext:value-type="float">
            <text:p>1137</text:p>
          </table:table-cell>
          <table:table-cell office:value-type="float" office:value="251" calcext:value-type="float">
            <text:p>251</text:p>
          </table:table-cell>
          <table:table-cell office:value-type="float" office:value="551" calcext:value-type="float">
            <text:p>551</text:p>
          </table:table-cell>
          <table:table-cell office:value-type="float" office:value="2307" calcext:value-type="float">
            <text:p>2307</text:p>
          </table:table-cell>
          <table:table-cell office:value-type="float" office:value="2618" calcext:value-type="float">
            <text:p>2618</text:p>
          </table:table-cell>
          <table:table-cell office:value-type="float" office:value="0.530845" calcext:value-type="float">
            <text:p>0.530845</text:p>
          </table:table-cell>
          <table:table-cell office:value-type="float" office:value="0.822694" calcext:value-type="float">
            <text:p>0.82269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043" calcext:value-type="float">
            <text:p>1043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70" calcext:value-type="float">
            <text:p>1070</text:p>
          </table:table-cell>
          <table:table-cell office:value-type="float" office:value="1323" calcext:value-type="float">
            <text:p>1323</text:p>
          </table:table-cell>
          <table:table-cell office:value-type="float" office:value="248" calcext:value-type="float">
            <text:p>248</text:p>
          </table:table-cell>
          <table:table-cell office:value-type="float" office:value="546" calcext:value-type="float">
            <text:p>546</text:p>
          </table:table-cell>
          <table:table-cell office:value-type="float" office:value="2464" calcext:value-type="float">
            <text:p>2464</text:p>
          </table:table-cell>
          <table:table-cell office:value-type="float" office:value="2438" calcext:value-type="float">
            <text:p>2438</text:p>
          </table:table-cell>
          <table:table-cell office:value-type="float" office:value="0.524394" calcext:value-type="float">
            <text:p>0.524394</text:p>
          </table:table-cell>
          <table:table-cell office:value-type="float" office:value="0.821335" calcext:value-type="float">
            <text:p>0.8213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046" calcext:value-type="float">
            <text:p>1046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76" calcext:value-type="float">
            <text:p>1076</text:p>
          </table:table-cell>
          <table:table-cell office:value-type="float" office:value="1181" calcext:value-type="float">
            <text:p>1181</text:p>
          </table:table-cell>
          <table:table-cell office:value-type="float" office:value="248" calcext:value-type="float">
            <text:p>248</text:p>
          </table:table-cell>
          <table:table-cell office:value-type="float" office:value="547" calcext:value-type="float">
            <text:p>547</text:p>
          </table:table-cell>
          <table:table-cell office:value-type="float" office:value="2441" calcext:value-type="float">
            <text:p>2441</text:p>
          </table:table-cell>
          <table:table-cell office:value-type="float" office:value="2761" calcext:value-type="float">
            <text:p>2761</text:p>
          </table:table-cell>
          <table:table-cell office:value-type="float" office:value="0.517297" calcext:value-type="float">
            <text:p>0.517297</text:p>
          </table:table-cell>
          <table:table-cell office:value-type="float" office:value="0.822589" calcext:value-type="float">
            <text:p>0.82258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54" calcext:value-type="float">
            <text:p>105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4" calcext:value-type="float">
            <text:p>1074</text:p>
          </table:table-cell>
          <table:table-cell office:value-type="float" office:value="1780" calcext:value-type="float">
            <text:p>1780</text:p>
          </table:table-cell>
          <table:table-cell office:value-type="float" office:value="396" calcext:value-type="float">
            <text:p>396</text:p>
          </table:table-cell>
          <table:table-cell office:value-type="float" office:value="538" calcext:value-type="float">
            <text:p>538</text:p>
          </table:table-cell>
          <table:table-cell office:value-type="float" office:value="2138" calcext:value-type="float">
            <text:p>2138</text:p>
          </table:table-cell>
          <table:table-cell office:value-type="float" office:value="2732" calcext:value-type="float">
            <text:p>2732</text:p>
          </table:table-cell>
          <table:table-cell office:value-type="float" office:value="0.603925" calcext:value-type="float">
            <text:p>0.603925</text:p>
          </table:table-cell>
          <table:table-cell office:value-type="float" office:value="0.817722" calcext:value-type="float">
            <text:p>0.8177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056" calcext:value-type="float">
            <text:p>1056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84" calcext:value-type="float">
            <text:p>1084</text:p>
          </table:table-cell>
          <table:table-cell office:value-type="float" office:value="1050" calcext:value-type="float">
            <text:p>1050</text:p>
          </table:table-cell>
          <table:table-cell office:value-type="float" office:value="256" calcext:value-type="float">
            <text:p>256</text:p>
          </table:table-cell>
          <table:table-cell office:value-type="float" office:value="543" calcext:value-type="float">
            <text:p>543</text:p>
          </table:table-cell>
          <table:table-cell office:value-type="float" office:value="2018" calcext:value-type="float">
            <text:p>2018</text:p>
          </table:table-cell>
          <table:table-cell office:value-type="float" office:value="3025" calcext:value-type="float">
            <text:p>3025</text:p>
          </table:table-cell>
          <table:table-cell office:value-type="float" office:value="0.520161" calcext:value-type="float">
            <text:p>0.520161</text:p>
          </table:table-cell>
          <table:table-cell office:value-type="float" office:value="0.821594" calcext:value-type="float">
            <text:p>0.82159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061" calcext:value-type="float">
            <text:p>1061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86" calcext:value-type="float">
            <text:p>1086</text:p>
          </table:table-cell>
          <table:table-cell office:value-type="float" office:value="1050" calcext:value-type="float">
            <text:p>1050</text:p>
          </table:table-cell>
          <table:table-cell office:value-type="float" office:value="248" calcext:value-type="float">
            <text:p>248</text:p>
          </table:table-cell>
          <table:table-cell office:value-type="float" office:value="551" calcext:value-type="float">
            <text:p>551</text:p>
          </table:table-cell>
          <table:table-cell office:value-type="float" office:value="2319" calcext:value-type="float">
            <text:p>2319</text:p>
          </table:table-cell>
          <table:table-cell office:value-type="float" office:value="2661" calcext:value-type="float">
            <text:p>2661</text:p>
          </table:table-cell>
          <table:table-cell office:value-type="float" office:value="0.498247" calcext:value-type="float">
            <text:p>0.498247</text:p>
          </table:table-cell>
          <table:table-cell office:value-type="float" office:value="0.828789" calcext:value-type="float">
            <text:p>0.82878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062" calcext:value-type="float">
            <text:p>106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82" calcext:value-type="float">
            <text:p>1082</text:p>
          </table:table-cell>
          <table:table-cell office:value-type="float" office:value="1133" calcext:value-type="float">
            <text:p>1133</text:p>
          </table:table-cell>
          <table:table-cell office:value-type="float" office:value="250" calcext:value-type="float">
            <text:p>250</text:p>
          </table:table-cell>
          <table:table-cell office:value-type="float" office:value="551" calcext:value-type="float">
            <text:p>551</text:p>
          </table:table-cell>
          <table:table-cell office:value-type="float" office:value="2308" calcext:value-type="float">
            <text:p>2308</text:p>
          </table:table-cell>
          <table:table-cell office:value-type="float" office:value="2511" calcext:value-type="float">
            <text:p>2511</text:p>
          </table:table-cell>
          <table:table-cell office:value-type="float" office:value="0.512395" calcext:value-type="float">
            <text:p>0.512395</text:p>
          </table:table-cell>
          <table:table-cell office:value-type="float" office:value="0.829333" calcext:value-type="float">
            <text:p>0.8293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061" calcext:value-type="float">
            <text:p>1061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86" calcext:value-type="float">
            <text:p>1086</text:p>
          </table:table-cell>
          <table:table-cell office:value-type="float" office:value="1794" calcext:value-type="float">
            <text:p>1794</text:p>
          </table:table-cell>
          <table:table-cell office:value-type="float" office:value="251" calcext:value-type="float">
            <text:p>251</text:p>
          </table:table-cell>
          <table:table-cell office:value-type="float" office:value="545" calcext:value-type="float">
            <text:p>545</text:p>
          </table:table-cell>
          <table:table-cell office:value-type="float" office:value="2463" calcext:value-type="float">
            <text:p>2463</text:p>
          </table:table-cell>
          <table:table-cell office:value-type="float" office:value="2808" calcext:value-type="float">
            <text:p>2808</text:p>
          </table:table-cell>
          <table:table-cell office:value-type="float" office:value="0.520787" calcext:value-type="float">
            <text:p>0.520787</text:p>
          </table:table-cell>
          <table:table-cell office:value-type="float" office:value="0.823884" calcext:value-type="float">
            <text:p>0.8238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65" calcext:value-type="float">
            <text:p>1065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83" calcext:value-type="float">
            <text:p>1083</text:p>
          </table:table-cell>
          <table:table-cell office:value-type="float" office:value="1047" calcext:value-type="float">
            <text:p>1047</text:p>
          </table:table-cell>
          <table:table-cell office:value-type="float" office:value="250" calcext:value-type="float">
            <text:p>250</text:p>
          </table:table-cell>
          <table:table-cell office:value-type="float" office:value="556" calcext:value-type="float">
            <text:p>556</text:p>
          </table:table-cell>
          <table:table-cell office:value-type="float" office:value="2477" calcext:value-type="float">
            <text:p>2477</text:p>
          </table:table-cell>
          <table:table-cell office:value-type="float" office:value="2943" calcext:value-type="float">
            <text:p>2943</text:p>
          </table:table-cell>
          <table:table-cell office:value-type="float" office:value="0.512655" calcext:value-type="float">
            <text:p>0.512655</text:p>
          </table:table-cell>
          <table:table-cell office:value-type="float" office:value="0.824721" calcext:value-type="float">
            <text:p>0.8247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062" calcext:value-type="float">
            <text:p>1062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90" calcext:value-type="float">
            <text:p>1090</text:p>
          </table:table-cell>
          <table:table-cell office:value-type="float" office:value="1679" calcext:value-type="float">
            <text:p>1679</text:p>
          </table:table-cell>
          <table:table-cell office:value-type="float" office:value="254" calcext:value-type="float">
            <text:p>254</text:p>
          </table:table-cell>
          <table:table-cell office:value-type="float" office:value="554" calcext:value-type="float">
            <text:p>554</text:p>
          </table:table-cell>
          <table:table-cell office:value-type="float" office:value="2353" calcext:value-type="float">
            <text:p>2353</text:p>
          </table:table-cell>
          <table:table-cell office:value-type="float" office:value="2539" calcext:value-type="float">
            <text:p>2539</text:p>
          </table:table-cell>
          <table:table-cell office:value-type="float" office:value="0.516296" calcext:value-type="float">
            <text:p>0.516296</text:p>
          </table:table-cell>
          <table:table-cell office:value-type="float" office:value="0.819795" calcext:value-type="float">
            <text:p>0.81979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68" calcext:value-type="float">
            <text:p>1068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92" calcext:value-type="float">
            <text:p>1092</text:p>
          </table:table-cell>
          <table:table-cell office:value-type="float" office:value="1144" calcext:value-type="float">
            <text:p>1144</text:p>
          </table:table-cell>
          <table:table-cell office:value-type="float" office:value="254" calcext:value-type="float">
            <text:p>254</text:p>
          </table:table-cell>
          <table:table-cell office:value-type="float" office:value="558" calcext:value-type="float">
            <text:p>558</text:p>
          </table:table-cell>
          <table:table-cell office:value-type="float" office:value="2492" calcext:value-type="float">
            <text:p>2492</text:p>
          </table:table-cell>
          <table:table-cell office:value-type="float" office:value="2858" calcext:value-type="float">
            <text:p>2858</text:p>
          </table:table-cell>
          <table:table-cell office:value-type="float" office:value="0.526743" calcext:value-type="float">
            <text:p>0.526743</text:p>
          </table:table-cell>
          <table:table-cell office:value-type="float" office:value="0.82114" calcext:value-type="float">
            <text:p>0.821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67" calcext:value-type="float">
            <text:p>1067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96" calcext:value-type="float">
            <text:p>1096</text:p>
          </table:table-cell>
          <table:table-cell office:value-type="float" office:value="1056" calcext:value-type="float">
            <text:p>1056</text:p>
          </table:table-cell>
          <table:table-cell office:value-type="float" office:value="248" calcext:value-type="float">
            <text:p>248</text:p>
          </table:table-cell>
          <table:table-cell office:value-type="float" office:value="556" calcext:value-type="float">
            <text:p>556</text:p>
          </table:table-cell>
          <table:table-cell office:value-type="float" office:value="2602" calcext:value-type="float">
            <text:p>2602</text:p>
          </table:table-cell>
          <table:table-cell office:value-type="float" office:value="2606" calcext:value-type="float">
            <text:p>2606</text:p>
          </table:table-cell>
          <table:table-cell office:value-type="float" office:value="0.504083" calcext:value-type="float">
            <text:p>0.504083</text:p>
          </table:table-cell>
          <table:table-cell office:value-type="float" office:value="0.824104" calcext:value-type="float">
            <text:p>0.8241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073" calcext:value-type="float">
            <text:p>1073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95" calcext:value-type="float">
            <text:p>1095</text:p>
          </table:table-cell>
          <table:table-cell office:value-type="float" office:value="1806" calcext:value-type="float">
            <text:p>1806</text:p>
          </table:table-cell>
          <table:table-cell office:value-type="float" office:value="256" calcext:value-type="float">
            <text:p>256</text:p>
          </table:table-cell>
          <table:table-cell office:value-type="float" office:value="548" calcext:value-type="float">
            <text:p>548</text:p>
          </table:table-cell>
          <table:table-cell office:value-type="float" office:value="2335" calcext:value-type="float">
            <text:p>2335</text:p>
          </table:table-cell>
          <table:table-cell office:value-type="float" office:value="2897" calcext:value-type="float">
            <text:p>2897</text:p>
          </table:table-cell>
          <table:table-cell office:value-type="float" office:value="0.519286" calcext:value-type="float">
            <text:p>0.519286</text:p>
          </table:table-cell>
          <table:table-cell office:value-type="float" office:value="0.820005" calcext:value-type="float">
            <text:p>0.8200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70" calcext:value-type="float">
            <text:p>1070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89" calcext:value-type="float">
            <text:p>1089</text:p>
          </table:table-cell>
          <table:table-cell office:value-type="float" office:value="1539" calcext:value-type="float">
            <text:p>1539</text:p>
          </table:table-cell>
          <table:table-cell office:value-type="float" office:value="256" calcext:value-type="float">
            <text:p>256</text:p>
          </table:table-cell>
          <table:table-cell office:value-type="float" office:value="152" calcext:value-type="float">
            <text:p>152</text:p>
          </table:table-cell>
          <table:table-cell office:value-type="float" office:value="2451" calcext:value-type="float">
            <text:p>2451</text:p>
          </table:table-cell>
          <table:table-cell office:value-type="float" office:value="3012" calcext:value-type="float">
            <text:p>3012</text:p>
          </table:table-cell>
          <table:table-cell office:value-type="float" office:value="0.522545" calcext:value-type="float">
            <text:p>0.522545</text:p>
          </table:table-cell>
          <table:table-cell office:value-type="float" office:value="0.819215" calcext:value-type="float">
            <text:p>0.8192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068" calcext:value-type="float">
            <text:p>1068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92" calcext:value-type="float">
            <text:p>1092</text:p>
          </table:table-cell>
          <table:table-cell office:value-type="float" office:value="1972" calcext:value-type="float">
            <text:p>1972</text:p>
          </table:table-cell>
          <table:table-cell office:value-type="float" office:value="241" calcext:value-type="float">
            <text:p>241</text:p>
          </table:table-cell>
          <table:table-cell office:value-type="float" office:value="138" calcext:value-type="float">
            <text:p>138</text:p>
          </table:table-cell>
          <table:table-cell office:value-type="float" office:value="1673" calcext:value-type="float">
            <text:p>1673</text:p>
          </table:table-cell>
          <table:table-cell office:value-type="float" office:value="3052" calcext:value-type="float">
            <text:p>3052</text:p>
          </table:table-cell>
          <table:table-cell office:value-type="float" office:value="0.499105" calcext:value-type="float">
            <text:p>0.499105</text:p>
          </table:table-cell>
          <table:table-cell office:value-type="float" office:value="0.81383" calcext:value-type="float">
            <text:p>0.8138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073" calcext:value-type="float">
            <text:p>1073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04" calcext:value-type="float">
            <text:p>1104</text:p>
          </table:table-cell>
          <table:table-cell office:value-type="float" office:value="1218" calcext:value-type="float">
            <text:p>1218</text:p>
          </table:table-cell>
          <table:table-cell office:value-type="float" office:value="255" calcext:value-type="float">
            <text:p>255</text:p>
          </table:table-cell>
          <table:table-cell office:value-type="float" office:value="89" calcext:value-type="float">
            <text:p>89</text:p>
          </table:table-cell>
          <table:table-cell office:value-type="float" office:value="849" calcext:value-type="float">
            <text:p>849</text:p>
          </table:table-cell>
          <table:table-cell office:value-type="float" office:value="3259" calcext:value-type="float">
            <text:p>3259</text:p>
          </table:table-cell>
          <table:table-cell office:value-type="float" office:value="0.496755" calcext:value-type="float">
            <text:p>0.496755</text:p>
          </table:table-cell>
          <table:table-cell office:value-type="float" office:value="0.816037" calcext:value-type="float">
            <text:p>0.8160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082" calcext:value-type="float">
            <text:p>1082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05" calcext:value-type="float">
            <text:p>1105</text:p>
          </table:table-cell>
          <table:table-cell office:value-type="float" office:value="1973" calcext:value-type="float">
            <text:p>1973</text:p>
          </table:table-cell>
          <table:table-cell office:value-type="float" office:value="245" calcext:value-type="float">
            <text:p>245</text:p>
          </table:table-cell>
          <table:table-cell office:value-type="float" office:value="106" calcext:value-type="float">
            <text:p>106</text:p>
          </table:table-cell>
          <table:table-cell office:value-type="float" office:value="2047" calcext:value-type="float">
            <text:p>2047</text:p>
          </table:table-cell>
          <table:table-cell office:value-type="float" office:value="3349" calcext:value-type="float">
            <text:p>3349</text:p>
          </table:table-cell>
          <table:table-cell office:value-type="float" office:value="0.504644" calcext:value-type="float">
            <text:p>0.504644</text:p>
          </table:table-cell>
          <table:table-cell office:value-type="float" office:value="0.812402" calcext:value-type="float">
            <text:p>0.8124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081" calcext:value-type="float">
            <text:p>1081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00" calcext:value-type="float">
            <text:p>1100</text:p>
          </table:table-cell>
          <table:table-cell office:value-type="float" office:value="1931" calcext:value-type="float">
            <text:p>1931</text:p>
          </table:table-cell>
          <table:table-cell office:value-type="float" office:value="448" calcext:value-type="float">
            <text:p>448</text:p>
          </table:table-cell>
          <table:table-cell office:value-type="float" office:value="209" calcext:value-type="float">
            <text:p>209</text:p>
          </table:table-cell>
          <table:table-cell office:value-type="float" office:value="597" calcext:value-type="float">
            <text:p>597</text:p>
          </table:table-cell>
          <table:table-cell office:value-type="float" office:value="2927" calcext:value-type="float">
            <text:p>2927</text:p>
          </table:table-cell>
          <table:table-cell office:value-type="float" office:value="0.575562" calcext:value-type="float">
            <text:p>0.575562</text:p>
          </table:table-cell>
          <table:table-cell office:value-type="float" office:value="0.811085" calcext:value-type="float">
            <text:p>0.81108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084" calcext:value-type="float">
            <text:p>1084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09" calcext:value-type="float">
            <text:p>1109</text:p>
          </table:table-cell>
          <table:table-cell office:value-type="float" office:value="1970" calcext:value-type="float">
            <text:p>1970</text:p>
          </table:table-cell>
          <table:table-cell office:value-type="float" office:value="247" calcext:value-type="float">
            <text:p>247</text:p>
          </table:table-cell>
          <table:table-cell office:value-type="float" office:value="399" calcext:value-type="float">
            <text:p>399</text:p>
          </table:table-cell>
          <table:table-cell office:value-type="float" office:value="878" calcext:value-type="float">
            <text:p>878</text:p>
          </table:table-cell>
          <table:table-cell office:value-type="float" office:value="3108" calcext:value-type="float">
            <text:p>3108</text:p>
          </table:table-cell>
          <table:table-cell office:value-type="float" office:value="0.51056" calcext:value-type="float">
            <text:p>0.51056</text:p>
          </table:table-cell>
          <table:table-cell office:value-type="float" office:value="0.808782" calcext:value-type="float">
            <text:p>0.80878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088" calcext:value-type="float">
            <text:p>1088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13" calcext:value-type="float">
            <text:p>1113</text:p>
          </table:table-cell>
          <table:table-cell office:value-type="float" office:value="1457" calcext:value-type="float">
            <text:p>1457</text:p>
          </table:table-cell>
          <table:table-cell office:value-type="float" office:value="253" calcext:value-type="float">
            <text:p>253</text:p>
          </table:table-cell>
          <table:table-cell office:value-type="float" office:value="485" calcext:value-type="float">
            <text:p>485</text:p>
          </table:table-cell>
          <table:table-cell office:value-type="float" office:value="759" calcext:value-type="float">
            <text:p>759</text:p>
          </table:table-cell>
          <table:table-cell office:value-type="float" office:value="3059" calcext:value-type="float">
            <text:p>3059</text:p>
          </table:table-cell>
          <table:table-cell office:value-type="float" office:value="0.510622" calcext:value-type="float">
            <text:p>0.510622</text:p>
          </table:table-cell>
          <table:table-cell office:value-type="float" office:value="0.809602" calcext:value-type="float">
            <text:p>0.8096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088" calcext:value-type="float">
            <text:p>1088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13" calcext:value-type="float">
            <text:p>1113</text:p>
          </table:table-cell>
          <table:table-cell office:value-type="float" office:value="1198" calcext:value-type="float">
            <text:p>1198</text:p>
          </table:table-cell>
          <table:table-cell office:value-type="float" office:value="254" calcext:value-type="float">
            <text:p>254</text:p>
          </table:table-cell>
          <table:table-cell office:value-type="float" office:value="519" calcext:value-type="float">
            <text:p>519</text:p>
          </table:table-cell>
          <table:table-cell office:value-type="float" office:value="2266" calcext:value-type="float">
            <text:p>2266</text:p>
          </table:table-cell>
          <table:table-cell office:value-type="float" office:value="2879" calcext:value-type="float">
            <text:p>2879</text:p>
          </table:table-cell>
          <table:table-cell office:value-type="float" office:value="0.499163" calcext:value-type="float">
            <text:p>0.499163</text:p>
          </table:table-cell>
          <table:table-cell office:value-type="float" office:value="0.81319" calcext:value-type="float">
            <text:p>0.813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92" calcext:value-type="float">
            <text:p>1092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09" calcext:value-type="float">
            <text:p>1109</text:p>
          </table:table-cell>
          <table:table-cell office:value-type="float" office:value="1786" calcext:value-type="float">
            <text:p>1786</text:p>
          </table:table-cell>
          <table:table-cell office:value-type="float" office:value="256" calcext:value-type="float">
            <text:p>256</text:p>
          </table:table-cell>
          <table:table-cell office:value-type="float" office:value="596" calcext:value-type="float">
            <text:p>596</text:p>
          </table:table-cell>
          <table:table-cell office:value-type="float" office:value="2298" calcext:value-type="float">
            <text:p>2298</text:p>
          </table:table-cell>
          <table:table-cell office:value-type="float" office:value="2751" calcext:value-type="float">
            <text:p>2751</text:p>
          </table:table-cell>
          <table:table-cell office:value-type="float" office:value="0.51341" calcext:value-type="float">
            <text:p>0.51341</text:p>
          </table:table-cell>
          <table:table-cell office:value-type="float" office:value="0.811178" calcext:value-type="float">
            <text:p>0.81117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088" calcext:value-type="float">
            <text:p>1088</text:p>
          </table:table-cell>
          <table:table-cell office:value-type="float" office:value="929" calcext:value-type="float">
            <text:p>9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on </meta:initial-creator>
    <meta:creation-date>2015-02-05T13:51:45.354524051</meta:creation-date>
    <dc:date>2015-02-05T13:57:07.618551094</dc:date>
    <dc:creator>xyon </dc:creator>
    <meta:editing-duration>P0D</meta:editing-duration>
    <meta:editing-cycles>1</meta:editing-cycles>
    <meta:document-statistic meta:table-count="1" meta:cell-count="3015" meta:object-count="2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96cm" svg:y="0.316cm" chart:style-name="ch2">
          <text:p>Facebook graph</text:p>
        </chart:title>
        <chart:legend chart:legend-position="end" svg:x="13.5cm" svg:y="3.913cm" style:legend-expansion="high" chart:style-name="ch3"/>
        <chart:plot-area chart:style-name="ch4" table:cell-range-address="Sheet1.A2:Sheet1.A201 Sheet1.H1:Sheet1.I201" chart:data-source-has-labels="row" svg:x="1.34cm" svg:y="1.303cm" svg:width="11.84cm" svg:height="6.527cm">
          <chartooo:coordinate-region svg:x="2.103cm" svg:y="1.522cm" svg:width="10.762cm" svg:height="5.622cm"/>
          <chart:axis chart:dimension="x" chart:name="primary-x" chart:style-name="ch5">
            <chart:title svg:x="6.587cm" svg:y="8.011cm" chart:style-name="ch6">
              <text:p>Batch ID</text:p>
            </chart:title>
          </chart:axis>
          <chart:axis chart:dimension="y" chart:name="primary-y" chart:style-name="ch5">
            <chart:title svg:x="0.451cm" svg:y="5.363cm" chart:style-name="ch7">
              <text:p>Modularity</text:p>
            </chart:title>
            <chart:grid chart:style-name="ch8" chart:class="major"/>
          </chart:axis>
          <chart:series chart:style-name="ch9" chart:values-cell-range-address="Sheet1.H2:Sheet1.H201" chart:label-cell-address="Sheet1.H1:Sheet1.H1" chart:class="chart:scatter">
            <chart:domain table:cell-range-address="Sheet1.A2:Sheet1.A201"/>
            <chart:data-point chart:repeated="200"/>
          </chart:series>
          <chart:series chart:style-name="ch10" chart:values-cell-range-address="Sheet1.I2:Sheet1.I201" chart:label-cell-address="Sheet1.I1:Sheet1.I1" chart:class="chart:scatter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od(s)</text:p>
                <draw:g>
                  <svg:desc>Sheet1.H1:Sheet1.H1</svg:desc>
                </draw:g>
              </table:table-cell>
              <table:table-cell office:value-type="string">
                <text:p>Mod(d)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01</svg:desc>
                </draw:g>
              </table:table-cell>
              <table:table-cell office:value-type="float" office:value="0.667366">
                <text:p>0.667366</text:p>
                <draw:g>
                  <svg:desc>Sheet1.H2:Sheet1.H201</svg:desc>
                </draw:g>
              </table:table-cell>
              <table:table-cell office:value-type="float" office:value="0.628958">
                <text:p>0.628958</text:p>
                <draw:g>
                  <svg:desc>Sheet1.I2:Sheet1.I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59646">
                <text:p>0.659646</text:p>
              </table:table-cell>
              <table:table-cell office:value-type="float" office:value="0.0835911">
                <text:p>0.0835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74666">
                <text:p>0.674666</text:p>
              </table:table-cell>
              <table:table-cell office:value-type="float" office:value="0.273776">
                <text:p>0.2737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8077">
                <text:p>0.68077</text:p>
              </table:table-cell>
              <table:table-cell office:value-type="float" office:value="0.310413">
                <text:p>0.3104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78016">
                <text:p>0.678016</text:p>
              </table:table-cell>
              <table:table-cell office:value-type="float" office:value="0.627478">
                <text:p>0.6274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79493">
                <text:p>0.679493</text:p>
              </table:table-cell>
              <table:table-cell office:value-type="float" office:value="0.661477">
                <text:p>0.6614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89953">
                <text:p>0.689953</text:p>
              </table:table-cell>
              <table:table-cell office:value-type="float" office:value="0.594599">
                <text:p>0.5945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31082">
                <text:p>0.631082</text:p>
              </table:table-cell>
              <table:table-cell office:value-type="float" office:value="0.618124">
                <text:p>0.618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68609">
                <text:p>0.668609</text:p>
              </table:table-cell>
              <table:table-cell office:value-type="float" office:value="0.699991">
                <text:p>0.699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79755">
                <text:p>0.679755</text:p>
              </table:table-cell>
              <table:table-cell office:value-type="float" office:value="0.743489">
                <text:p>0.7434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69497">
                <text:p>0.669497</text:p>
              </table:table-cell>
              <table:table-cell office:value-type="float" office:value="0.730445">
                <text:p>0.730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84183">
                <text:p>0.684183</text:p>
              </table:table-cell>
              <table:table-cell office:value-type="float" office:value="0.0648844">
                <text:p>0.06488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76482">
                <text:p>0.676482</text:p>
              </table:table-cell>
              <table:table-cell office:value-type="float" office:value="0.146398">
                <text:p>0.1463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70799">
                <text:p>0.670799</text:p>
              </table:table-cell>
              <table:table-cell office:value-type="float" office:value="0.201621">
                <text:p>0.201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71407">
                <text:p>0.671407</text:p>
              </table:table-cell>
              <table:table-cell office:value-type="float" office:value="0.22234">
                <text:p>0.222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86502">
                <text:p>0.686502</text:p>
              </table:table-cell>
              <table:table-cell office:value-type="float" office:value="0.50441">
                <text:p>0.504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5518">
                <text:p>0.65518</text:p>
              </table:table-cell>
              <table:table-cell office:value-type="float" office:value="0.303772">
                <text:p>0.3037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72451">
                <text:p>0.672451</text:p>
              </table:table-cell>
              <table:table-cell office:value-type="float" office:value="0.382218">
                <text:p>0.3822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66961">
                <text:p>0.666961</text:p>
              </table:table-cell>
              <table:table-cell office:value-type="float" office:value="0.408132">
                <text:p>0.4081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40397">
                <text:p>0.640397</text:p>
              </table:table-cell>
              <table:table-cell office:value-type="float" office:value="0.388614">
                <text:p>0.3886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56761">
                <text:p>0.656761</text:p>
              </table:table-cell>
              <table:table-cell office:value-type="float" office:value="0.557369">
                <text:p>0.5573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66596">
                <text:p>0.666596</text:p>
              </table:table-cell>
              <table:table-cell office:value-type="float" office:value="0.454455">
                <text:p>0.454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26286">
                <text:p>0.626286</text:p>
              </table:table-cell>
              <table:table-cell office:value-type="float" office:value="0.602343">
                <text:p>0.6023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62324">
                <text:p>0.662324</text:p>
              </table:table-cell>
              <table:table-cell office:value-type="float" office:value="0.687533">
                <text:p>0.6875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60098">
                <text:p>0.660098</text:p>
              </table:table-cell>
              <table:table-cell office:value-type="float" office:value="0.604135">
                <text:p>0.604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62711">
                <text:p>0.662711</text:p>
              </table:table-cell>
              <table:table-cell office:value-type="float" office:value="0.677033">
                <text:p>0.6770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64635">
                <text:p>0.664635</text:p>
              </table:table-cell>
              <table:table-cell office:value-type="float" office:value="0.726406">
                <text:p>0.7264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62589">
                <text:p>0.662589</text:p>
              </table:table-cell>
              <table:table-cell office:value-type="float" office:value="0.733422">
                <text:p>0.7334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63797">
                <text:p>0.663797</text:p>
              </table:table-cell>
              <table:table-cell office:value-type="float" office:value="0.778069">
                <text:p>0.778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65825">
                <text:p>0.665825</text:p>
              </table:table-cell>
              <table:table-cell office:value-type="float" office:value="0.778495">
                <text:p>0.7784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62387">
                <text:p>0.662387</text:p>
              </table:table-cell>
              <table:table-cell office:value-type="float" office:value="0.712868">
                <text:p>0.7128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54243">
                <text:p>0.654243</text:p>
              </table:table-cell>
              <table:table-cell office:value-type="float" office:value="0.666239">
                <text:p>0.6662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52844">
                <text:p>0.652844</text:p>
              </table:table-cell>
              <table:table-cell office:value-type="float" office:value="0.666596">
                <text:p>0.6665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54948">
                <text:p>0.654948</text:p>
              </table:table-cell>
              <table:table-cell office:value-type="float" office:value="0.710308">
                <text:p>0.7103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51726">
                <text:p>0.651726</text:p>
              </table:table-cell>
              <table:table-cell office:value-type="float" office:value="0.727124">
                <text:p>0.7271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57269">
                <text:p>0.657269</text:p>
              </table:table-cell>
              <table:table-cell office:value-type="float" office:value="0.752461">
                <text:p>0.752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52243">
                <text:p>0.652243</text:p>
              </table:table-cell>
              <table:table-cell office:value-type="float" office:value="0.757946">
                <text:p>0.7579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40036">
                <text:p>0.640036</text:p>
              </table:table-cell>
              <table:table-cell office:value-type="float" office:value="0.761302">
                <text:p>0.7613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3868">
                <text:p>0.63868</text:p>
              </table:table-cell>
              <table:table-cell office:value-type="float" office:value="0.767003">
                <text:p>0.7670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09579">
                <text:p>0.609579</text:p>
              </table:table-cell>
              <table:table-cell office:value-type="float" office:value="0.767145">
                <text:p>0.7671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27711">
                <text:p>0.627711</text:p>
              </table:table-cell>
              <table:table-cell office:value-type="float" office:value="0.778444">
                <text:p>0.7784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18047">
                <text:p>0.618047</text:p>
              </table:table-cell>
              <table:table-cell office:value-type="float" office:value="0.765886">
                <text:p>0.7658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24397">
                <text:p>0.624397</text:p>
              </table:table-cell>
              <table:table-cell office:value-type="float" office:value="0.764878">
                <text:p>0.7648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45245">
                <text:p>0.645245</text:p>
              </table:table-cell>
              <table:table-cell office:value-type="float" office:value="0.742538">
                <text:p>0.7425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33811">
                <text:p>0.633811</text:p>
              </table:table-cell>
              <table:table-cell office:value-type="float" office:value="0.694185">
                <text:p>0.6941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31848">
                <text:p>0.631848</text:p>
              </table:table-cell>
              <table:table-cell office:value-type="float" office:value="0.71709">
                <text:p>0.717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422">
                <text:p>0.6422</text:p>
              </table:table-cell>
              <table:table-cell office:value-type="float" office:value="0.738998">
                <text:p>0.7389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46025">
                <text:p>0.646025</text:p>
              </table:table-cell>
              <table:table-cell office:value-type="float" office:value="0.700381">
                <text:p>0.7003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43985">
                <text:p>0.643985</text:p>
              </table:table-cell>
              <table:table-cell office:value-type="float" office:value="0.724028">
                <text:p>0.7240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12978">
                <text:p>0.712978</text:p>
              </table:table-cell>
              <table:table-cell office:value-type="float" office:value="0.779792">
                <text:p>0.7797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27083">
                <text:p>0.627083</text:p>
              </table:table-cell>
              <table:table-cell office:value-type="float" office:value="0.773773">
                <text:p>0.773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44094">
                <text:p>0.644094</text:p>
              </table:table-cell>
              <table:table-cell office:value-type="float" office:value="0.758098">
                <text:p>0.7580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5018">
                <text:p>0.65018</text:p>
              </table:table-cell>
              <table:table-cell office:value-type="float" office:value="0.76441">
                <text:p>0.764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738238">
                <text:p>0.738238</text:p>
              </table:table-cell>
              <table:table-cell office:value-type="float" office:value="0.76311">
                <text:p>0.763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744268">
                <text:p>0.744268</text:p>
              </table:table-cell>
              <table:table-cell office:value-type="float" office:value="0.729987">
                <text:p>0.7299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63754">
                <text:p>0.63754</text:p>
              </table:table-cell>
              <table:table-cell office:value-type="float" office:value="0.722381">
                <text:p>0.7223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640547">
                <text:p>0.640547</text:p>
              </table:table-cell>
              <table:table-cell office:value-type="float" office:value="0.716712">
                <text:p>0.7167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38021">
                <text:p>0.638021</text:p>
              </table:table-cell>
              <table:table-cell office:value-type="float" office:value="0.751282">
                <text:p>0.7512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18578">
                <text:p>0.618578</text:p>
              </table:table-cell>
              <table:table-cell office:value-type="float" office:value="0.763989">
                <text:p>0.7639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639061">
                <text:p>0.639061</text:p>
              </table:table-cell>
              <table:table-cell office:value-type="float" office:value="0.754829">
                <text:p>0.7548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52143">
                <text:p>0.652143</text:p>
              </table:table-cell>
              <table:table-cell office:value-type="float" office:value="0.7548">
                <text:p>0.75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30547">
                <text:p>0.630547</text:p>
              </table:table-cell>
              <table:table-cell office:value-type="float" office:value="0.746648">
                <text:p>0.7466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33329">
                <text:p>0.633329</text:p>
              </table:table-cell>
              <table:table-cell office:value-type="float" office:value="0.755517">
                <text:p>0.7555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30022">
                <text:p>0.630022</text:p>
              </table:table-cell>
              <table:table-cell office:value-type="float" office:value="0.746325">
                <text:p>0.7463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29814">
                <text:p>0.629814</text:p>
              </table:table-cell>
              <table:table-cell office:value-type="float" office:value="0.758807">
                <text:p>0.7588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21802">
                <text:p>0.621802</text:p>
              </table:table-cell>
              <table:table-cell office:value-type="float" office:value="0.743803">
                <text:p>0.7438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37075">
                <text:p>0.637075</text:p>
              </table:table-cell>
              <table:table-cell office:value-type="float" office:value="0.732837">
                <text:p>0.7328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30346">
                <text:p>0.630346</text:p>
              </table:table-cell>
              <table:table-cell office:value-type="float" office:value="0.742956">
                <text:p>0.7429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33288">
                <text:p>0.633288</text:p>
              </table:table-cell>
              <table:table-cell office:value-type="float" office:value="0.74578">
                <text:p>0.745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09531">
                <text:p>0.609531</text:p>
              </table:table-cell>
              <table:table-cell office:value-type="float" office:value="0.753286">
                <text:p>0.7532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35942">
                <text:p>0.635942</text:p>
              </table:table-cell>
              <table:table-cell office:value-type="float" office:value="0.757541">
                <text:p>0.7575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19646">
                <text:p>0.619646</text:p>
              </table:table-cell>
              <table:table-cell office:value-type="float" office:value="0.750929">
                <text:p>0.7509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1312">
                <text:p>0.61312</text:p>
              </table:table-cell>
              <table:table-cell office:value-type="float" office:value="0.759922">
                <text:p>0.7599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16839">
                <text:p>0.616839</text:p>
              </table:table-cell>
              <table:table-cell office:value-type="float" office:value="0.730187">
                <text:p>0.7301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40813">
                <text:p>0.640813</text:p>
              </table:table-cell>
              <table:table-cell office:value-type="float" office:value="0.737768">
                <text:p>0.7377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181">
                <text:p>0.6181</text:p>
              </table:table-cell>
              <table:table-cell office:value-type="float" office:value="0.738363">
                <text:p>0.7383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621812">
                <text:p>0.621812</text:p>
              </table:table-cell>
              <table:table-cell office:value-type="float" office:value="0.715964">
                <text:p>0.7159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10687">
                <text:p>0.610687</text:p>
              </table:table-cell>
              <table:table-cell office:value-type="float" office:value="0.712571">
                <text:p>0.7125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32072">
                <text:p>0.632072</text:p>
              </table:table-cell>
              <table:table-cell office:value-type="float" office:value="0.727761">
                <text:p>0.7277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09605">
                <text:p>0.609605</text:p>
              </table:table-cell>
              <table:table-cell office:value-type="float" office:value="0.727125">
                <text:p>0.727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643032">
                <text:p>0.643032</text:p>
              </table:table-cell>
              <table:table-cell office:value-type="float" office:value="0.753902">
                <text:p>0.7539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635915">
                <text:p>0.635915</text:p>
              </table:table-cell>
              <table:table-cell office:value-type="float" office:value="0.73936">
                <text:p>0.739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713423">
                <text:p>0.713423</text:p>
              </table:table-cell>
              <table:table-cell office:value-type="float" office:value="0.731227">
                <text:p>0.7312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623172">
                <text:p>0.623172</text:p>
              </table:table-cell>
              <table:table-cell office:value-type="float" office:value="0.737013">
                <text:p>0.7370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23614">
                <text:p>0.623614</text:p>
              </table:table-cell>
              <table:table-cell office:value-type="float" office:value="0.767065">
                <text:p>0.7670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630439">
                <text:p>0.630439</text:p>
              </table:table-cell>
              <table:table-cell office:value-type="float" office:value="0.765892">
                <text:p>0.7658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592115">
                <text:p>0.592115</text:p>
              </table:table-cell>
              <table:table-cell office:value-type="float" office:value="0.748642">
                <text:p>0.748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25731">
                <text:p>0.625731</text:p>
              </table:table-cell>
              <table:table-cell office:value-type="float" office:value="0.74064">
                <text:p>0.740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630194">
                <text:p>0.630194</text:p>
              </table:table-cell>
              <table:table-cell office:value-type="float" office:value="0.735196">
                <text:p>0.7351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20556">
                <text:p>0.620556</text:p>
              </table:table-cell>
              <table:table-cell office:value-type="float" office:value="0.774905">
                <text:p>0.7749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612013">
                <text:p>0.612013</text:p>
              </table:table-cell>
              <table:table-cell office:value-type="float" office:value="0.771956">
                <text:p>0.7719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596108">
                <text:p>0.596108</text:p>
              </table:table-cell>
              <table:table-cell office:value-type="float" office:value="0.77243">
                <text:p>0.772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04193">
                <text:p>0.604193</text:p>
              </table:table-cell>
              <table:table-cell office:value-type="float" office:value="0.774406">
                <text:p>0.7744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612877">
                <text:p>0.612877</text:p>
              </table:table-cell>
              <table:table-cell office:value-type="float" office:value="0.761068">
                <text:p>0.7610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03442">
                <text:p>0.603442</text:p>
              </table:table-cell>
              <table:table-cell office:value-type="float" office:value="0.760788">
                <text:p>0.7607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07206">
                <text:p>0.607206</text:p>
              </table:table-cell>
              <table:table-cell office:value-type="float" office:value="0.800428">
                <text:p>0.8004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30105">
                <text:p>0.630105</text:p>
              </table:table-cell>
              <table:table-cell office:value-type="float" office:value="0.795668">
                <text:p>0.7956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91751">
                <text:p>0.691751</text:p>
              </table:table-cell>
              <table:table-cell office:value-type="float" office:value="0.790878">
                <text:p>0.7908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623514">
                <text:p>0.623514</text:p>
              </table:table-cell>
              <table:table-cell office:value-type="float" office:value="0.798774">
                <text:p>0.7987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12868">
                <text:p>0.612868</text:p>
              </table:table-cell>
              <table:table-cell office:value-type="float" office:value="0.795994">
                <text:p>0.7959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611759">
                <text:p>0.611759</text:p>
              </table:table-cell>
              <table:table-cell office:value-type="float" office:value="0.788123">
                <text:p>0.7881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619878">
                <text:p>0.619878</text:p>
              </table:table-cell>
              <table:table-cell office:value-type="float" office:value="0.784497">
                <text:p>0.7844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714356">
                <text:p>0.714356</text:p>
              </table:table-cell>
              <table:table-cell office:value-type="float" office:value="0.797326">
                <text:p>0.7973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17734">
                <text:p>0.617734</text:p>
              </table:table-cell>
              <table:table-cell office:value-type="float" office:value="0.795478">
                <text:p>0.7954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14329">
                <text:p>0.614329</text:p>
              </table:table-cell>
              <table:table-cell office:value-type="float" office:value="0.790722">
                <text:p>0.7907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592668">
                <text:p>0.592668</text:p>
              </table:table-cell>
              <table:table-cell office:value-type="float" office:value="0.792234">
                <text:p>0.7922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588909">
                <text:p>0.588909</text:p>
              </table:table-cell>
              <table:table-cell office:value-type="float" office:value="0.794844">
                <text:p>0.7948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589643">
                <text:p>0.589643</text:p>
              </table:table-cell>
              <table:table-cell office:value-type="float" office:value="0.791581">
                <text:p>0.7915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588257">
                <text:p>0.588257</text:p>
              </table:table-cell>
              <table:table-cell office:value-type="float" office:value="0.787836">
                <text:p>0.7878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00944">
                <text:p>0.600944</text:p>
              </table:table-cell>
              <table:table-cell office:value-type="float" office:value="0.785684">
                <text:p>0.7856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597532">
                <text:p>0.597532</text:p>
              </table:table-cell>
              <table:table-cell office:value-type="float" office:value="0.786485">
                <text:p>0.7864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606196">
                <text:p>0.606196</text:p>
              </table:table-cell>
              <table:table-cell office:value-type="float" office:value="0.798845">
                <text:p>0.7988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593587">
                <text:p>0.593587</text:p>
              </table:table-cell>
              <table:table-cell office:value-type="float" office:value="0.79553">
                <text:p>0.795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599349">
                <text:p>0.599349</text:p>
              </table:table-cell>
              <table:table-cell office:value-type="float" office:value="0.793323">
                <text:p>0.7933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588492">
                <text:p>0.588492</text:p>
              </table:table-cell>
              <table:table-cell office:value-type="float" office:value="0.788434">
                <text:p>0.7884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606215">
                <text:p>0.606215</text:p>
              </table:table-cell>
              <table:table-cell office:value-type="float" office:value="0.777885">
                <text:p>0.7778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557516">
                <text:p>0.557516</text:p>
              </table:table-cell>
              <table:table-cell office:value-type="float" office:value="0.765354">
                <text:p>0.7653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0714">
                <text:p>0.60714</text:p>
              </table:table-cell>
              <table:table-cell office:value-type="float" office:value="0.770417">
                <text:p>0.7704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565206">
                <text:p>0.565206</text:p>
              </table:table-cell>
              <table:table-cell office:value-type="float" office:value="0.775935">
                <text:p>0.7759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02977">
                <text:p>0.602977</text:p>
              </table:table-cell>
              <table:table-cell office:value-type="float" office:value="0.785638">
                <text:p>0.7856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587273">
                <text:p>0.587273</text:p>
              </table:table-cell>
              <table:table-cell office:value-type="float" office:value="0.789247">
                <text:p>0.7892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589728">
                <text:p>0.589728</text:p>
              </table:table-cell>
              <table:table-cell office:value-type="float" office:value="0.774505">
                <text:p>0.7745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589538">
                <text:p>0.589538</text:p>
              </table:table-cell>
              <table:table-cell office:value-type="float" office:value="0.776221">
                <text:p>0.7762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592432">
                <text:p>0.592432</text:p>
              </table:table-cell>
              <table:table-cell office:value-type="float" office:value="0.764729">
                <text:p>0.7647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593047">
                <text:p>0.593047</text:p>
              </table:table-cell>
              <table:table-cell office:value-type="float" office:value="0.788408">
                <text:p>0.7884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585159">
                <text:p>0.585159</text:p>
              </table:table-cell>
              <table:table-cell office:value-type="float" office:value="0.7797">
                <text:p>0.77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58546">
                <text:p>0.58546</text:p>
              </table:table-cell>
              <table:table-cell office:value-type="float" office:value="0.786139">
                <text:p>0.7861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60759">
                <text:p>0.660759</text:p>
              </table:table-cell>
              <table:table-cell office:value-type="float" office:value="0.784464">
                <text:p>0.7844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580028">
                <text:p>0.580028</text:p>
              </table:table-cell>
              <table:table-cell office:value-type="float" office:value="0.78273">
                <text:p>0.782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592347">
                <text:p>0.592347</text:p>
              </table:table-cell>
              <table:table-cell office:value-type="float" office:value="0.770107">
                <text:p>0.7701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58518">
                <text:p>0.58518</text:p>
              </table:table-cell>
              <table:table-cell office:value-type="float" office:value="0.770941">
                <text:p>0.7709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567912">
                <text:p>0.567912</text:p>
              </table:table-cell>
              <table:table-cell office:value-type="float" office:value="0.769021">
                <text:p>0.7690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575934">
                <text:p>0.575934</text:p>
              </table:table-cell>
              <table:table-cell office:value-type="float" office:value="0.765675">
                <text:p>0.7656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571007">
                <text:p>0.571007</text:p>
              </table:table-cell>
              <table:table-cell office:value-type="float" office:value="0.792816">
                <text:p>0.7928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90375">
                <text:p>0.590375</text:p>
              </table:table-cell>
              <table:table-cell office:value-type="float" office:value="0.791271">
                <text:p>0.7912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561428">
                <text:p>0.561428</text:p>
              </table:table-cell>
              <table:table-cell office:value-type="float" office:value="0.786579">
                <text:p>0.7865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556575">
                <text:p>0.556575</text:p>
              </table:table-cell>
              <table:table-cell office:value-type="float" office:value="0.783913">
                <text:p>0.7839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586721">
                <text:p>0.586721</text:p>
              </table:table-cell>
              <table:table-cell office:value-type="float" office:value="0.781933">
                <text:p>0.7819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561106">
                <text:p>0.561106</text:p>
              </table:table-cell>
              <table:table-cell office:value-type="float" office:value="0.795972">
                <text:p>0.7959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588578">
                <text:p>0.588578</text:p>
              </table:table-cell>
              <table:table-cell office:value-type="float" office:value="0.792374">
                <text:p>0.7923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570068">
                <text:p>0.570068</text:p>
              </table:table-cell>
              <table:table-cell office:value-type="float" office:value="0.790001">
                <text:p>0.7900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559791">
                <text:p>0.559791</text:p>
              </table:table-cell>
              <table:table-cell office:value-type="float" office:value="0.791091">
                <text:p>0.7910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557286">
                <text:p>0.557286</text:p>
              </table:table-cell>
              <table:table-cell office:value-type="float" office:value="0.784159">
                <text:p>0.7841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562068">
                <text:p>0.562068</text:p>
              </table:table-cell>
              <table:table-cell office:value-type="float" office:value="0.79283">
                <text:p>0.792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572869">
                <text:p>0.572869</text:p>
              </table:table-cell>
              <table:table-cell office:value-type="float" office:value="0.812032">
                <text:p>0.8120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571392">
                <text:p>0.571392</text:p>
              </table:table-cell>
              <table:table-cell office:value-type="float" office:value="0.806879">
                <text:p>0.8068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569598">
                <text:p>0.569598</text:p>
              </table:table-cell>
              <table:table-cell office:value-type="float" office:value="0.803072">
                <text:p>0.8030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557937">
                <text:p>0.557937</text:p>
              </table:table-cell>
              <table:table-cell office:value-type="float" office:value="0.793728">
                <text:p>0.7937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547419">
                <text:p>0.547419</text:p>
              </table:table-cell>
              <table:table-cell office:value-type="float" office:value="0.793816">
                <text:p>0.7938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571629">
                <text:p>0.571629</text:p>
              </table:table-cell>
              <table:table-cell office:value-type="float" office:value="0.828198">
                <text:p>0.8281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579507">
                <text:p>0.579507</text:p>
              </table:table-cell>
              <table:table-cell office:value-type="float" office:value="0.821879">
                <text:p>0.8218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572916">
                <text:p>0.572916</text:p>
              </table:table-cell>
              <table:table-cell office:value-type="float" office:value="0.810685">
                <text:p>0.8106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566906">
                <text:p>0.566906</text:p>
              </table:table-cell>
              <table:table-cell office:value-type="float" office:value="0.802497">
                <text:p>0.8024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574479">
                <text:p>0.574479</text:p>
              </table:table-cell>
              <table:table-cell office:value-type="float" office:value="0.816424">
                <text:p>0.8164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554699">
                <text:p>0.554699</text:p>
              </table:table-cell>
              <table:table-cell office:value-type="float" office:value="0.810275">
                <text:p>0.8102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560964">
                <text:p>0.560964</text:p>
              </table:table-cell>
              <table:table-cell office:value-type="float" office:value="0.814173">
                <text:p>0.8141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547437">
                <text:p>0.547437</text:p>
              </table:table-cell>
              <table:table-cell office:value-type="float" office:value="0.817166">
                <text:p>0.8171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551115">
                <text:p>0.551115</text:p>
              </table:table-cell>
              <table:table-cell office:value-type="float" office:value="0.821132">
                <text:p>0.8211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44728">
                <text:p>0.644728</text:p>
              </table:table-cell>
              <table:table-cell office:value-type="float" office:value="0.813551">
                <text:p>0.8135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567025">
                <text:p>0.567025</text:p>
              </table:table-cell>
              <table:table-cell office:value-type="float" office:value="0.814275">
                <text:p>0.8142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555992">
                <text:p>0.555992</text:p>
              </table:table-cell>
              <table:table-cell office:value-type="float" office:value="0.813835">
                <text:p>0.8138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555353">
                <text:p>0.555353</text:p>
              </table:table-cell>
              <table:table-cell office:value-type="float" office:value="0.824098">
                <text:p>0.8240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538986">
                <text:p>0.538986</text:p>
              </table:table-cell>
              <table:table-cell office:value-type="float" office:value="0.823895">
                <text:p>0.8238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564346">
                <text:p>0.564346</text:p>
              </table:table-cell>
              <table:table-cell office:value-type="float" office:value="0.823923">
                <text:p>0.8239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546306">
                <text:p>0.546306</text:p>
              </table:table-cell>
              <table:table-cell office:value-type="float" office:value="0.816831">
                <text:p>0.8168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542912">
                <text:p>0.542912</text:p>
              </table:table-cell>
              <table:table-cell office:value-type="float" office:value="0.811054">
                <text:p>0.8110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526865">
                <text:p>0.526865</text:p>
              </table:table-cell>
              <table:table-cell office:value-type="float" office:value="0.811687">
                <text:p>0.8116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548851">
                <text:p>0.548851</text:p>
              </table:table-cell>
              <table:table-cell office:value-type="float" office:value="0.818091">
                <text:p>0.8180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545053">
                <text:p>0.545053</text:p>
              </table:table-cell>
              <table:table-cell office:value-type="float" office:value="0.813005">
                <text:p>0.8130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534597">
                <text:p>0.534597</text:p>
              </table:table-cell>
              <table:table-cell office:value-type="float" office:value="0.817651">
                <text:p>0.8176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52609">
                <text:p>0.52609</text:p>
              </table:table-cell>
              <table:table-cell office:value-type="float" office:value="0.814953">
                <text:p>0.8149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520329">
                <text:p>0.520329</text:p>
              </table:table-cell>
              <table:table-cell office:value-type="float" office:value="0.815267">
                <text:p>0.8152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535975">
                <text:p>0.535975</text:p>
              </table:table-cell>
              <table:table-cell office:value-type="float" office:value="0.815576">
                <text:p>0.8155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52481">
                <text:p>0.52481</text:p>
              </table:table-cell>
              <table:table-cell office:value-type="float" office:value="0.80884">
                <text:p>0.808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518276">
                <text:p>0.518276</text:p>
              </table:table-cell>
              <table:table-cell office:value-type="float" office:value="0.831419">
                <text:p>0.8314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538004">
                <text:p>0.538004</text:p>
              </table:table-cell>
              <table:table-cell office:value-type="float" office:value="0.829539">
                <text:p>0.8295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527288">
                <text:p>0.527288</text:p>
              </table:table-cell>
              <table:table-cell office:value-type="float" office:value="0.822371">
                <text:p>0.8223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526603">
                <text:p>0.526603</text:p>
              </table:table-cell>
              <table:table-cell office:value-type="float" office:value="0.823051">
                <text:p>0.8230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530845">
                <text:p>0.530845</text:p>
              </table:table-cell>
              <table:table-cell office:value-type="float" office:value="0.822694">
                <text:p>0.8226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524394">
                <text:p>0.524394</text:p>
              </table:table-cell>
              <table:table-cell office:value-type="float" office:value="0.821335">
                <text:p>0.8213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517297">
                <text:p>0.517297</text:p>
              </table:table-cell>
              <table:table-cell office:value-type="float" office:value="0.822589">
                <text:p>0.8225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03925">
                <text:p>0.603925</text:p>
              </table:table-cell>
              <table:table-cell office:value-type="float" office:value="0.817722">
                <text:p>0.8177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520161">
                <text:p>0.520161</text:p>
              </table:table-cell>
              <table:table-cell office:value-type="float" office:value="0.821594">
                <text:p>0.8215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498247">
                <text:p>0.498247</text:p>
              </table:table-cell>
              <table:table-cell office:value-type="float" office:value="0.828789">
                <text:p>0.8287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512395">
                <text:p>0.512395</text:p>
              </table:table-cell>
              <table:table-cell office:value-type="float" office:value="0.829333">
                <text:p>0.829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520787">
                <text:p>0.520787</text:p>
              </table:table-cell>
              <table:table-cell office:value-type="float" office:value="0.823884">
                <text:p>0.8238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512655">
                <text:p>0.512655</text:p>
              </table:table-cell>
              <table:table-cell office:value-type="float" office:value="0.824721">
                <text:p>0.8247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516296">
                <text:p>0.516296</text:p>
              </table:table-cell>
              <table:table-cell office:value-type="float" office:value="0.819795">
                <text:p>0.8197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526743">
                <text:p>0.526743</text:p>
              </table:table-cell>
              <table:table-cell office:value-type="float" office:value="0.82114">
                <text:p>0.821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504083">
                <text:p>0.504083</text:p>
              </table:table-cell>
              <table:table-cell office:value-type="float" office:value="0.824104">
                <text:p>0.8241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519286">
                <text:p>0.519286</text:p>
              </table:table-cell>
              <table:table-cell office:value-type="float" office:value="0.820005">
                <text:p>0.8200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522545">
                <text:p>0.522545</text:p>
              </table:table-cell>
              <table:table-cell office:value-type="float" office:value="0.819215">
                <text:p>0.8192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499105">
                <text:p>0.499105</text:p>
              </table:table-cell>
              <table:table-cell office:value-type="float" office:value="0.81383">
                <text:p>0.813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496755">
                <text:p>0.496755</text:p>
              </table:table-cell>
              <table:table-cell office:value-type="float" office:value="0.816037">
                <text:p>0.8160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504644">
                <text:p>0.504644</text:p>
              </table:table-cell>
              <table:table-cell office:value-type="float" office:value="0.812402">
                <text:p>0.8124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575562">
                <text:p>0.575562</text:p>
              </table:table-cell>
              <table:table-cell office:value-type="float" office:value="0.811085">
                <text:p>0.8110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51056">
                <text:p>0.51056</text:p>
              </table:table-cell>
              <table:table-cell office:value-type="float" office:value="0.808782">
                <text:p>0.8087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510622">
                <text:p>0.510622</text:p>
              </table:table-cell>
              <table:table-cell office:value-type="float" office:value="0.809602">
                <text:p>0.8096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499163">
                <text:p>0.499163</text:p>
              </table:table-cell>
              <table:table-cell office:value-type="float" office:value="0.81319">
                <text:p>0.813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51341">
                <text:p>0.51341</text:p>
              </table:table-cell>
              <table:table-cell office:value-type="float" office:value="0.811178">
                <text:p>0.8111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96cm" svg:y="0.316cm" chart:style-name="ch2">
          <text:p>Facebook graph</text:p>
        </chart:title>
        <chart:legend chart:legend-position="end" svg:x="13.424cm" svg:y="3.913cm" style:legend-expansion="high" chart:style-name="ch3"/>
        <chart:plot-area chart:style-name="ch4" table:cell-range-address="Sheet1.A2:Sheet1.A201 Sheet1.F1:Sheet1.G201" chart:data-source-has-labels="row" svg:x="1.34cm" svg:y="1.303cm" svg:width="11.764cm" svg:height="6.527cm">
          <chartooo:coordinate-region svg:x="2.425cm" svg:y="1.522cm" svg:width="10.364cm" svg:height="5.622cm"/>
          <chart:axis chart:dimension="x" chart:name="primary-x" chart:style-name="ch5">
            <chart:title svg:x="6.549cm" svg:y="8.011cm" chart:style-name="ch6">
              <text:p>Batch ID</text:p>
            </chart:title>
          </chart:axis>
          <chart:axis chart:dimension="y" chart:name="primary-y" chart:style-name="ch5">
            <chart:title svg:x="0.487cm" svg:y="4.963cm" chart:style-name="ch7">
              <text:p>SOC</text:p>
            </chart:title>
            <chart:grid chart:style-name="ch8" chart:class="major"/>
          </chart:axis>
          <chart:series chart:style-name="ch9" chart:values-cell-range-address="Sheet1.F2:Sheet1.F201" chart:label-cell-address="Sheet1.F1:Sheet1.F1" chart:class="chart:scatter">
            <chart:domain table:cell-range-address="Sheet1.A2:Sheet1.A201"/>
            <chart:data-point chart:repeated="200"/>
          </chart:series>
          <chart:series chart:style-name="ch10" chart:values-cell-range-address="Sheet1.G2:Sheet1.G201" chart:label-cell-address="Sheet1.G1:Sheet1.G1" chart:class="chart:scatter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OC(s)</text:p>
                <draw:g>
                  <svg:desc>Sheet1.F1:Sheet1.F1</svg:desc>
                </draw:g>
              </table:table-cell>
              <table:table-cell office:value-type="string">
                <text:p>SOC(d)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01</svg:desc>
                </draw:g>
              </table:table-cell>
              <table:table-cell office:value-type="float" office:value="1364">
                <text:p>1364</text:p>
                <draw:g>
                  <svg:desc>Sheet1.F2:Sheet1.F201</svg:desc>
                </draw:g>
              </table:table-cell>
              <table:table-cell office:value-type="float" office:value="1465">
                <text:p>1465</text:p>
                <draw:g>
                  <svg:desc>Sheet1.G2:Sheet1.G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33">
                <text:p>1633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215">
                <text:p>2215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208">
                <text:p>2208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243">
                <text:p>2243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705">
                <text:p>1705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738">
                <text:p>1738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828">
                <text:p>1828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780">
                <text:p>1780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81">
                <text:p>1781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626">
                <text:p>1626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602">
                <text:p>1602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16">
                <text:p>616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81">
                <text:p>1381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037">
                <text:p>2037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202">
                <text:p>2202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005">
                <text:p>2005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393">
                <text:p>1393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105">
                <text:p>2105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71">
                <text:p>2171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50">
                <text:p>2150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75">
                <text:p>2175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21">
                <text:p>721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130">
                <text:p>2130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204">
                <text:p>2204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15">
                <text:p>715</text:p>
              </table:table-cell>
              <table:table-cell office:value-type="float" office:value="3402">
                <text:p>34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182">
                <text:p>2182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197">
                <text:p>2197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167">
                <text:p>2167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926">
                <text:p>1926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755">
                <text:p>1755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163">
                <text:p>2163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072">
                <text:p>2072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138">
                <text:p>2138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164">
                <text:p>2164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873">
                <text:p>1873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868">
                <text:p>1868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804">
                <text:p>1804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798">
                <text:p>1798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743">
                <text:p>1743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588">
                <text:p>1588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849">
                <text:p>1849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946">
                <text:p>1946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302">
                <text:p>2302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142">
                <text:p>2142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287">
                <text:p>2287</text:p>
              </table:table-cell>
              <table:table-cell office:value-type="float" office:value="2524">
                <text:p>25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292">
                <text:p>2292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250">
                <text:p>2250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000">
                <text:p>2000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038">
                <text:p>2038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183">
                <text:p>2183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161">
                <text:p>2161</text:p>
              </table:table-cell>
              <table:table-cell office:value-type="float" office:value="2332">
                <text:p>23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901">
                <text:p>1901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912">
                <text:p>1912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153">
                <text:p>215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051">
                <text:p>2051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008">
                <text:p>2008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162">
                <text:p>216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013">
                <text:p>2013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879">
                <text:p>1879</text:p>
              </table:table-cell>
              <table:table-cell office:value-type="float" office:value="1963">
                <text:p>19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183">
                <text:p>2183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292">
                <text:p>2292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128">
                <text:p>2128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178">
                <text:p>2178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110">
                <text:p>2110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316">
                <text:p>2316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258">
                <text:p>2258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074">
                <text:p>2074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292">
                <text:p>2292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138">
                <text:p>2138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993">
                <text:p>1993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978">
                <text:p>1978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002">
                <text:p>2002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376">
                <text:p>2376</text:p>
              </table:table-cell>
              <table:table-cell office:value-type="float" office:value="2941">
                <text:p>29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016">
                <text:p>2016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164">
                <text:p>2164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7">
                <text:p>777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685">
                <text:p>685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057">
                <text:p>2057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020">
                <text:p>2020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084">
                <text:p>2084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162">
                <text:p>2162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004">
                <text:p>2004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039">
                <text:p>2039</text:p>
              </table:table-cell>
              <table:table-cell office:value-type="float" office:value="2429">
                <text:p>24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118">
                <text:p>2118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284">
                <text:p>2284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789">
                <text:p>1789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632">
                <text:p>1632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660">
                <text:p>1660</text:p>
              </table:table-cell>
              <table:table-cell office:value-type="float" office:value="2206">
                <text:p>22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105">
                <text:p>2105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313">
                <text:p>2313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245">
                <text:p>2245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269">
                <text:p>2269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130">
                <text:p>2130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233">
                <text:p>2233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566">
                <text:p>1566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580">
                <text:p>1580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967">
                <text:p>1967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576">
                <text:p>1576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801">
                <text:p>1801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165">
                <text:p>2165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008">
                <text:p>200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587">
                <text:p>1587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921">
                <text:p>1921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969">
                <text:p>1969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970">
                <text:p>1970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969">
                <text:p>1969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922">
                <text:p>1922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837">
                <text:p>1837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880">
                <text:p>1880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907">
                <text:p>1907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754">
                <text:p>1754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832">
                <text:p>1832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909">
                <text:p>1909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171">
                <text:p>2171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426">
                <text:p>2426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561">
                <text:p>1561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181">
                <text:p>2181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324">
                <text:p>2324</text:p>
              </table:table-cell>
              <table:table-cell office:value-type="float" office:value="2651">
                <text:p>26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295">
                <text:p>2295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341">
                <text:p>2341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017">
                <text:p>2017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257">
                <text:p>2257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71">
                <text:p>771</text:p>
              </table:table-cell>
              <table:table-cell office:value-type="float" office:value="3166">
                <text:p>31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267">
                <text:p>2267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404">
                <text:p>2404</text:p>
              </table:table-cell>
              <table:table-cell office:value-type="float" office:value="3351">
                <text:p>33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111">
                <text:p>2111</text:p>
              </table:table-cell>
              <table:table-cell office:value-type="float" office:value="2579">
                <text:p>25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422">
                <text:p>2422</text:p>
              </table:table-cell>
              <table:table-cell office:value-type="float" office:value="2631">
                <text:p>26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433">
                <text:p>2433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171">
                <text:p>2171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086">
                <text:p>2086</text:p>
              </table:table-cell>
              <table:table-cell office:value-type="float" office:value="3153">
                <text:p>31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055">
                <text:p>2055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692">
                <text:p>1692</text:p>
              </table:table-cell>
              <table:table-cell office:value-type="float" office:value="2672">
                <text:p>26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277">
                <text:p>2277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445">
                <text:p>2445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448">
                <text:p>2448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398">
                <text:p>2398</text:p>
              </table:table-cell>
              <table:table-cell office:value-type="float" office:value="3027">
                <text:p>30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298">
                <text:p>2298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325">
                <text:p>2325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291">
                <text:p>2291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292">
                <text:p>2292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386">
                <text:p>2386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791">
                <text:p>791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225">
                <text:p>2225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221">
                <text:p>2221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347">
                <text:p>2347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274">
                <text:p>2274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816">
                <text:p>816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102">
                <text:p>2102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07">
                <text:p>1507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968">
                <text:p>1968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486">
                <text:p>2486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818">
                <text:p>818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046">
                <text:p>2046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411">
                <text:p>2411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291">
                <text:p>2291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348">
                <text:p>2348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168">
                <text:p>2168</text:p>
              </table:table-cell>
              <table:table-cell office:value-type="float" office:value="2757">
                <text:p>27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471">
                <text:p>2471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363">
                <text:p>2363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416">
                <text:p>2416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258">
                <text:p>2258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307">
                <text:p>2307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396">
                <text:p>2396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354">
                <text:p>2354</text:p>
              </table:table-cell>
              <table:table-cell office:value-type="float" office:value="3228">
                <text:p>32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103">
                <text:p>2103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252">
                <text:p>2252</text:p>
              </table:table-cell>
              <table:table-cell office:value-type="float" office:value="2688">
                <text:p>26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300">
                <text:p>2300</text:p>
              </table:table-cell>
              <table:table-cell office:value-type="float" office:value="2923">
                <text:p>29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134">
                <text:p>2134</text:p>
              </table:table-cell>
              <table:table-cell office:value-type="float" office:value="3118">
                <text:p>31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358">
                <text:p>2358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248">
                <text:p>2248</text:p>
              </table:table-cell>
              <table:table-cell office:value-type="float" office:value="2733">
                <text:p>27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193">
                <text:p>2193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296">
                <text:p>2296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897">
                <text:p>1897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892">
                <text:p>1892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514">
                <text:p>2514</text:p>
              </table:table-cell>
              <table:table-cell office:value-type="float" office:value="3006">
                <text:p>30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263">
                <text:p>2263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307">
                <text:p>2307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464">
                <text:p>2464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441">
                <text:p>2441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138">
                <text:p>2138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018">
                <text:p>2018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319">
                <text:p>2319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308">
                <text:p>2308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463">
                <text:p>2463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477">
                <text:p>2477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353">
                <text:p>2353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492">
                <text:p>2492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602">
                <text:p>2602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335">
                <text:p>2335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451">
                <text:p>2451</text:p>
              </table:table-cell>
              <table:table-cell office:value-type="float" office:value="3012">
                <text:p>30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673">
                <text:p>1673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849">
                <text:p>849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047">
                <text:p>2047</text:p>
              </table:table-cell>
              <table:table-cell office:value-type="float" office:value="3349">
                <text:p>33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597">
                <text:p>597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878">
                <text:p>878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759">
                <text:p>759</text:p>
              </table:table-cell>
              <table:table-cell office:value-type="float" office:value="3059">
                <text:p>30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266">
                <text:p>2266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298">
                <text:p>2298</text:p>
              </table:table-cell>
              <table:table-cell office:value-type="float" office:value="2751">
                <text:p>27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